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toolbar_3be2.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MeasurementsDlg.xml"/>
  <manifest:file-entry manifest:media-type="text/xml" manifest:full-path="Dialogs/Standard/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font-variant="normal" fo:text-transform="none" fo:color="#000001" style:font-name="Times New Roman" fo:font-size="12pt" fo:letter-spacing="normal" fo:font-style="normal" fo:font-weight="normal" fo:background-color="transparent" style:font-size-asian="12pt" style:font-size-complex="12pt" style:text-scale="100%"/>
    </style:style>
    <style:style style:name="P2" style:family="paragraph" style:parent-style-name="Text_20_body">
      <style:paragraph-properties fo:margin-left="0in" fo:margin-right="0in" fo:text-indent="0in" style:auto-text-indent="false"/>
      <style:text-properties fo:font-variant="normal" fo:text-transform="none" fo:color="#000000" style:font-name="Arial" fo:font-size="12pt" fo:letter-spacing="normal" fo:font-style="normal" fo:font-weight="normal" fo:background-color="transparent" style:font-size-asian="12pt" style:font-size-complex="12pt" style:text-scale="100%"/>
    </style:style>
    <style:style style:name="P3" style:family="paragraph" style:parent-style-name="Text_20_body">
      <style:paragraph-properties fo:margin-left="0in" fo:margin-right="0in" fo:text-indent="0in" style:auto-text-indent="false"/>
      <style:text-properties fo:font-variant="normal" fo:text-transform="none" fo:color="#000000" style:font-name="Arial" fo:font-size="12pt" fo:letter-spacing="normal" fo:font-style="normal" fo:font-weight="normal" style:font-size-asian="12pt" style:font-size-complex="12pt" style:text-scale="100%"/>
    </style:style>
    <style:style style:name="P4" style:family="paragraph" style:parent-style-name="Text_20_body">
      <style:paragraph-properties fo:margin-left="0in" fo:margin-right="0in" fo:text-indent="0in" style:auto-text-indent="false" fo:break-before="column"/>
      <style:text-properties fo:font-variant="normal" fo:text-transform="none" fo:color="#000000" style:font-name="Arial" fo:font-size="12pt" fo:letter-spacing="normal" fo:font-style="normal" fo:font-weight="normal" style:font-size-asian="12pt" style:font-size-complex="12pt" style:text-scale="100%"/>
    </style:style>
    <style:style style:name="P5" style:family="paragraph" style:parent-style-name="Quotations" style:master-page-name="">
      <style:paragraph-properties fo:margin-left="0.5102in" fo:margin-right="0in" fo:margin-top="0in" fo:margin-bottom="0.1965in" fo:text-indent="0in" style:auto-text-indent="false" style:page-number="auto"/>
      <style:text-properties fo:font-variant="normal" fo:text-transform="none" fo:color="#000000" style:font-name="Arial" fo:font-size="12pt" fo:letter-spacing="normal" fo:font-style="normal" fo:font-weight="normal" style:font-size-asian="12pt" style:font-size-complex="12pt" style:text-scale="100%"/>
    </style:style>
    <style:style style:name="P6" style:family="paragraph" style:parent-style-name="Quotations">
      <style:paragraph-properties fo:margin-left="0.5102in" fo:margin-right="0in" fo:margin-top="0in" fo:margin-bottom="0.1965in" fo:text-indent="0in" style:auto-text-indent="false"/>
      <style:text-properties fo:font-variant="normal" fo:text-transform="none" fo:color="#000000" style:font-name="Arial" fo:font-size="12pt" fo:letter-spacing="normal" fo:font-style="normal" fo:font-weight="normal" style:font-size-asian="12pt" style:font-size-complex="12pt" style:text-scale="100%"/>
    </style:style>
    <style:style style:name="T1" style:family="text">
      <style:text-properties fo:color="#000001"/>
    </style:style>
    <style:style style:name="T2" style:family="text">
      <style:text-properties fo:color="#000001" style:text-scale="95%"/>
    </style:style>
    <style:style style:name="T3" style:family="text">
      <style:text-properties fo:color="#000001" style:text-scale="107%"/>
    </style:style>
    <style:style style:name="T4" style:family="text">
      <style:text-properties fo:color="#000001" style:text-scale="94%"/>
    </style:style>
    <style:style style:name="T5" style:family="text">
      <style:text-properties fo:color="#000001" fo:background-color="#ff0000" style:text-scale="95%"/>
    </style:style>
    <style:style style:name="T6" style:family="text">
      <style:text-properties fo:color="#000001" fo:background-color="#00ff00" style:text-scale="107%"/>
    </style:style>
    <style:style style:name="T7" style:family="text">
      <style:text-properties fo:color="#000002"/>
    </style:style>
    <style:style style:name="T8" style:family="text">
      <style:text-properties fo:color="#000002" style:text-scale="107%"/>
    </style:style>
    <style:style style:name="T9" style:family="text">
      <style:text-properties fo:color="#000002" style:text-scale="95%"/>
    </style:style>
    <style:style style:name="T10" style:family="text">
      <style:text-properties fo:color="#000002" style:text-scale="94%"/>
    </style:style>
    <style:style style:name="T11" style:family="text">
      <style:text-properties fo:color="#000002" fo:background-color="#ffff00"/>
    </style:style>
    <style:style style:name="T12" style:family="text">
      <style:text-properties style:text-scale="94%"/>
    </style:style>
    <style:style style:name="T13" style:family="text">
      <style:text-properties style:text-scale="95%"/>
    </style:style>
    <style:style style:name="T14" style:family="text">
      <style:text-properties style:text-scale="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text:span text:style-name="T2">h</text:span><text:span text:style-name="T8">e</text:span>n<text:span text:style-name="T1"> </text:span><text:span text:style-name="T7">i</text:span>n<text:span text:style-name="T1"> </text:span><text:span text:style-name="T7">t</text:span><text:span text:style-name="T13">h</text:span><text:span text:style-name="T3">e</text:span><text:span text:style-name="T7"> </text:span>C<text:span text:style-name="T2">o</text:span><text:span text:style-name="T8">u</text:span>r<text:span text:style-name="T4">s</text:span><text:span text:style-name="T8">e</text:span> <text:span text:style-name="T1">o</text:span><text:span text:style-name="T7">f</text:span> <text:span text:style-name="T2">h</text:span><text:span text:style-name="T8">u</text:span>m<text:span text:style-name="T2">a</text:span><text:span text:style-name="T8">n</text:span> <text:span text:style-name="T2">e</text:span><text:span text:style-name="T8">v</text:span><text:span text:style-name="T13">e</text:span><text:span text:style-name="T3">n</text:span><text:span text:style-name="T7">t</text:span>s<text:span text:style-name="T1">,</text:span><text:span text:style-name="T7"> </text:span>i<text:span text:style-name="T1">t</text:span><text:span text:style-name="T7"> </text:span><text:span text:style-name="T13">b</text:span><text:span text:style-name="T3">e</text:span><text:span text:style-name="T10">c</text:span><text:span text:style-name="T14">o</text:span><text:span text:style-name="T1">m</text:span><text:span text:style-name="T9">e</text:span><text:span text:style-name="T14">s</text:span><text:span text:style-name="T1"> </text:span><text:span text:style-name="T9">n</text:span><text:span text:style-name="T14">e</text:span><text:span text:style-name="T4">c</text:span><text:span text:style-name="T8">e</text:span><text:span text:style-name="T12">s</text:span><text:span text:style-name="T3">s</text:span><text:span text:style-name="T9">a</text:span>r<text:span text:style-name="T3">y</text:span><text:span text:style-name="T7"> </text:span>f<text:span text:style-name="T1">o</text:span><text:span text:style-name="T7">r</text:span> <text:span text:style-name="T2">o</text:span><text:span text:style-name="T8">n</text:span>e<text:span text:style-name="T1"> </text:span><text:span text:style-name="T9">p</text:span><text:span text:style-name="T14">e</text:span><text:span text:style-name="T2">o</text:span><text:span text:style-name="T8">p</text:span>l<text:span text:style-name="T1">e</text:span><text:span text:style-name="T7"> </text:span>t<text:span text:style-name="T1">o</text:span><text:span text:style-name="T7"> </text:span><text:span text:style-name="T13">d</text:span><text:span text:style-name="T1">i</text:span><text:span text:style-name="T8">s</text:span><text:span text:style-name="T12">s</text:span><text:span text:style-name="T3">o</text:span><text:span text:style-name="T7">l</text:span><text:span text:style-name="T12">v</text:span><text:span text:style-name="T3">e</text:span><text:span text:style-name="T7"> </text:span>t<text:span text:style-name="T2">h</text:span><text:span text:style-name="T8">e</text:span> <text:span text:style-name="T2">p</text:span><text:span text:style-name="T8">o</text:span>l<text:span text:style-name="T1">i</text:span><text:span text:style-name="T7">t</text:span>i<text:span text:style-name="T4">c</text:span><text:span text:style-name="T8">a</text:span>l<text:span text:style-name="T1"> </text:span><text:span text:style-name="T9">b</text:span><text:span text:style-name="T14">a</text:span><text:span text:style-name="T2">n</text:span><text:span text:style-name="T8">d</text:span>s<text:span text:style-name="T1"> </text:span><text:span text:style-name="T7">w</text:span><text:span text:style-name="T13">h</text:span><text:span text:style-name="T1">i</text:span><text:span text:style-name="T8">c</text:span>h<text:span text:style-name="T1"> </text:span><text:span text:style-name="T9">h</text:span><text:span text:style-name="T14">a</text:span><text:span text:style-name="T4">v</text:span><text:span text:style-name="T8">e</text:span> <text:span text:style-name="T4">c</text:span><text:span text:style-name="T8">o</text:span><text:span text:style-name="T13">n</text:span><text:span text:style-name="T3">n</text:span><text:span text:style-name="T9">e</text:span><text:span text:style-name="T14">c</text:span><text:span text:style-name="T1">t</text:span><text:span text:style-name="T9">e</text:span><text:span text:style-name="T14">d</text:span><text:span text:style-name="T1"> </text:span><text:span text:style-name="T7">t</text:span><text:span text:style-name="T13">h</text:span><text:span text:style-name="T3">e</text:span><text:span text:style-name="T7">m</text:span> <text:span text:style-name="T1">w</text:span><text:span text:style-name="T7">i</text:span>t<text:span text:style-name="T1">h</text:span><text:span text:style-name="T7"> </text:span><text:span text:style-name="T13">a</text:span><text:span text:style-name="T3">n</text:span><text:span text:style-name="T9">o</text:span>t<text:span text:style-name="T3">h</text:span><text:span text:style-name="T7">e</text:span>r<text:span text:style-name="T1">,</text:span><text:span text:style-name="T7"> </text:span><text:span text:style-name="T13">a</text:span><text:span text:style-name="T3">n</text:span><text:span text:style-name="T7">d</text:span> <text:span text:style-name="T1">t</text:span><text:span text:style-name="T7">o</text:span> <text:span text:style-name="T2">a</text:span><text:span text:style-name="T8">s</text:span><text:span text:style-name="T12">s</text:span><text:span text:style-name="T3">u</text:span><text:span text:style-name="T7">m</text:span>e<text:span text:style-name="T1"> </text:span><text:span text:style-name="T9">a</text:span>m<text:span text:style-name="T3">o</text:span><text:span text:style-name="T9">n</text:span><text:span text:style-name="T14">g</text:span><text:span text:style-name="T1"> </text:span><text:span text:style-name="T7">t</text:span><text:span text:style-name="T13">h</text:span><text:span text:style-name="T3">e</text:span><text:span text:style-name="T7"> </text:span><text:span text:style-name="T13">p</text:span><text:span text:style-name="T3">o</text:span><text:span text:style-name="T7">w</text:span><text:span text:style-name="T13">e</text:span><text:span text:style-name="T1">r</text:span><text:span text:style-name="T8">s</text:span> <text:span text:style-name="T1">o</text:span><text:span text:style-name="T7">f</text:span> <text:span text:style-name="T1">t</text:span><text:span text:style-name="T9">h</text:span><text:span text:style-name="T14">e</text:span><text:span text:style-name="T1"> </text:span><text:span text:style-name="T9">e</text:span><text:span text:style-name="T14">a</text:span><text:span text:style-name="T1">r</text:span><text:span text:style-name="T7">t</text:span>h<text:span text:style-name="T1">,</text:span><text:span text:style-name="T7"> </text:span>t<text:span text:style-name="T2">h</text:span><text:span text:style-name="T8">e</text:span> <text:span text:style-name="T4">s</text:span><text:span text:style-name="T8">e</text:span><text:span text:style-name="T13">p</text:span><text:span text:style-name="T3">a</text:span><text:span text:style-name="T7">r</text:span><text:span text:style-name="T13">a</text:span><text:span text:style-name="T1">t</text:span><text:span text:style-name="T8">e</text:span> <text:span text:style-name="T2">a</text:span><text:span text:style-name="T8">n</text:span>d<text:span text:style-name="T1"> </text:span><text:span text:style-name="T9">e</text:span><text:span text:style-name="T14">q</text:span><text:span text:style-name="T2">u</text:span><text:span text:style-name="T8">a</text:span>l<text:span text:style-name="T1"> </text:span><text:span text:style-name="T10">s</text:span>t<text:span text:style-name="T3">a</text:span><text:span text:style-name="T7">t</text:span>i<text:span text:style-name="T2">o</text:span><text:span text:style-name="T8">n</text:span> <text:span text:style-name="T1">t</text:span><text:span text:style-name="T7">o</text:span> <text:span text:style-name="T1">w</text:span><text:span text:style-name="T9">h</text:span>i<text:span text:style-name="T3">c</text:span><text:span text:style-name="T7">h</text:span> <text:span text:style-name="T1">t</text:span><text:span text:style-name="T9">h</text:span><text:span text:style-name="T14">e</text:span><text:span text:style-name="T1"> </text:span><text:span text:style-name="T7">L</text:span><text:span text:style-name="T13">a</text:span><text:span text:style-name="T1">w</text:span><text:span text:style-name="T8">s</text:span> <text:span text:style-name="T1">o</text:span><text:span text:style-name="T7">f</text:span> <text:span text:style-name="T1">N</text:span><text:span text:style-name="T9">a</text:span>t<text:span text:style-name="T3">u</text:span><text:span text:style-name="T7">r</text:span>e<text:span text:style-name="T1"> </text:span><text:span text:style-name="T9">a</text:span><text:span text:style-name="T14">n</text:span><text:span text:style-name="T1">d</text:span><text:span text:style-name="T7"> </text:span>o<text:span text:style-name="T1">f</text:span><text:span text:style-name="T7"> </text:span>N<text:span text:style-name="T2">a</text:span><text:span text:style-name="T7">t</text:span><text:span text:style-name="T14">u</text:span><text:span text:style-name="T1">r</text:span><text:span text:style-name="T9">e</text:span>'<text:span text:style-name="T3">s</text:span><text:span text:style-name="T7"> </text:span>G<text:span text:style-name="T2">o</text:span><text:span text:style-name="T8">d</text:span> <text:span text:style-name="T2">e</text:span><text:span text:style-name="T8">n</text:span>t<text:span text:style-name="T1">i</text:span><text:span text:style-name="T7">t</text:span>l<text:span text:style-name="T1">e</text:span><text:span text:style-name="T7"> </text:span>t<text:span text:style-name="T2">h</text:span><text:span text:style-name="T8">e</text:span>m<text:span text:style-name="T1">,</text:span><text:span text:style-name="T7"> </text:span>a<text:span text:style-name="T1"> </text:span><text:span text:style-name="T9">d</text:span><text:span text:style-name="T14">e</text:span><text:span text:style-name="T4">c</text:span><text:span text:style-name="T8">e</text:span>n<text:span text:style-name="T1">t</text:span><text:span text:style-name="T7"> </text:span>r<text:span text:style-name="T2">e</text:span><text:span text:style-name="T8">s</text:span><text:span text:style-name="T13">p</text:span><text:span text:style-name="T3">e</text:span><text:span text:style-name="T7">c</text:span>t<text:span text:style-name="T1"> </text:span><text:span text:style-name="T7">t</text:span>o<text:span text:style-name="T1"> </text:span><text:span text:style-name="T7">t</text:span><text:span text:style-name="T13">h</text:span><text:span text:style-name="T3">e</text:span><text:span text:style-name="T7"> </text:span><text:span text:style-name="T13">o</text:span><text:span text:style-name="T3">p</text:span><text:span text:style-name="T7">i</text:span><text:span text:style-name="T13">n</text:span><text:span text:style-name="T1">i</text:span><text:span text:style-name="T8">o</text:span><text:span text:style-name="T13">n</text:span><text:span text:style-name="T3">s</text:span><text:span text:style-name="T7"> </text:span>o<text:span text:style-name="T1">f</text:span><text:span text:style-name="T7"> </text:span>m<text:span text:style-name="T2">a</text:span><text:span text:style-name="T8">n</text:span><text:span text:style-name="T12">k</text:span><text:span text:style-name="T1">i</text:span><text:span text:style-name="T8">n</text:span>d<text:span text:style-name="T1"> </text:span><text:span text:style-name="T7">r</text:span><text:span text:style-name="T13">e</text:span><text:span text:style-name="T3">q</text:span><text:span text:style-name="T9">u</text:span>i<text:span text:style-name="T1">r</text:span><text:span text:style-name="T8">e</text:span>s<text:span text:style-name="T1"> </text:span><text:span text:style-name="T7">t</text:span><text:span text:style-name="T13">h</text:span><text:span text:style-name="T3">a</text:span><text:span text:style-name="T7">t</text:span> <text:span text:style-name="T1">t</text:span><text:span text:style-name="T9">h</text:span><text:span text:style-name="T14">e</text:span><text:span text:style-name="T1">y</text:span><text:span text:style-name="T7"> </text:span><text:span text:style-name="T12">s</text:span><text:span text:style-name="T3">h</text:span><text:span text:style-name="T9">o</text:span><text:span text:style-name="T14">u</text:span><text:span text:style-name="T1">l</text:span><text:span text:style-name="T7">d</text:span> <text:span text:style-name="T2">d</text:span><text:span text:style-name="T8">e</text:span><text:span text:style-name="T12">c</text:span><text:span text:style-name="T1">l</text:span><text:span text:style-name="T8">a</text:span>r<text:span text:style-name="T1">e</text:span><text:span text:style-name="T7"> </text:span>t<text:span text:style-name="T2">h</text:span><text:span text:style-name="T8">e</text:span> <text:span text:style-name="T4">c</text:span><text:span text:style-name="T8">a</text:span><text:span text:style-name="T13">u</text:span><text:span text:style-name="T3">s</text:span><text:span text:style-name="T9">e</text:span><text:span text:style-name="T14">s</text:span><text:span text:style-name="T1"> </text:span><text:span text:style-name="T7">w</text:span><text:span text:style-name="T13">h</text:span><text:span text:style-name="T1">i</text:span><text:span text:style-name="T8">c</text:span>h<text:span text:style-name="T1"> </text:span><text:span text:style-name="T7">i</text:span>m<text:span text:style-name="T2">p</text:span><text:span text:style-name="T8">e</text:span>l<text:span text:style-name="T1"> </text:span><text:span text:style-name="T7">t</text:span><text:span text:style-name="T13">h</text:span><text:span text:style-name="T3">e</text:span><text:span text:style-name="T7">m</text:span> <text:span text:style-name="T1">t</text:span><text:span text:style-name="T7">o</text:span> <text:span text:style-name="T1">t</text:span><text:span text:style-name="T9">h</text:span><text:span text:style-name="T14">e</text:span><text:span text:style-name="T1"> </text:span><text:span text:style-name="T10">s</text:span><text:span text:style-name="T14">e</text:span><text:span text:style-name="T2">p</text:span><text:span text:style-name="T8">a</text:span>r<text:span text:style-name="T2">a</text:span><text:span text:style-name="T7">t</text:span>i<text:span text:style-name="T3">o</text:span><text:span text:style-name="T9">n</text:span>.</text:p>
      <text:p text:style-name="P3"><text:span text:style-name="T7">W</text:span><text:span text:style-name="T14">e</text:span><text:span text:style-name="T1"> </text:span><text:span text:style-name="T9">h</text:span><text:span text:style-name="T14">o</text:span><text:span text:style-name="T1">l</text:span><text:span text:style-name="T7">d</text:span> <text:span text:style-name="T1">t</text:span><text:span text:style-name="T9">h</text:span><text:span text:style-name="T14">e</text:span><text:span text:style-name="T4">s</text:span><text:span text:style-name="T8">e</text:span> <text:span text:style-name="T1">t</text:span><text:span text:style-name="T7">r</text:span><text:span text:style-name="T13">u</text:span><text:span text:style-name="T1">t</text:span><text:span text:style-name="T8">h</text:span>s<text:span text:style-name="T1"> </text:span><text:span text:style-name="T7">t</text:span>o<text:span text:style-name="T1"> </text:span><text:span text:style-name="T9">b</text:span><text:span text:style-name="T14">e</text:span><text:span text:style-name="T1"> </text:span><text:span text:style-name="T10">s</text:span><text:span text:style-name="T14">e</text:span><text:span text:style-name="T1">l</text:span><text:span text:style-name="T7">f</text:span>-<text:span text:style-name="T2">e</text:span><text:span text:style-name="T8">v</text:span>i<text:span text:style-name="T2">d</text:span><text:span text:style-name="T8">e</text:span>n<text:span text:style-name="T1">t</text:span><text:span text:style-name="T7">,</text:span> <text:span text:style-name="T1">t</text:span><text:span text:style-name="T9">h</text:span><text:span text:style-name="T14">a</text:span><text:span text:style-name="T1">t</text:span><text:span text:style-name="T7"> </text:span>a<text:span text:style-name="T1">l</text:span><text:span text:style-name="T7">l</text:span> <text:span text:style-name="T1">m</text:span><text:span text:style-name="T9">e</text:span><text:span text:style-name="T14">n</text:span><text:span text:style-name="T1"> </text:span><text:span text:style-name="T9">a</text:span>r<text:span text:style-name="T3">e</text:span><text:span text:style-name="T7"> </text:span><text:span text:style-name="T12">c</text:span><text:span text:style-name="T1">r</text:span><text:span text:style-name="T8">e</text:span><text:span text:style-name="T13">a</text:span><text:span text:style-name="T1">t</text:span><text:span text:style-name="T8">e</text:span>d<text:span text:style-name="T1"> </text:span><text:span text:style-name="T9">e</text:span><text:span text:style-name="T14">q</text:span><text:span text:style-name="T2">u</text:span><text:span text:style-name="T8">a</text:span>l<text:span text:style-name="T1">,</text:span><text:span text:style-name="T7"> </text:span>t<text:span text:style-name="T2">h</text:span><text:span text:style-name="T8">a</text:span>t<text:span text:style-name="T1"> </text:span><text:span text:style-name="T7">t</text:span><text:span text:style-name="T13">h</text:span><text:span text:style-name="T3">e</text:span><text:span text:style-name="T7">y</text:span> <text:span text:style-name="T2">a</text:span><text:span text:style-name="T7">r</text:span><text:span text:style-name="T14">e</text:span><text:span text:style-name="T1"> </text:span><text:span text:style-name="T9">e</text:span><text:span text:style-name="T14">n</text:span><text:span text:style-name="T2">d</text:span><text:span text:style-name="T8">o</text:span>w<text:span text:style-name="T2">e</text:span><text:span text:style-name="T8">d</text:span> <text:span text:style-name="T2">b</text:span><text:span text:style-name="T8">y</text:span> <text:span text:style-name="T1">t</text:span><text:span text:style-name="T9">h</text:span><text:span text:style-name="T14">e</text:span><text:span text:style-name="T1">i</text:span><text:span text:style-name="T7">r</text:span> <text:span text:style-name="T1">C</text:span><text:span text:style-name="T7">r</text:span><text:span text:style-name="T13">e</text:span><text:span text:style-name="T3">a</text:span><text:span text:style-name="T7">t</text:span>o<text:span text:style-name="T1">r</text:span><text:span text:style-name="T7"> </text:span>w<text:span text:style-name="T1">i</text:span><text:span text:style-name="T7">t</text:span>h<text:span text:style-name="T1"> </text:span><text:span text:style-name="T10">c</text:span><text:span text:style-name="T14">e</text:span><text:span text:style-name="T1">r</text:span><text:span text:style-name="T7">t</text:span><text:span text:style-name="T13">a</text:span><text:span text:style-name="T1">i</text:span><text:span text:style-name="T8">n</text:span> <text:span text:style-name="T2">u</text:span><text:span text:style-name="T8">n</text:span><text:span text:style-name="T13">a</text:span><text:span text:style-name="T1">l</text:span><text:span text:style-name="T7">i</text:span><text:span text:style-name="T14">e</text:span><text:span text:style-name="T2">n</text:span><text:span text:style-name="T8">a</text:span><text:span text:style-name="T13">b</text:span><text:span text:style-name="T1">l</text:span><text:span text:style-name="T8">e</text:span> <text:span text:style-name="T1">R</text:span><text:span text:style-name="T7">i</text:span><text:span text:style-name="T13">g</text:span><text:span text:style-name="T3">h</text:span><text:span text:style-name="T7">t</text:span>s<text:span text:style-name="T1">,</text:span><text:span text:style-name="T7"> </text:span>t<text:span text:style-name="T2">h</text:span><text:span text:style-name="T8">a</text:span>t<text:span text:style-name="T1"> </text:span><text:span text:style-name="T9">a</text:span>m<text:span text:style-name="T3">o</text:span><text:span text:style-name="T9">n</text:span><text:span text:style-name="T14">g</text:span><text:span text:style-name="T1"> </text:span><text:span text:style-name="T7">t</text:span><text:span text:style-name="T13">h</text:span><text:span text:style-name="T3">e</text:span><text:span text:style-name="T10">s</text:span><text:span text:style-name="T14">e</text:span><text:span text:style-name="T1"> </text:span><text:span text:style-name="T9">a</text:span>r<text:span text:style-name="T3">e</text:span><text:span text:style-name="T7"> </text:span>L<text:span text:style-name="T1">i</text:span><text:span text:style-name="T7">f</text:span>e<text:span text:style-name="T1">,</text:span><text:span text:style-name="T7"> </text:span>L<text:span text:style-name="T1">i</text:span><text:span text:style-name="T9">b</text:span><text:span text:style-name="T14">e</text:span><text:span text:style-name="T1">r</text:span><text:span text:style-name="T7">t</text:span>y<text:span text:style-name="T1"> </text:span><text:span text:style-name="T9">a</text:span><text:span text:style-name="T14">n</text:span><text:span text:style-name="T1">d</text:span><text:span text:style-name="T7"> </text:span>t<text:span text:style-name="T2">h</text:span><text:span text:style-name="T8">e</text:span> <text:span text:style-name="T2">p</text:span><text:span text:style-name="T8">u</text:span>r<text:span text:style-name="T4">s</text:span><text:span text:style-name="T8">u</text:span>i<text:span text:style-name="T1">t</text:span><text:span text:style-name="T7"> </text:span>o<text:span text:style-name="T1">f</text:span><text:span text:style-name="T7"> </text:span>H<text:span text:style-name="T2">a</text:span><text:span text:style-name="T8">p</text:span><text:span text:style-name="T13">p</text:span><text:span text:style-name="T1">i</text:span><text:span text:style-name="T8">n</text:span><text:span text:style-name="T13">e</text:span><text:span text:style-name="T3">s</text:span><text:span text:style-name="T10">s</text:span>.<text:span text:style-name="T1">-</text:span><text:span text:style-name="T7">-</text:span>T<text:span text:style-name="T3">h</text:span><text:span text:style-name="T7">a</text:span>t<text:span text:style-name="T1"> </text:span><text:span text:style-name="T7">t</text:span>o<text:span text:style-name="T1"> </text:span><text:span text:style-name="T10">s</text:span><text:span text:style-name="T14">e</text:span><text:span text:style-name="T4">c</text:span><text:span text:style-name="T8">u</text:span>r<text:span text:style-name="T1">e</text:span><text:span text:style-name="T7"> </text:span>t<text:span text:style-name="T2">h</text:span><text:span text:style-name="T8">e</text:span><text:span text:style-name="T12">s</text:span><text:span text:style-name="T3">e</text:span><text:span text:style-name="T7"> </text:span>r<text:span text:style-name="T1">i</text:span><text:span text:style-name="T9">g</text:span><text:span text:style-name="T14">h</text:span><text:span text:style-name="T1">t</text:span><text:span text:style-name="T7">s</text:span>,<text:span text:style-name="T1"> </text:span><text:span text:style-name="T7">G</text:span><text:span text:style-name="T13">o</text:span><text:span text:style-name="T3">v</text:span><text:span text:style-name="T9">e</text:span>r<text:span text:style-name="T3">n</text:span><text:span text:style-name="T7">m</text:span><text:span text:style-name="T13">e</text:span><text:span text:style-name="T3">n</text:span><text:span text:style-name="T7">t</text:span>s<text:span text:style-name="T1"> </text:span><text:span text:style-name="T9">a</text:span>r<text:span text:style-name="T3">e</text:span><text:span text:style-name="T7"> </text:span>i<text:span text:style-name="T2">n</text:span><text:span text:style-name="T8">s</text:span>t<text:span text:style-name="T1">i</text:span><text:span text:style-name="T7">t</text:span><text:span text:style-name="T13">u</text:span><text:span text:style-name="T1">t</text:span><text:span text:style-name="T8">e</text:span>d<text:span text:style-name="T1"> </text:span><text:span text:style-name="T9">a</text:span>m<text:span text:style-name="T3">o</text:span><text:span text:style-name="T9">n</text:span><text:span text:style-name="T14">g</text:span><text:span text:style-name="T1"> </text:span><text:span text:style-name="T7">M</text:span><text:span text:style-name="T13">e</text:span><text:span text:style-name="T3">n</text:span><text:span text:style-name="T7">,</text:span> <text:span text:style-name="T2">d</text:span><text:span text:style-name="T8">e</text:span>r<text:span text:style-name="T1">i</text:span><text:span text:style-name="T10">v</text:span>i<text:span text:style-name="T3">n</text:span><text:span text:style-name="T7">g</text:span> <text:span text:style-name="T1">t</text:span><text:span text:style-name="T9">h</text:span><text:span text:style-name="T14">e</text:span><text:span text:style-name="T1">i</text:span><text:span text:style-name="T7">r</text:span> <text:span text:style-name="T1">j</text:span><text:span text:style-name="T9">u</text:span><text:span text:style-name="T14">s</text:span><text:span text:style-name="T1">t</text:span><text:span text:style-name="T7"> </text:span><text:span text:style-name="T13">p</text:span><text:span text:style-name="T3">o</text:span><text:span text:style-name="T7">w</text:span><text:span text:style-name="T13">e</text:span><text:span text:style-name="T1">r</text:span><text:span text:style-name="T8">s</text:span> <text:span text:style-name="T1">f</text:span><text:span text:style-name="T7">r</text:span>o<text:span text:style-name="T1">m</text:span><text:span text:style-name="T7"> </text:span>t<text:span text:style-name="T2">h</text:span><text:span text:style-name="T8">e</text:span> <text:span text:style-name="T4">c</text:span><text:span text:style-name="T8">o</text:span><text:span text:style-name="T13">n</text:span><text:span text:style-name="T3">s</text:span><text:span text:style-name="T9">e</text:span><text:span text:style-name="T14">n</text:span><text:span text:style-name="T1">t</text:span><text:span text:style-name="T7"> </text:span>o<text:span text:style-name="T1">f</text:span><text:span text:style-name="T7"> </text:span>t<text:span text:style-name="T2">h</text:span><text:span text:style-name="T8">e</text:span> <text:span text:style-name="T2">g</text:span><text:span text:style-name="T8">o</text:span><text:span text:style-name="T12">v</text:span><text:span text:style-name="T3">e</text:span><text:span text:style-name="T7">r</text:span><text:span text:style-name="T13">n</text:span><text:span text:style-name="T3">e</text:span><text:span text:style-name="T7">d</text:span>,<text:span text:style-name="T1"> </text:span><text:span text:style-name="T7">-</text:span>-<text:span text:style-name="T1">T</text:span><text:span text:style-name="T9">h</text:span><text:span text:style-name="T14">a</text:span><text:span text:style-name="T1">t</text:span><text:span text:style-name="T7"> </text:span>w<text:span text:style-name="T2">h</text:span><text:span text:style-name="T8">e</text:span><text:span text:style-name="T13">n</text:span><text:span text:style-name="T3">e</text:span><text:span text:style-name="T10">v</text:span><text:span text:style-name="T14">e</text:span><text:span text:style-name="T1">r</text:span><text:span text:style-name="T7"> </text:span><text:span text:style-name="T13">a</text:span><text:span text:style-name="T3">n</text:span><text:span text:style-name="T7">y</text:span> <text:span text:style-name="T1">F</text:span><text:span text:style-name="T7">o</text:span>r<text:span text:style-name="T1">m</text:span><text:span text:style-name="T7"> </text:span>o<text:span text:style-name="T1">f</text:span><text:span text:style-name="T7"> </text:span>G<text:span text:style-name="T2">o</text:span><text:span text:style-name="T8">v</text:span><text:span text:style-name="T13">e</text:span><text:span text:style-name="T1">r</text:span><text:span text:style-name="T8">n</text:span>m<text:span text:style-name="T2">e</text:span><text:span text:style-name="T8">n</text:span>t<text:span text:style-name="T1"> </text:span><text:span text:style-name="T9">b</text:span><text:span text:style-name="T14">e</text:span><text:span text:style-name="T4">c</text:span><text:span text:style-name="T8">o</text:span>m<text:span text:style-name="T2">e</text:span><text:span text:style-name="T8">s</text:span> <text:span text:style-name="T2">d</text:span><text:span text:style-name="T8">e</text:span><text:span text:style-name="T12">s</text:span><text:span text:style-name="T1">t</text:span><text:span text:style-name="T7">r</text:span><text:span text:style-name="T14">u</text:span><text:span text:style-name="T4">c</text:span><text:span text:style-name="T7">t</text:span>i<text:span text:style-name="T3">v</text:span><text:span text:style-name="T7">e</text:span> <text:span text:style-name="T1">o</text:span><text:span text:style-name="T7">f</text:span> <text:span text:style-name="T1">t</text:span><text:span text:style-name="T9">h</text:span><text:span text:style-name="T14">e</text:span><text:span text:style-name="T4">s</text:span><text:span text:style-name="T8">e</text:span> <text:span text:style-name="T2">e</text:span><text:span text:style-name="T8">n</text:span><text:span text:style-name="T13">d</text:span><text:span text:style-name="T3">s</text:span><text:span text:style-name="T7">,</text:span> <text:span text:style-name="T1">i</text:span><text:span text:style-name="T7">t</text:span> <text:span text:style-name="T1">i</text:span><text:span text:style-name="T7">s</text:span> <text:span text:style-name="T1">t</text:span><text:span text:style-name="T9">h</text:span><text:span text:style-name="T14">e</text:span><text:span text:style-name="T1"> </text:span><text:span text:style-name="T7">R</text:span>i<text:span text:style-name="T2">g</text:span><text:span text:style-name="T8">h</text:span>t<text:span text:style-name="T1"> </text:span><text:span text:style-name="T7">o</text:span>f<text:span text:style-name="T1"> </text:span><text:span text:style-name="T7">t</text:span><text:span text:style-name="T13">h</text:span><text:span text:style-name="T3">e</text:span><text:span text:style-name="T7"> </text:span>P<text:span text:style-name="T2">e</text:span><text:span text:style-name="T8">o</text:span><text:span text:style-name="T13">p</text:span><text:span text:style-name="T1">l</text:span><text:span text:style-name="T8">e</text:span> <text:span text:style-name="T1">t</text:span><text:span text:style-name="T7">o</text:span> <text:span text:style-name="T2">a</text:span><text:span text:style-name="T7">l</text:span>t<text:span text:style-name="T3">e</text:span><text:span text:style-name="T7">r</text:span> <text:span text:style-name="T1">o</text:span><text:span text:style-name="T7">r</text:span> <text:span text:style-name="T1">t</text:span><text:span text:style-name="T7">o</text:span> <text:span text:style-name="T2">a</text:span><text:span text:style-name="T8">b</text:span><text:span text:style-name="T13">o</text:span><text:span text:style-name="T1">l</text:span><text:span text:style-name="T7">i</text:span><text:span text:style-name="T14">s</text:span><text:span text:style-name="T1">h</text:span><text:span text:style-name="T7"> </text:span>i<text:span text:style-name="T1">t</text:span><text:span text:style-name="T7">,</text:span> <text:span text:style-name="T2">a</text:span><text:span text:style-name="T8">n</text:span>d<text:span text:style-name="T1"> </text:span><text:span text:style-name="T7">t</text:span>o<text:span text:style-name="T1"> </text:span><text:span text:style-name="T7">i</text:span><text:span text:style-name="T13">n</text:span><text:span text:style-name="T3">s</text:span><text:span text:style-name="T7">t</text:span>i<text:span text:style-name="T1">t</text:span><text:span text:style-name="T9">u</text:span>t<text:span text:style-name="T3">e</text:span><text:span text:style-name="T7"> </text:span><text:span text:style-name="T13">n</text:span><text:span text:style-name="T3">e</text:span><text:span text:style-name="T7">w</text:span> <text:span text:style-name="T1">G</text:span><text:span text:style-name="T9">o</text:span><text:span text:style-name="T14">v</text:span><text:span text:style-name="T2">e</text:span><text:span text:style-name="T7">r</text:span><text:span text:style-name="T14">n</text:span><text:span text:style-name="T1">m</text:span><text:span text:style-name="T9">e</text:span><text:span text:style-name="T14">n</text:span><text:span text:style-name="T1">t</text:span><text:span text:style-name="T7">,</text:span> <text:span text:style-name="T1">l</text:span><text:span text:style-name="T9">a</text:span><text:span text:style-name="T14">y</text:span><text:span text:style-name="T1">i</text:span><text:span text:style-name="T9">n</text:span><text:span text:style-name="T14">g</text:span><text:span text:style-name="T1"> </text:span><text:span text:style-name="T7">i</text:span>t<text:span text:style-name="T1">s</text:span><text:span text:style-name="T7"> </text:span>f<text:span text:style-name="T2">o</text:span><text:span text:style-name="T8">u</text:span><text:span text:style-name="T13">n</text:span><text:span text:style-name="T3">d</text:span><text:span text:style-name="T9">a</text:span>t<text:span text:style-name="T1">i</text:span><text:span text:style-name="T8">o</text:span>n<text:span text:style-name="T1"> </text:span><text:span text:style-name="T9">o</text:span><text:span text:style-name="T14">n</text:span><text:span text:style-name="T1"> </text:span><text:span text:style-name="T10">s</text:span><text:span text:style-name="T14">u</text:span><text:span text:style-name="T4">c</text:span><text:span text:style-name="T8">h</text:span> <text:span text:style-name="T2">p</text:span><text:span text:style-name="T7">r</text:span>i<text:span text:style-name="T3">n</text:span><text:span text:style-name="T10">c</text:span>i<text:span text:style-name="T3">p</text:span><text:span text:style-name="T7">l</text:span><text:span text:style-name="T13">e</text:span><text:span text:style-name="T3">s</text:span><text:span text:style-name="T7"> </text:span><text:span text:style-name="T13">a</text:span><text:span text:style-name="T3">n</text:span><text:span text:style-name="T7">d</text:span> <text:span text:style-name="T2">o</text:span><text:span text:style-name="T7">r</text:span><text:span text:style-name="T14">g</text:span><text:span text:style-name="T2">a</text:span><text:span text:style-name="T8">n</text:span>i<text:span text:style-name="T4">z</text:span><text:span text:style-name="T7">i</text:span><text:span text:style-name="T14">n</text:span><text:span text:style-name="T1">g</text:span><text:span text:style-name="T7"> </text:span>i<text:span text:style-name="T1">t</text:span><text:span text:style-name="T7">s</text:span> <text:span text:style-name="T2">p</text:span><text:span text:style-name="T8">o</text:span>w<text:span text:style-name="T2">e</text:span><text:span text:style-name="T7">r</text:span><text:span text:style-name="T14">s</text:span><text:span text:style-name="T1"> </text:span><text:span text:style-name="T7">i</text:span>n<text:span text:style-name="T1"> </text:span><text:span text:style-name="T10">s</text:span><text:span text:style-name="T14">u</text:span><text:span text:style-name="T4">c</text:span><text:span text:style-name="T8">h</text:span> <text:span text:style-name="T1">f</text:span><text:span text:style-name="T7">o</text:span>r<text:span text:style-name="T1">m</text:span><text:span text:style-name="T7">,</text:span> <text:span text:style-name="T2">a</text:span><text:span text:style-name="T8">s</text:span> <text:span text:style-name="T1">t</text:span><text:span text:style-name="T7">o</text:span> <text:span text:style-name="T1">t</text:span><text:span text:style-name="T9">h</text:span><text:span text:style-name="T14">e</text:span><text:span text:style-name="T1">m</text:span><text:span text:style-name="T7"> </text:span><text:span text:style-name="T12">s</text:span><text:span text:style-name="T3">h</text:span><text:span text:style-name="T7">a</text:span>l<text:span text:style-name="T1">l</text:span><text:span text:style-name="T7"> </text:span><text:span text:style-name="T12">s</text:span><text:span text:style-name="T3">e</text:span><text:span text:style-name="T7">e</text:span>m<text:span text:style-name="T1"> </text:span><text:span text:style-name="T7">m</text:span><text:span text:style-name="T13">o</text:span><text:span text:style-name="T3">s</text:span><text:span text:style-name="T7">t</text:span> <text:span text:style-name="T1">l</text:span><text:span text:style-name="T7">i</text:span><text:span text:style-name="T12">k</text:span><text:span text:style-name="T3">e</text:span><text:span text:style-name="T7">l</text:span>y<text:span text:style-name="T1"> </text:span><text:span text:style-name="T7">t</text:span>o<text:span text:style-name="T1"> </text:span><text:span text:style-name="T9">e</text:span>f<text:span text:style-name="T1">f</text:span><text:span text:style-name="T8">e</text:span>c<text:span text:style-name="T1">t</text:span><text:span text:style-name="T7"> </text:span>t<text:span text:style-name="T2">h</text:span><text:span text:style-name="T8">e</text:span>i<text:span text:style-name="T1">r</text:span><text:span text:style-name="T7"> </text:span>S<text:span text:style-name="T2">a</text:span><text:span text:style-name="T7">f</text:span><text:span text:style-name="T14">e</text:span><text:span text:style-name="T1">t</text:span><text:span text:style-name="T7">y</text:span> <text:span text:style-name="T2">a</text:span><text:span text:style-name="T8">n</text:span>d<text:span text:style-name="T1"> </text:span><text:span text:style-name="T7">H</text:span><text:span text:style-name="T13">a</text:span><text:span text:style-name="T3">p</text:span><text:span text:style-name="T9">p</text:span>i<text:span text:style-name="T3">n</text:span><text:span text:style-name="T9">e</text:span><text:span text:style-name="T14">s</text:span><text:span text:style-name="T1">s</text:span><text:span text:style-name="T7">.</text:span> <text:span text:style-name="T1">P</text:span><text:span text:style-name="T7">r</text:span><text:span text:style-name="T13">u</text:span><text:span text:style-name="T3">d</text:span><text:span text:style-name="T9">e</text:span><text:span text:style-name="T14">n</text:span><text:span text:style-name="T4">c</text:span><text:span text:style-name="T8">e</text:span>,<text:span text:style-name="T1"> </text:span><text:span text:style-name="T7">i</text:span><text:span text:style-name="T13">n</text:span><text:span text:style-name="T3">d</text:span><text:span text:style-name="T9">e</text:span><text:span text:style-name="T14">e</text:span><text:span text:style-name="T1">d</text:span><text:span text:style-name="T7">,</text:span> <text:span text:style-name="T1">w</text:span><text:span text:style-name="T7">i</text:span>l<text:span text:style-name="T1">l</text:span><text:span text:style-name="T7"> </text:span><text:span text:style-name="T13">d</text:span><text:span text:style-name="T1">i</text:span><text:span text:style-name="T8">c</text:span>t<text:span text:style-name="T2">a</text:span><text:span text:style-name="T7">t</text:span><text:span text:style-name="T14">e</text:span><text:span text:style-name="T1"> </text:span><text:span text:style-name="T7">t</text:span><text:span text:style-name="T13">h</text:span><text:span text:style-name="T3">a</text:span><text:span text:style-name="T7">t</text:span> <text:span text:style-name="T1">G</text:span><text:span text:style-name="T9">o</text:span><text:span text:style-name="T14">v</text:span><text:span text:style-name="T2">e</text:span><text:span text:style-name="T7">r</text:span><text:span text:style-name="T14">n</text:span><text:span text:style-name="T1">m</text:span><text:span text:style-name="T9">e</text:span><text:span text:style-name="T14">n</text:span><text:span text:style-name="T1">t</text:span><text:span text:style-name="T7">s</text:span> <text:span text:style-name="T1">l</text:span><text:span text:style-name="T9">o</text:span><text:span text:style-name="T14">n</text:span><text:span text:style-name="T1">g</text:span><text:span text:style-name="T7"> </text:span><text:span text:style-name="T13">e</text:span><text:span text:style-name="T3">s</text:span><text:span text:style-name="T7">t</text:span><text:span text:style-name="T13">a</text:span><text:span text:style-name="T3">b</text:span><text:span text:style-name="T7">l</text:span>i<text:span text:style-name="T4">s</text:span><text:span text:style-name="T8">h</text:span><text:span text:style-name="T13">e</text:span><text:span text:style-name="T3">d</text:span><text:span text:style-name="T7"> </text:span><text:span text:style-name="T12">s</text:span><text:span text:style-name="T3">h</text:span><text:span text:style-name="T9">o</text:span><text:span text:style-name="T14">u</text:span><text:span text:style-name="T1">l</text:span><text:span text:style-name="T7">d</text:span> <text:span text:style-name="T2">n</text:span><text:span text:style-name="T8">o</text:span>t<text:span text:style-name="T1"> </text:span><text:span text:style-name="T9">b</text:span><text:span text:style-name="T14">e</text:span><text:span text:style-name="T1"> </text:span><text:span text:style-name="T10">c</text:span><text:span text:style-name="T14">h</text:span><text:span text:style-name="T2">a</text:span><text:span text:style-name="T8">n</text:span><text:span text:style-name="T13">g</text:span><text:span text:style-name="T3">e</text:span><text:span text:style-name="T7">d</text:span> <text:span text:style-name="T1">f</text:span><text:span text:style-name="T7">o</text:span>r<text:span text:style-name="T1"> </text:span><text:span text:style-name="T7">l</text:span>i<text:span text:style-name="T2">g</text:span><text:span text:style-name="T8">h</text:span>t<text:span text:style-name="T1"> </text:span><text:span text:style-name="T9">a</text:span><text:span text:style-name="T14">n</text:span><text:span text:style-name="T1">d</text:span><text:span text:style-name="T7"> </text:span>t<text:span text:style-name="T1">r</text:span><text:span text:style-name="T9">a</text:span><text:span text:style-name="T14">n</text:span><text:span text:style-name="T4">s</text:span><text:span text:style-name="T7">i</text:span><text:span text:style-name="T14">e</text:span><text:span text:style-name="T1">n</text:span><text:span text:style-name="T7">t</text:span> <text:span text:style-name="T4">c</text:span><text:span text:style-name="T8">a</text:span><text:span text:style-name="T13">u</text:span><text:span text:style-name="T3">s</text:span><text:span text:style-name="T9">e</text:span><text:span text:style-name="T14">s</text:span><text:span text:style-name="T1">;</text:span><text:span text:style-name="T7"> </text:span><text:span text:style-name="T13">a</text:span><text:span text:style-name="T3">n</text:span><text:span text:style-name="T7">d</text:span> <text:span text:style-name="T2">a</text:span><text:span text:style-name="T8">c</text:span><text:span text:style-name="T12">c</text:span><text:span text:style-name="T3">o</text:span><text:span text:style-name="T7">r</text:span><text:span text:style-name="T13">d</text:span><text:span text:style-name="T1">i</text:span><text:span text:style-name="T8">n</text:span><text:span text:style-name="T13">g</text:span><text:span text:style-name="T1">l</text:span><text:span text:style-name="T8">y</text:span> <text:span text:style-name="T1">a</text:span><text:span text:style-name="T7">l</text:span>l<text:span text:style-name="T1"> </text:span><text:span text:style-name="T9">e</text:span><text:span text:style-name="T14">x</text:span><text:span text:style-name="T2">p</text:span><text:span text:style-name="T8">e</text:span>r<text:span text:style-name="T1">i</text:span><text:span text:style-name="T9">e</text:span><text:span text:style-name="T14">n</text:span><text:span text:style-name="T4">c</text:span><text:span text:style-name="T8">e</text:span> <text:span text:style-name="T2">h</text:span><text:span text:style-name="T8">a</text:span>t<text:span text:style-name="T1">h</text:span><text:span text:style-name="T7"> </text:span><text:span text:style-name="T12">s</text:span><text:span text:style-name="T3">h</text:span><text:span text:style-name="T9">e</text:span>w<text:span text:style-name="T3">n</text:span><text:span text:style-name="T7">,</text:span> <text:span text:style-name="T1">t</text:span><text:span text:style-name="T9">h</text:span><text:span text:style-name="T14">a</text:span><text:span text:style-name="T1">t</text:span><text:span text:style-name="T7"> </text:span>m<text:span text:style-name="T2">a</text:span><text:span text:style-name="T8">n</text:span><text:span text:style-name="T12">k</text:span><text:span text:style-name="T1">i</text:span><text:span text:style-name="T8">n</text:span>d<text:span text:style-name="T1"> </text:span><text:span text:style-name="T9">a</text:span>r<text:span text:style-name="T3">e</text:span><text:span text:style-name="T7"> </text:span>m<text:span text:style-name="T2">o</text:span><text:span text:style-name="T7">r</text:span><text:span text:style-name="T14">e</text:span><text:span text:style-name="T1"> </text:span><text:span text:style-name="T9">d</text:span>i<text:span text:style-name="T3">s</text:span><text:span text:style-name="T9">p</text:span><text:span text:style-name="T14">o</text:span><text:span text:style-name="T4">s</text:span><text:span text:style-name="T8">e</text:span>d<text:span text:style-name="T1"> </text:span><text:span text:style-name="T7">t</text:span>o<text:span text:style-name="T1"> </text:span><text:span text:style-name="T10">s</text:span><text:span text:style-name="T14">u</text:span><text:span text:style-name="T1">f</text:span><text:span text:style-name="T7">f</text:span>e<text:span text:style-name="T1">r</text:span><text:span text:style-name="T7">,</text:span> <text:span text:style-name="T1">w</text:span><text:span text:style-name="T9">h</text:span>i<text:span text:style-name="T1">l</text:span><text:span text:style-name="T8">e</text:span> <text:span text:style-name="T2">e</text:span><text:span text:style-name="T8">v</text:span>i<text:span text:style-name="T1">l</text:span><text:span text:style-name="T7">s</text:span> <text:span text:style-name="T2">a</text:span><text:span text:style-name="T7">r</text:span><text:span text:style-name="T14">e</text:span><text:span text:style-name="T1"> </text:span><text:span text:style-name="T10">s</text:span><text:span text:style-name="T14">u</text:span><text:span text:style-name="T1">f</text:span><text:span text:style-name="T7">f</text:span><text:span text:style-name="T13">e</text:span><text:span text:style-name="T1">r</text:span><text:span text:style-name="T8">a</text:span><text:span text:style-name="T13">b</text:span><text:span text:style-name="T1">l</text:span><text:span text:style-name="T8">e</text:span>,<text:span text:style-name="T1"> </text:span><text:span text:style-name="T7">t</text:span><text:span text:style-name="T13">h</text:span><text:span text:style-name="T3">a</text:span><text:span text:style-name="T7">n</text:span> <text:span text:style-name="T1">t</text:span><text:span text:style-name="T7">o</text:span> <text:span text:style-name="T1">r</text:span><text:span text:style-name="T7">i</text:span><text:span text:style-name="T13">g</text:span><text:span text:style-name="T3">h</text:span><text:span text:style-name="T7">t</text:span> <text:span text:style-name="T1">t</text:span><text:span text:style-name="T9">h</text:span><text:span text:style-name="T14">e</text:span><text:span text:style-name="T1">m</text:span><text:span text:style-name="T10">s</text:span><text:span text:style-name="T14">e</text:span><text:span text:style-name="T1">l</text:span><text:span text:style-name="T10">v</text:span><text:span text:style-name="T14">e</text:span><text:span text:style-name="T1">s</text:span><text:span text:style-name="T7"> </text:span><text:span text:style-name="T13">b</text:span><text:span text:style-name="T3">y</text:span><text:span text:style-name="T7"> </text:span><text:span text:style-name="T13">a</text:span><text:span text:style-name="T3">b</text:span><text:span text:style-name="T9">o</text:span>l<text:span text:style-name="T1">i</text:span><text:span text:style-name="T8">s</text:span><text:span text:style-name="T13">h</text:span><text:span text:style-name="T1">i</text:span><text:span text:style-name="T8">n</text:span>g<text:span text:style-name="T1"> </text:span><text:span text:style-name="T7">t</text:span><text:span text:style-name="T13">h</text:span><text:span text:style-name="T3">e</text:span><text:span text:style-name="T7"> </text:span>f<text:span text:style-name="T2">o</text:span><text:span text:style-name="T7">r</text:span>m<text:span text:style-name="T3">s</text:span><text:span text:style-name="T7"> </text:span>t<text:span text:style-name="T1">o</text:span><text:span text:style-name="T7"> </text:span>w<text:span text:style-name="T2">h</text:span><text:span text:style-name="T7">i</text:span><text:span text:style-name="T14">c</text:span><text:span text:style-name="T1">h</text:span><text:span text:style-name="T7"> </text:span>t<text:span text:style-name="T2">h</text:span><text:span text:style-name="T8">e</text:span>y<text:span text:style-name="T1"> </text:span><text:span text:style-name="T9">a</text:span>r<text:span text:style-name="T3">e</text:span><text:span text:style-name="T7"> </text:span><text:span text:style-name="T13">a</text:span><text:span text:style-name="T3">c</text:span><text:span text:style-name="T10">c</text:span><text:span text:style-name="T14">u</text:span><text:span text:style-name="T4">s</text:span><text:span text:style-name="T7">t</text:span><text:span text:style-name="T14">o</text:span><text:span text:style-name="T1">m</text:span><text:span text:style-name="T9">e</text:span><text:span text:style-name="T14">d</text:span><text:span text:style-name="T1">.</text:span><text:span text:style-name="T7"> </text:span>B<text:span text:style-name="T1">u</text:span><text:span text:style-name="T7">t</text:span> <text:span text:style-name="T1">w</text:span><text:span text:style-name="T9">h</text:span><text:span text:style-name="T14">e</text:span><text:span text:style-name="T1">n</text:span><text:span text:style-name="T7"> </text:span>a<text:span text:style-name="T1"> </text:span><text:span text:style-name="T7">l</text:span><text:span text:style-name="T13">o</text:span><text:span text:style-name="T3">n</text:span><text:span text:style-name="T7">g</text:span> <text:span text:style-name="T1">t</text:span><text:span text:style-name="T7">r</text:span><text:span text:style-name="T13">a</text:span><text:span text:style-name="T1">i</text:span><text:span text:style-name="T8">n</text:span> <text:span text:style-name="T1">o</text:span><text:span text:style-name="T7">f</text:span> <text:span text:style-name="T2">a</text:span><text:span text:style-name="T8">b</text:span><text:span text:style-name="T13">u</text:span><text:span text:style-name="T3">s</text:span><text:span text:style-name="T9">e</text:span><text:span text:style-name="T14">s</text:span><text:span text:style-name="T1"> </text:span><text:span text:style-name="T9">a</text:span><text:span text:style-name="T14">n</text:span><text:span text:style-name="T1">d</text:span><text:span text:style-name="T7"> </text:span><text:span text:style-name="T13">u</text:span><text:span text:style-name="T3">s</text:span><text:span text:style-name="T9">u</text:span>r<text:span text:style-name="T3">p</text:span><text:span text:style-name="T9">a</text:span>t<text:span text:style-name="T1">i</text:span><text:span text:style-name="T8">o</text:span><text:span text:style-name="T13">n</text:span><text:span text:style-name="T3">s</text:span><text:span text:style-name="T7">,</text:span> <text:span text:style-name="T2">p</text:span><text:span text:style-name="T8">u</text:span>r<text:span text:style-name="T4">s</text:span><text:span text:style-name="T8">u</text:span>i<text:span text:style-name="T2">n</text:span><text:span text:style-name="T8">g</text:span> <text:span text:style-name="T1">i</text:span><text:span text:style-name="T9">n</text:span><text:span text:style-name="T14">v</text:span><text:span text:style-name="T2">a</text:span><text:span text:style-name="T7">r</text:span>i<text:span text:style-name="T3">a</text:span><text:span text:style-name="T9">b</text:span>l<text:span text:style-name="T3">y</text:span><text:span text:style-name="T7"> </text:span>t<text:span text:style-name="T2">h</text:span><text:span text:style-name="T8">e</text:span> <text:span text:style-name="T4">s</text:span><text:span text:style-name="T8">a</text:span>m<text:span text:style-name="T1">e</text:span><text:span text:style-name="T7"> </text:span>O<text:span text:style-name="T2">b</text:span><text:span text:style-name="T7">j</text:span><text:span text:style-name="T14">e</text:span><text:span text:style-name="T1">c</text:span><text:span text:style-name="T7">t</text:span> <text:span text:style-name="T2">e</text:span><text:span text:style-name="T8">v</text:span>i<text:span text:style-name="T2">n</text:span><text:span text:style-name="T8">c</text:span><text:span text:style-name="T13">e</text:span><text:span text:style-name="T3">s</text:span><text:span text:style-name="T7"> </text:span>a<text:span text:style-name="T1"> </text:span><text:span text:style-name="T9">d</text:span><text:span text:style-name="T14">e</text:span><text:span text:style-name="T4">s</text:span><text:span text:style-name="T7">i</text:span><text:span text:style-name="T14">g</text:span><text:span text:style-name="T1">n</text:span><text:span text:style-name="T7"> </text:span>t<text:span text:style-name="T1">o</text:span><text:span text:style-name="T7"> </text:span>r<text:span text:style-name="T2">e</text:span><text:span text:style-name="T8">d</text:span><text:span text:style-name="T13">u</text:span><text:span text:style-name="T3">c</text:span><text:span text:style-name="T7">e</text:span> <text:span text:style-name="T1">t</text:span><text:span text:style-name="T9">h</text:span><text:span text:style-name="T14">e</text:span><text:span text:style-name="T1">m</text:span><text:span text:style-name="T7"> </text:span><text:span text:style-name="T13">u</text:span><text:span text:style-name="T3">n</text:span><text:span text:style-name="T9">d</text:span><text:span text:style-name="T14">e</text:span><text:span text:style-name="T1">r</text:span><text:span text:style-name="T7"> </text:span><text:span text:style-name="T13">a</text:span><text:span text:style-name="T3">b</text:span><text:span text:style-name="T10">s</text:span><text:span text:style-name="T14">o</text:span><text:span text:style-name="T1">l</text:span><text:span text:style-name="T9">u</text:span>t<text:span text:style-name="T3">e</text:span><text:span text:style-name="T7"> </text:span>D<text:span text:style-name="T2">e</text:span><text:span text:style-name="T8">s</text:span><text:span text:style-name="T13">p</text:span><text:span text:style-name="T3">o</text:span><text:span text:style-name="T7">t</text:span>i<text:span text:style-name="T1">s</text:span><text:span text:style-name="T7">m</text:span>,<text:span text:style-name="T1"> </text:span><text:span text:style-name="T7">i</text:span>t<text:span text:style-name="T1"> </text:span><text:span text:style-name="T7">i</text:span>s<text:span text:style-name="T1"> </text:span><text:span text:style-name="T7">t</text:span><text:span text:style-name="T13">h</text:span><text:span text:style-name="T3">e</text:span><text:span text:style-name="T7">i</text:span>r<text:span text:style-name="T1"> </text:span><text:span text:style-name="T7">r</text:span>i<text:span text:style-name="T2">g</text:span><text:span text:style-name="T8">h</text:span>t<text:span text:style-name="T1">,</text:span><text:span text:style-name="T7"> </text:span>i<text:span text:style-name="T1">t</text:span><text:span text:style-name="T7"> </text:span>i<text:span text:style-name="T1">s</text:span><text:span text:style-name="T7"> </text:span>t<text:span text:style-name="T2">h</text:span><text:span text:style-name="T8">e</text:span>i<text:span text:style-name="T1">r</text:span><text:span text:style-name="T7"> </text:span><text:span text:style-name="T13">d</text:span><text:span text:style-name="T3">u</text:span><text:span text:style-name="T7">t</text:span>y<text:span text:style-name="T1">,</text:span><text:span text:style-name="T7"> </text:span>t<text:span text:style-name="T1">o</text:span><text:span text:style-name="T7"> </text:span>t<text:span text:style-name="T2">h</text:span><text:span text:style-name="T7">r</text:span><text:span text:style-name="T14">o</text:span><text:span text:style-name="T1">w</text:span><text:span text:style-name="T7"> </text:span>o<text:span text:style-name="T1">f</text:span><text:span text:style-name="T7">f</text:span> <text:span text:style-name="T4">s</text:span><text:span text:style-name="T8">u</text:span><text:span text:style-name="T12">c</text:span><text:span text:style-name="T3">h</text:span><text:span text:style-name="T7"> </text:span>G<text:span text:style-name="T2">o</text:span><text:span text:style-name="T8">v</text:span><text:span text:style-name="T13">e</text:span><text:span text:style-name="T1">r</text:span><text:span text:style-name="T8">n</text:span>m<text:span text:style-name="T2">e</text:span><text:span text:style-name="T8">n</text:span>t<text:span text:style-name="T1">,</text:span><text:span text:style-name="T7"> </text:span><text:span text:style-name="T13">a</text:span><text:span text:style-name="T3">n</text:span><text:span text:style-name="T7">d</text:span> <text:span text:style-name="T1">t</text:span><text:span text:style-name="T7">o</text:span> <text:span text:style-name="T2">p</text:span><text:span text:style-name="T7">r</text:span><text:span text:style-name="T14">o</text:span><text:span text:style-name="T4">v</text:span><text:span text:style-name="T7">i</text:span><text:span text:style-name="T14">d</text:span><text:span text:style-name="T1">e</text:span><text:span text:style-name="T7"> </text:span><text:span text:style-name="T13">n</text:span><text:span text:style-name="T3">e</text:span><text:span text:style-name="T7">w</text:span> <text:span text:style-name="T1">G</text:span><text:span text:style-name="T9">u</text:span><text:span text:style-name="T14">a</text:span><text:span text:style-name="T1">r</text:span><text:span text:style-name="T9">d</text:span><text:span text:style-name="T14">s</text:span><text:span text:style-name="T1"> </text:span><text:span text:style-name="T7">f</text:span>o<text:span text:style-name="T1">r</text:span><text:span text:style-name="T7"> </text:span>t<text:span text:style-name="T2">h</text:span><text:span text:style-name="T8">e</text:span>i<text:span text:style-name="T1">r</text:span><text:span text:style-name="T7"> </text:span>f<text:span text:style-name="T2">u</text:span><text:span text:style-name="T7">t</text:span><text:span text:style-name="T14">u</text:span><text:span text:style-name="T1">r</text:span><text:span text:style-name="T7">e</text:span> <text:span text:style-name="T4">s</text:span><text:span text:style-name="T8">e</text:span><text:span text:style-name="T12">c</text:span><text:span text:style-name="T3">u</text:span><text:span text:style-name="T7">r</text:span>i<text:span text:style-name="T1">t</text:span><text:span text:style-name="T10">y</text:span>.<text:span text:style-name="T1">-</text:span><text:span text:style-name="T7">-</text:span>S<text:span text:style-name="T3">u</text:span><text:span text:style-name="T10">c</text:span><text:span text:style-name="T14">h</text:span><text:span text:style-name="T1"> </text:span><text:span text:style-name="T9">h</text:span><text:span text:style-name="T14">a</text:span><text:span text:style-name="T1">s</text:span><text:span text:style-name="T7"> </text:span><text:span text:style-name="T13">b</text:span><text:span text:style-name="T3">e</text:span><text:span text:style-name="T9">e</text:span><text:span text:style-name="T14">n</text:span><text:span text:style-name="T1"> </text:span><text:span text:style-name="T7">t</text:span><text:span text:style-name="T13">h</text:span><text:span text:style-name="T3">e</text:span><text:span text:style-name="T7"> </text:span><text:span text:style-name="T13">p</text:span><text:span text:style-name="T3">a</text:span><text:span text:style-name="T7">t</text:span>i<text:span text:style-name="T2">e</text:span><text:span text:style-name="T8">n</text:span>t<text:span text:style-name="T1"> </text:span><text:span text:style-name="T10">s</text:span><text:span text:style-name="T14">u</text:span><text:span text:style-name="T1">f</text:span><text:span text:style-name="T7">f</text:span><text:span text:style-name="T13">e</text:span><text:span text:style-name="T1">r</text:span><text:span text:style-name="T8">a</text:span><text:span text:style-name="T13">n</text:span><text:span text:style-name="T3">c</text:span><text:span text:style-name="T7">e</text:span> <text:span text:style-name="T1">o</text:span><text:span text:style-name="T7">f</text:span> <text:span text:style-name="T1">t</text:span><text:span text:style-name="T9">h</text:span><text:span text:style-name="T14">e</text:span><text:span text:style-name="T4">s</text:span><text:span text:style-name="T8">e</text:span> <text:span text:style-name="T1">C</text:span><text:span text:style-name="T9">o</text:span>l<text:span text:style-name="T3">o</text:span><text:span text:style-name="T9">n</text:span>i<text:span text:style-name="T3">e</text:span><text:span text:style-name="T7">s</text:span>;<text:span text:style-name="T1"> </text:span><text:span text:style-name="T9">a</text:span><text:span text:style-name="T14">n</text:span><text:span text:style-name="T1">d</text:span><text:span text:style-name="T7"> </text:span><text:span text:style-name="T12">s</text:span><text:span text:style-name="T3">u</text:span><text:span text:style-name="T10">c</text:span><text:span text:style-name="T14">h</text:span><text:span text:style-name="T1"> </text:span><text:span text:style-name="T7">i</text:span>s<text:span text:style-name="T1"> </text:span><text:span text:style-name="T9">n</text:span><text:span text:style-name="T14">o</text:span><text:span text:style-name="T1">w</text:span><text:span text:style-name="T7"> </text:span>t<text:span text:style-name="T2">h</text:span><text:span text:style-name="T8">e</text:span> <text:span text:style-name="T2">n</text:span><text:span text:style-name="T8">e</text:span><text:span text:style-name="T12">c</text:span><text:span text:style-name="T3">e</text:span><text:span text:style-name="T10">s</text:span><text:span text:style-name="T14">s</text:span><text:span text:style-name="T1">i</text:span><text:span text:style-name="T7">t</text:span>y<text:span text:style-name="T1"> </text:span><text:span text:style-name="T7">w</text:span><text:span text:style-name="T13">h</text:span><text:span text:style-name="T1">i</text:span><text:span text:style-name="T8">c</text:span>h<text:span text:style-name="T1"> </text:span><text:span text:style-name="T10">c</text:span><text:span text:style-name="T14">o</text:span><text:span text:style-name="T2">n</text:span><text:span text:style-name="T8">s</text:span>t<text:span text:style-name="T1">r</text:span><text:span text:style-name="T9">a</text:span>i<text:span text:style-name="T3">n</text:span><text:span text:style-name="T7">s</text:span> <text:span text:style-name="T1">t</text:span><text:span text:style-name="T9">h</text:span><text:span text:style-name="T14">e</text:span><text:span text:style-name="T1">m</text:span><text:span text:style-name="T7"> </text:span>t<text:span text:style-name="T1">o</text:span><text:span text:style-name="T7"> </text:span><text:span text:style-name="T13">a</text:span><text:span text:style-name="T1">l</text:span><text:span text:style-name="T7">t</text:span><text:span text:style-name="T14">e</text:span><text:span text:style-name="T1">r</text:span><text:span text:style-name="T7"> </text:span>t<text:span text:style-name="T2">h</text:span><text:span text:style-name="T8">e</text:span>i<text:span text:style-name="T1">r</text:span><text:span text:style-name="T7"> </text:span>f<text:span text:style-name="T2">o</text:span><text:span text:style-name="T7">r</text:span>m<text:span text:style-name="T3">e</text:span><text:span text:style-name="T7">r</text:span> <text:span text:style-name="T1">S</text:span><text:span text:style-name="T10">y</text:span><text:span text:style-name="T14">s</text:span><text:span text:style-name="T1">t</text:span><text:span text:style-name="T9">e</text:span>m<text:span text:style-name="T3">s</text:span><text:span text:style-name="T7"> </text:span>o<text:span text:style-name="T1">f</text:span><text:span text:style-name="T7"> </text:span>G<text:span text:style-name="T2">o</text:span><text:span text:style-name="T8">v</text:span><text:span text:style-name="T13">e</text:span><text:span text:style-name="T1">r</text:span><text:span text:style-name="T8">n</text:span>m<text:span text:style-name="T2">e</text:span><text:span text:style-name="T8">n</text:span>t<text:span text:style-name="T1">.</text:span><text:span text:style-name="T7"> </text:span>T<text:span text:style-name="T2">h</text:span><text:span text:style-name="T8">e</text:span> <text:span text:style-name="T2">h</text:span><text:span text:style-name="T7">i</text:span><text:span text:style-name="T14">s</text:span><text:span text:style-name="T1">t</text:span><text:span text:style-name="T9">o</text:span>r<text:span text:style-name="T3">y</text:span><text:span text:style-name="T7"> </text:span>o<text:span text:style-name="T1">f</text:span><text:span text:style-name="T7"> </text:span>t<text:span text:style-name="T2">h</text:span><text:span text:style-name="T8">e</text:span> <text:span text:style-name="T2">p</text:span><text:span text:style-name="T7">r</text:span><text:span text:style-name="T14">e</text:span><text:span text:style-name="T4">s</text:span><text:span text:style-name="T8">e</text:span>n<text:span text:style-name="T1">t</text:span><text:span text:style-name="T7"> </text:span>K<text:span text:style-name="T1">i</text:span><text:span text:style-name="T9">n</text:span><text:span text:style-name="T14">g</text:span><text:span text:style-name="T1"> </text:span><text:span text:style-name="T7">o</text:span>f<text:span text:style-name="T1"> </text:span><text:span text:style-name="T7">G</text:span>r<text:span text:style-name="T2">e</text:span><text:span text:style-name="T8">a</text:span>t<text:span text:style-name="T1"> </text:span><text:span text:style-name="T7">B</text:span>r<text:span text:style-name="T1">i</text:span><text:span text:style-name="T7">t</text:span><text:span text:style-name="T13">a</text:span><text:span text:style-name="T1">i</text:span><text:span text:style-name="T8">n</text:span> <text:span text:style-name="T1">i</text:span><text:span text:style-name="T7">s</text:span> <text:span text:style-name="T1">a</text:span><text:span text:style-name="T7"> </text:span><text:span text:style-name="T13">h</text:span><text:span text:style-name="T1">i</text:span><text:span text:style-name="T8">s</text:span>t<text:span text:style-name="T2">o</text:span><text:span text:style-name="T7">r</text:span><text:span text:style-name="T14">y</text:span><text:span text:style-name="T1"> </text:span><text:span text:style-name="T7">o</text:span>f<text:span text:style-name="T1"> </text:span><text:span text:style-name="T7">r</text:span><text:span text:style-name="T13">e</text:span><text:span text:style-name="T3">p</text:span><text:span text:style-name="T9">e</text:span><text:span text:style-name="T14">a</text:span><text:span text:style-name="T1">t</text:span><text:span text:style-name="T9">e</text:span><text:span text:style-name="T14">d</text:span><text:span text:style-name="T1"> </text:span><text:span text:style-name="T7">i</text:span><text:span text:style-name="T13">n</text:span><text:span text:style-name="T1">j</text:span><text:span text:style-name="T8">u</text:span>r<text:span text:style-name="T1">i</text:span><text:span text:style-name="T9">e</text:span><text:span text:style-name="T14">s</text:span><text:span text:style-name="T1"> </text:span><text:span text:style-name="T9">a</text:span><text:span text:style-name="T14">n</text:span><text:span text:style-name="T1">d</text:span><text:span text:style-name="T7"> </text:span><text:span text:style-name="T13">u</text:span><text:span text:style-name="T3">s</text:span><text:span text:style-name="T9">u</text:span>r<text:span text:style-name="T3">p</text:span><text:span text:style-name="T9">a</text:span>t<text:span text:style-name="T1">i</text:span><text:span text:style-name="T8">o</text:span><text:span text:style-name="T13">n</text:span><text:span text:style-name="T3">s</text:span><text:span text:style-name="T7">,</text:span> <text:span text:style-name="T1">a</text:span><text:span text:style-name="T7">l</text:span>l<text:span text:style-name="T1"> </text:span><text:span text:style-name="T9">h</text:span><text:span text:style-name="T14">a</text:span><text:span text:style-name="T4">v</text:span><text:span text:style-name="T7">i</text:span><text:span text:style-name="T14">n</text:span><text:span text:style-name="T1">g</text:span><text:span text:style-name="T7"> </text:span>i<text:span text:style-name="T1">n</text:span><text:span text:style-name="T7"> </text:span><text:span text:style-name="T13">d</text:span><text:span text:style-name="T1">i</text:span><text:span text:style-name="T7">r</text:span><text:span text:style-name="T14">e</text:span><text:span text:style-name="T1">c</text:span><text:span text:style-name="T7">t</text:span> <text:span text:style-name="T2">o</text:span><text:span text:style-name="T8">b</text:span>j<text:span text:style-name="T2">e</text:span><text:span text:style-name="T8">c</text:span>t<text:span text:style-name="T1"> </text:span><text:span text:style-name="T7">t</text:span><text:span text:style-name="T13">h</text:span><text:span text:style-name="T3">e</text:span><text:span text:style-name="T7"> </text:span><text:span text:style-name="T13">e</text:span><text:span text:style-name="T3">s</text:span><text:span text:style-name="T7">t</text:span><text:span text:style-name="T13">a</text:span><text:span text:style-name="T3">b</text:span><text:span text:style-name="T7">l</text:span>i<text:span text:style-name="T4">s</text:span><text:span text:style-name="T8">h</text:span>m<text:span text:style-name="T2">e</text:span><text:span text:style-name="T8">n</text:span>t<text:span text:style-name="T1"> </text:span><text:span text:style-name="T7">o</text:span>f<text:span text:style-name="T1"> </text:span><text:span text:style-name="T9">a</text:span><text:span text:style-name="T14">n</text:span><text:span text:style-name="T1"> </text:span><text:span text:style-name="T9">a</text:span><text:span text:style-name="T14">b</text:span><text:span text:style-name="T4">s</text:span><text:span text:style-name="T8">o</text:span>l<text:span text:style-name="T2">u</text:span><text:span text:style-name="T7">t</text:span><text:span text:style-name="T14">e</text:span><text:span text:style-name="T1"> </text:span><text:span text:style-name="T7">T</text:span><text:span text:style-name="T12">y</text:span><text:span text:style-name="T1">r</text:span><text:span text:style-name="T8">a</text:span><text:span text:style-name="T13">n</text:span><text:span text:style-name="T3">n</text:span><text:span text:style-name="T7">y</text:span> <text:span text:style-name="T2">o</text:span><text:span text:style-name="T8">v</text:span>e<text:span text:style-name="T1">r</text:span><text:span text:style-name="T7"> </text:span>t<text:span text:style-name="T2">h</text:span><text:span text:style-name="T8">e</text:span><text:span text:style-name="T12">s</text:span><text:span text:style-name="T3">e</text:span><text:span text:style-name="T7"> </text:span>S<text:span text:style-name="T1">t</text:span><text:span text:style-name="T9">a</text:span>t<text:span text:style-name="T3">e</text:span><text:span text:style-name="T7">s</text:span>.<text:span text:style-name="T1"> </text:span><text:span text:style-name="T7">T</text:span>o<text:span text:style-name="T1"> </text:span><text:span text:style-name="T9">p</text:span>r<text:span text:style-name="T3">o</text:span><text:span text:style-name="T10">v</text:span><text:span text:style-name="T14">e</text:span><text:span text:style-name="T1"> </text:span><text:span text:style-name="T7">t</text:span><text:span text:style-name="T13">h</text:span><text:span text:style-name="T1">i</text:span><text:span text:style-name="T8">s</text:span>,<text:span text:style-name="T1"> </text:span><text:span text:style-name="T7">l</text:span>e<text:span text:style-name="T1">t</text:span><text:span text:style-name="T7"> </text:span>F<text:span text:style-name="T2">a</text:span><text:span text:style-name="T8">c</text:span>t<text:span text:style-name="T1">s</text:span><text:span text:style-name="T7"> </text:span><text:span text:style-name="T13">b</text:span><text:span text:style-name="T3">e</text:span><text:span text:style-name="T7"> </text:span><text:span text:style-name="T12">s</text:span><text:span text:style-name="T3">u</text:span><text:span text:style-name="T9">b</text:span>m<text:span text:style-name="T1">i</text:span><text:span text:style-name="T7">t</text:span>t<text:span text:style-name="T3">e</text:span><text:span text:style-name="T7">d</text:span> <text:span text:style-name="T1">t</text:span><text:span text:style-name="T7">o</text:span> <text:span text:style-name="T1">a</text:span><text:span text:style-name="T7"> </text:span><text:span text:style-name="T12">c</text:span><text:span text:style-name="T3">a</text:span><text:span text:style-name="T9">n</text:span><text:span text:style-name="T14">d</text:span><text:span text:style-name="T1">i</text:span><text:span text:style-name="T7">d</text:span> <text:span text:style-name="T1">w</text:span><text:span text:style-name="T9">o</text:span>r<text:span text:style-name="T1">l</text:span><text:span text:style-name="T8">d</text:span>.</text:p>
      <text:p text:style-name="P5"><text:span text:style-name="T7">H</text:span>e<text:span text:style-name="T1"> </text:span><text:span text:style-name="T9">h</text:span><text:span text:style-name="T14">a</text:span><text:span text:style-name="T1">s</text:span><text:span text:style-name="T7"> </text:span>r<text:span text:style-name="T2">e</text:span><text:span text:style-name="T7">f</text:span><text:span text:style-name="T14">u</text:span><text:span text:style-name="T4">s</text:span><text:span text:style-name="T8">e</text:span>d<text:span text:style-name="T1"> </text:span><text:span text:style-name="T9">h</text:span>i<text:span text:style-name="T3">s</text:span><text:span text:style-name="T7"> </text:span>A<text:span text:style-name="T4">s</text:span><text:span text:style-name="T8">s</text:span><text:span text:style-name="T13">e</text:span><text:span text:style-name="T3">n</text:span><text:span text:style-name="T7">t</text:span> <text:span text:style-name="T1">t</text:span><text:span text:style-name="T7">o</text:span> <text:span text:style-name="T1">L</text:span><text:span text:style-name="T9">a</text:span>w<text:span text:style-name="T3">s</text:span><text:span text:style-name="T7">,</text:span> <text:span text:style-name="T1">t</text:span><text:span text:style-name="T9">h</text:span><text:span text:style-name="T14">e</text:span><text:span text:style-name="T1"> </text:span><text:span text:style-name="T7">m</text:span><text:span text:style-name="T13">o</text:span><text:span text:style-name="T3">s</text:span><text:span text:style-name="T7">t</text:span> <text:span text:style-name="T1">w</text:span><text:span text:style-name="T9">h</text:span><text:span text:style-name="T14">o</text:span><text:span text:style-name="T1">l</text:span><text:span text:style-name="T9">e</text:span><text:span text:style-name="T14">s</text:span><text:span text:style-name="T2">o</text:span><text:span text:style-name="T7">m</text:span><text:span text:style-name="T14">e</text:span><text:span text:style-name="T1"> </text:span><text:span text:style-name="T9">a</text:span><text:span text:style-name="T14">n</text:span><text:span text:style-name="T1">d</text:span><text:span text:style-name="T7"> </text:span><text:span text:style-name="T13">n</text:span><text:span text:style-name="T3">e</text:span><text:span text:style-name="T10">c</text:span><text:span text:style-name="T14">e</text:span><text:span text:style-name="T4">s</text:span><text:span text:style-name="T8">s</text:span><text:span text:style-name="T13">a</text:span><text:span text:style-name="T1">r</text:span><text:span text:style-name="T8">y</text:span> <text:span text:style-name="T1">f</text:span><text:span text:style-name="T7">o</text:span>r<text:span text:style-name="T1"> </text:span><text:span text:style-name="T7">t</text:span><text:span text:style-name="T13">h</text:span><text:span text:style-name="T3">e</text:span><text:span text:style-name="T7"> </text:span><text:span text:style-name="T13">p</text:span><text:span text:style-name="T3">u</text:span><text:span text:style-name="T9">b</text:span>l<text:span text:style-name="T1">i</text:span><text:span text:style-name="T8">c</text:span> <text:span text:style-name="T2">g</text:span><text:span text:style-name="T8">o</text:span><text:span text:style-name="T13">o</text:span><text:span text:style-name="T3">d</text:span><text:span text:style-name="T7">.</text:span></text:p>
      <text:p text:style-name="P6"><text:span text:style-name="T1">H</text:span><text:span text:style-name="T7">e</text:span> <text:span text:style-name="T2">h</text:span><text:span text:style-name="T8">a</text:span>s<text:span text:style-name="T1"> </text:span><text:span text:style-name="T7">f</text:span><text:span text:style-name="T13">o</text:span><text:span text:style-name="T1">r</text:span><text:span text:style-name="T8">b</text:span>i<text:span text:style-name="T2">d</text:span><text:span text:style-name="T8">d</text:span><text:span text:style-name="T13">e</text:span><text:span text:style-name="T3">n</text:span><text:span text:style-name="T7"> </text:span><text:span text:style-name="T13">h</text:span><text:span text:style-name="T1">i</text:span><text:span text:style-name="T8">s</text:span> <text:span text:style-name="T1">G</text:span><text:span text:style-name="T9">o</text:span><text:span text:style-name="T14">v</text:span><text:span text:style-name="T2">e</text:span><text:span text:style-name="T7">r</text:span><text:span text:style-name="T14">n</text:span><text:span text:style-name="T2">o</text:span><text:span text:style-name="T7">r</text:span><text:span text:style-name="T14">s</text:span><text:span text:style-name="T1"> </text:span><text:span text:style-name="T7">t</text:span>o<text:span text:style-name="T1"> </text:span><text:span text:style-name="T9">p</text:span><text:span text:style-name="T14">a</text:span><text:span text:style-name="T4">s</text:span><text:span text:style-name="T8">s</text:span> <text:span text:style-name="T1">L</text:span><text:span text:style-name="T9">a</text:span>w<text:span text:style-name="T3">s</text:span><text:span text:style-name="T7"> </text:span>o<text:span text:style-name="T1">f</text:span><text:span text:style-name="T7"> </text:span>i<text:span text:style-name="T1">m</text:span><text:span text:style-name="T7">m</text:span><text:span text:style-name="T13">e</text:span><text:span text:style-name="T3">d</text:span><text:span text:style-name="T7">i</text:span><text:span text:style-name="T13">a</text:span><text:span text:style-name="T1">t</text:span><text:span text:style-name="T8">e</text:span> <text:span text:style-name="T2">a</text:span><text:span text:style-name="T8">n</text:span>d<text:span text:style-name="T1"> </text:span><text:span text:style-name="T9">p</text:span>r<text:span text:style-name="T3">e</text:span><text:span text:style-name="T10">s</text:span><text:span text:style-name="T14">s</text:span><text:span text:style-name="T1">i</text:span><text:span text:style-name="T9">n</text:span><text:span text:style-name="T14">g</text:span><text:span text:style-name="T1"> </text:span><text:span text:style-name="T7">i</text:span>m<text:span text:style-name="T2">p</text:span><text:span text:style-name="T8">o</text:span>r<text:span text:style-name="T1">t</text:span><text:span text:style-name="T9">a</text:span><text:span text:style-name="T14">n</text:span><text:span text:style-name="T4">c</text:span><text:span text:style-name="T8">e</text:span>,<text:span text:style-name="T1"> </text:span><text:span text:style-name="T9">u</text:span><text:span text:style-name="T14">n</text:span><text:span text:style-name="T1">l</text:span><text:span text:style-name="T9">e</text:span><text:span text:style-name="T14">s</text:span><text:span text:style-name="T1">s</text:span><text:span text:style-name="T7"> </text:span><text:span text:style-name="T12">s</text:span><text:span text:style-name="T3">u</text:span><text:span text:style-name="T10">s</text:span><text:span text:style-name="T14">p</text:span><text:span text:style-name="T2">e</text:span><text:span text:style-name="T8">n</text:span><text:span text:style-name="T13">d</text:span><text:span text:style-name="T3">e</text:span><text:span text:style-name="T7">d</text:span> <text:span text:style-name="T1">i</text:span><text:span text:style-name="T7">n</text:span> <text:span text:style-name="T1">t</text:span><text:span text:style-name="T9">h</text:span><text:span text:style-name="T14">e</text:span><text:span text:style-name="T1">i</text:span><text:span text:style-name="T7">r</text:span> <text:span text:style-name="T2">o</text:span><text:span text:style-name="T8">p</text:span><text:span text:style-name="T13">e</text:span><text:span text:style-name="T1">r</text:span><text:span text:style-name="T8">a</text:span>t<text:span text:style-name="T1">i</text:span><text:span text:style-name="T9">o</text:span><text:span text:style-name="T14">n</text:span><text:span text:style-name="T1"> </text:span><text:span text:style-name="T7">t</text:span>i<text:span text:style-name="T1">l</text:span><text:span text:style-name="T7">l</text:span> <text:span text:style-name="T2">h</text:span><text:span text:style-name="T7">i</text:span><text:span text:style-name="T14">s</text:span><text:span text:style-name="T1"> </text:span><text:span text:style-name="T7">A</text:span><text:span text:style-name="T12">s</text:span><text:span text:style-name="T3">s</text:span><text:span text:style-name="T9">e</text:span><text:span text:style-name="T14">n</text:span><text:span text:style-name="T1">t</text:span><text:span text:style-name="T7"> </text:span><text:span text:style-name="T12">s</text:span><text:span text:style-name="T3">h</text:span><text:span text:style-name="T9">o</text:span><text:span text:style-name="T14">u</text:span><text:span text:style-name="T1">l</text:span><text:span text:style-name="T7">d</text:span> <text:span text:style-name="T2">b</text:span><text:span text:style-name="T8">e</text:span> <text:span text:style-name="T2">o</text:span><text:span text:style-name="T8">b</text:span>t<text:span text:style-name="T2">a</text:span><text:span text:style-name="T7">i</text:span><text:span text:style-name="T14">n</text:span><text:span text:style-name="T2">e</text:span><text:span text:style-name="T8">d</text:span>;<text:span text:style-name="T1"> </text:span><text:span text:style-name="T9">a</text:span><text:span text:style-name="T14">n</text:span><text:span text:style-name="T1">d</text:span><text:span text:style-name="T7"> </text:span>w<text:span text:style-name="T2">h</text:span><text:span text:style-name="T8">e</text:span>n<text:span text:style-name="T1"> </text:span><text:span text:style-name="T10">s</text:span><text:span text:style-name="T14">o</text:span><text:span text:style-name="T1"> </text:span><text:span text:style-name="T10">s</text:span><text:span text:style-name="T14">u</text:span><text:span text:style-name="T4">s</text:span><text:span text:style-name="T8">p</text:span><text:span text:style-name="T13">e</text:span><text:span text:style-name="T3">n</text:span><text:span text:style-name="T9">d</text:span><text:span text:style-name="T14">e</text:span><text:span text:style-name="T1">d</text:span><text:span text:style-name="T7">,</text:span> <text:span text:style-name="T2">h</text:span><text:span text:style-name="T8">e</text:span> <text:span text:style-name="T2">h</text:span><text:span text:style-name="T8">a</text:span>s<text:span text:style-name="T1"> </text:span><text:span text:style-name="T9">u</text:span>t<text:span text:style-name="T1">t</text:span><text:span text:style-name="T8">e</text:span>r<text:span text:style-name="T1">l</text:span><text:span text:style-name="T7">y</text:span> <text:span text:style-name="T2">n</text:span><text:span text:style-name="T8">e</text:span><text:span text:style-name="T13">g</text:span><text:span text:style-name="T1">l</text:span><text:span text:style-name="T8">e</text:span><text:span text:style-name="T12">c</text:span><text:span text:style-name="T1">t</text:span><text:span text:style-name="T8">e</text:span>d<text:span text:style-name="T1"> </text:span><text:span text:style-name="T7">t</text:span>o<text:span text:style-name="T1"> </text:span><text:span text:style-name="T9">a</text:span>t<text:span text:style-name="T1">t</text:span><text:span text:style-name="T8">e</text:span><text:span text:style-name="T13">n</text:span><text:span text:style-name="T3">d</text:span><text:span text:style-name="T7"> </text:span>t<text:span text:style-name="T1">o</text:span><text:span text:style-name="T7"> </text:span>t<text:span text:style-name="T2">h</text:span><text:span text:style-name="T8">e</text:span>m<text:span text:style-name="T1">.</text:span></text:p>
      <text:p text:style-name="P6">H<text:span text:style-name="T1">e</text:span><text:span text:style-name="T7"> </text:span><text:span text:style-name="T13">h</text:span><text:span text:style-name="T3">a</text:span><text:span text:style-name="T7">s</text:span> <text:span text:style-name="T1">r</text:span><text:span text:style-name="T9">e</text:span>f<text:span text:style-name="T3">u</text:span><text:span text:style-name="T10">s</text:span><text:span text:style-name="T14">e</text:span><text:span text:style-name="T1">d</text:span><text:span text:style-name="T7"> </text:span>t<text:span text:style-name="T1">o</text:span><text:span text:style-name="T7"> </text:span><text:span text:style-name="T13">p</text:span><text:span text:style-name="T3">a</text:span><text:span text:style-name="T10">s</text:span><text:span text:style-name="T14">s</text:span><text:span text:style-name="T1"> </text:span><text:span text:style-name="T9">o</text:span>t<text:span text:style-name="T3">h</text:span><text:span text:style-name="T7">e</text:span>r<text:span text:style-name="T1"> </text:span><text:span text:style-name="T7">L</text:span><text:span text:style-name="T13">a</text:span><text:span text:style-name="T1">w</text:span><text:span text:style-name="T8">s</text:span> <text:span text:style-name="T1">f</text:span><text:span text:style-name="T7">o</text:span>r<text:span text:style-name="T1"> </text:span><text:span text:style-name="T7">t</text:span><text:span text:style-name="T13">h</text:span><text:span text:style-name="T3">e</text:span><text:span text:style-name="T7"> </text:span><text:span text:style-name="T13">a</text:span><text:span text:style-name="T3">c</text:span><text:span text:style-name="T10">c</text:span><text:span text:style-name="T14">o</text:span><text:span text:style-name="T1">m</text:span><text:span text:style-name="T7">m</text:span><text:span text:style-name="T13">o</text:span><text:span text:style-name="T3">d</text:span><text:span text:style-name="T9">a</text:span>t<text:span text:style-name="T1">i</text:span><text:span text:style-name="T8">o</text:span>n<text:span text:style-name="T1"> </text:span><text:span text:style-name="T7">o</text:span>f<text:span text:style-name="T1"> </text:span><text:span text:style-name="T7">l</text:span><text:span text:style-name="T13">a</text:span><text:span text:style-name="T1">r</text:span><text:span text:style-name="T8">g</text:span>e<text:span text:style-name="T1"> </text:span><text:span text:style-name="T9">d</text:span>i<text:span text:style-name="T3">s</text:span><text:span text:style-name="T7">t</text:span>r<text:span text:style-name="T1">i</text:span><text:span text:style-name="T10">c</text:span>t<text:span text:style-name="T3">s</text:span><text:span text:style-name="T7"> </text:span>o<text:span text:style-name="T1">f</text:span><text:span text:style-name="T7"> </text:span><text:span text:style-name="T13">p</text:span><text:span text:style-name="T3">e</text:span><text:span text:style-name="T9">o</text:span><text:span text:style-name="T14">p</text:span><text:span text:style-name="T1">l</text:span><text:span text:style-name="T7">e</text:span>,<text:span text:style-name="T1"> </text:span><text:span text:style-name="T9">u</text:span><text:span text:style-name="T14">n</text:span><text:span text:style-name="T1">l</text:span><text:span text:style-name="T9">e</text:span><text:span text:style-name="T14">s</text:span><text:span text:style-name="T1">s</text:span><text:span text:style-name="T7"> </text:span>t<text:span text:style-name="T2">h</text:span><text:span text:style-name="T8">o</text:span><text:span text:style-name="T12">s</text:span><text:span text:style-name="T3">e</text:span><text:span text:style-name="T7"> </text:span><text:span text:style-name="T13">p</text:span><text:span text:style-name="T3">e</text:span><text:span text:style-name="T9">o</text:span><text:span text:style-name="T14">p</text:span><text:span text:style-name="T1">l</text:span><text:span text:style-name="T7">e</text:span> <text:span text:style-name="T1">w</text:span><text:span text:style-name="T9">o</text:span><text:span text:style-name="T14">u</text:span><text:span text:style-name="T1">l</text:span><text:span text:style-name="T7">d</text:span> <text:span text:style-name="T1">r</text:span><text:span text:style-name="T9">e</text:span>l<text:span text:style-name="T1">i</text:span><text:span text:style-name="T8">n</text:span><text:span text:style-name="T13">q</text:span><text:span text:style-name="T3">u</text:span><text:span text:style-name="T7">i</text:span><text:span text:style-name="T12">s</text:span><text:span text:style-name="T3">h</text:span><text:span text:style-name="T7"> </text:span>t<text:span text:style-name="T2">h</text:span><text:span text:style-name="T8">e</text:span> <text:span text:style-name="T1">r</text:span><text:span text:style-name="T7">i</text:span><text:span text:style-name="T13">g</text:span><text:span text:style-name="T3">h</text:span><text:span text:style-name="T7">t</text:span> <text:span text:style-name="T1">o</text:span><text:span text:style-name="T7">f</text:span> <text:span text:style-name="T1">R</text:span><text:span text:style-name="T9">e</text:span><text:span text:style-name="T14">p</text:span><text:span text:style-name="T1">r</text:span><text:span text:style-name="T9">e</text:span><text:span text:style-name="T14">s</text:span><text:span text:style-name="T2">e</text:span><text:span text:style-name="T8">n</text:span>t<text:span text:style-name="T2">a</text:span><text:span text:style-name="T7">t</text:span>i<text:span text:style-name="T3">o</text:span><text:span text:style-name="T7">n</text:span> <text:span text:style-name="T1">i</text:span><text:span text:style-name="T7">n</text:span> <text:span text:style-name="T1">t</text:span><text:span text:style-name="T9">h</text:span><text:span text:style-name="T14">e</text:span><text:span text:style-name="T1"> </text:span><text:span text:style-name="T7">L</text:span><text:span text:style-name="T13">e</text:span><text:span text:style-name="T3">g</text:span><text:span text:style-name="T7">i</text:span><text:span text:style-name="T12">s</text:span><text:span text:style-name="T1">l</text:span><text:span text:style-name="T8">a</text:span>t<text:span text:style-name="T2">u</text:span><text:span text:style-name="T7">r</text:span><text:span text:style-name="T14">e</text:span><text:span text:style-name="T1">,</text:span><text:span text:style-name="T7"> </text:span>a<text:span text:style-name="T1"> </text:span><text:span text:style-name="T7">r</text:span>i<text:span text:style-name="T2">g</text:span><text:span text:style-name="T8">h</text:span>t<text:span text:style-name="T1"> </text:span><text:span text:style-name="T7">i</text:span><text:span text:style-name="T13">n</text:span><text:span text:style-name="T3">e</text:span><text:span text:style-name="T10">s</text:span>t<text:span text:style-name="T1">i</text:span><text:span text:style-name="T7">m</text:span><text:span text:style-name="T14">a</text:span><text:span text:style-name="T2">b</text:span><text:span text:style-name="T7">l</text:span><text:span text:style-name="T14">e</text:span><text:span text:style-name="T1"> </text:span><text:span text:style-name="T7">t</text:span>o<text:span text:style-name="T1"> </text:span><text:span text:style-name="T7">t</text:span><text:span text:style-name="T13">h</text:span><text:span text:style-name="T3">e</text:span><text:span text:style-name="T7">m</text:span> <text:span text:style-name="T2">a</text:span><text:span text:style-name="T8">n</text:span>d<text:span text:style-name="T1"> </text:span><text:span text:style-name="T7">f</text:span><text:span text:style-name="T13">o</text:span><text:span text:style-name="T1">r</text:span><text:span text:style-name="T7">m</text:span>i<text:span text:style-name="T3">d</text:span><text:span text:style-name="T9">a</text:span><text:span text:style-name="T14">b</text:span><text:span text:style-name="T1">l</text:span><text:span text:style-name="T7">e</text:span> <text:span text:style-name="T1">t</text:span><text:span text:style-name="T7">o</text:span> <text:span text:style-name="T1">t</text:span><text:span text:style-name="T10">y</text:span>r<text:span text:style-name="T3">a</text:span><text:span text:style-name="T9">n</text:span>t<text:span text:style-name="T3">s</text:span><text:span text:style-name="T7"> </text:span><text:span text:style-name="T13">o</text:span><text:span text:style-name="T3">n</text:span><text:span text:style-name="T7">l</text:span><text:span text:style-name="T12">y</text:span><text:span text:style-name="T1">.</text:span></text:p>
      <text:p text:style-name="P6">H<text:span text:style-name="T3">e</text:span><text:span text:style-name="T7"> </text:span><text:span text:style-name="T13">h</text:span><text:span text:style-name="T3">a</text:span><text:span text:style-name="T7">s</text:span> <text:span text:style-name="T4">c</text:span><text:span text:style-name="T8">a</text:span>l<text:span text:style-name="T1">l</text:span><text:span text:style-name="T9">e</text:span><text:span text:style-name="T14">d</text:span><text:span text:style-name="T1"> </text:span><text:span text:style-name="T7">t</text:span><text:span text:style-name="T13">o</text:span><text:span text:style-name="T3">g</text:span><text:span text:style-name="T9">e</text:span>t<text:span text:style-name="T3">h</text:span><text:span text:style-name="T7">e</text:span>r<text:span text:style-name="T1"> </text:span><text:span text:style-name="T7">l</text:span><text:span text:style-name="T13">e</text:span><text:span text:style-name="T3">g</text:span><text:span text:style-name="T7">i</text:span><text:span text:style-name="T12">s</text:span><text:span text:style-name="T1">l</text:span><text:span text:style-name="T8">a</text:span>t<text:span text:style-name="T1">i</text:span><text:span text:style-name="T10">v</text:span><text:span text:style-name="T14">e</text:span><text:span text:style-name="T1"> </text:span><text:span text:style-name="T9">b</text:span><text:span text:style-name="T14">o</text:span><text:span text:style-name="T2">d</text:span><text:span text:style-name="T7">i</text:span><text:span text:style-name="T14">e</text:span><text:span text:style-name="T1">s</text:span><text:span text:style-name="T7"> </text:span>a<text:span text:style-name="T1">t</text:span><text:span text:style-name="T7"> </text:span><text:span text:style-name="T13">p</text:span><text:span text:style-name="T1">l</text:span><text:span text:style-name="T8">a</text:span><text:span text:style-name="T12">c</text:span><text:span text:style-name="T3">e</text:span><text:span text:style-name="T7">s</text:span> <text:span text:style-name="T2">u</text:span><text:span text:style-name="T8">n</text:span><text:span text:style-name="T13">u</text:span><text:span text:style-name="T3">s</text:span><text:span text:style-name="T9">u</text:span><text:span text:style-name="T14">a</text:span><text:span text:style-name="T1">l</text:span><text:span text:style-name="T7">,</text:span> <text:span text:style-name="T2">u</text:span><text:span text:style-name="T8">n</text:span><text:span text:style-name="T12">c</text:span><text:span text:style-name="T3">o</text:span><text:span text:style-name="T7">m</text:span>f<text:span text:style-name="T2">o</text:span><text:span text:style-name="T7">r</text:span>t<text:span text:style-name="T3">a</text:span><text:span text:style-name="T9">b</text:span>l<text:span text:style-name="T3">e</text:span><text:span text:style-name="T7">,</text:span> <text:span text:style-name="T2">a</text:span><text:span text:style-name="T8">n</text:span>d<text:span text:style-name="T1"> </text:span><text:span text:style-name="T9">d</text:span>i<text:span text:style-name="T3">s</text:span><text:span text:style-name="T7">t</text:span><text:span text:style-name="T13">a</text:span><text:span text:style-name="T3">n</text:span><text:span text:style-name="T7">t</text:span> <text:span text:style-name="T1">f</text:span><text:span text:style-name="T7">r</text:span>o<text:span text:style-name="T1">m</text:span><text:span text:style-name="T7"> </text:span>t<text:span text:style-name="T2">h</text:span><text:span text:style-name="T8">e</text:span> <text:span text:style-name="T2">d</text:span><text:span text:style-name="T8">e</text:span><text:span text:style-name="T13">p</text:span><text:span text:style-name="T3">o</text:span><text:span text:style-name="T10">s</text:span>i<text:span text:style-name="T1">t</text:span><text:span text:style-name="T8">o</text:span>r<text:span text:style-name="T1">y</text:span><text:span text:style-name="T7"> </text:span>o<text:span text:style-name="T1">f</text:span><text:span text:style-name="T7"> </text:span>t<text:span text:style-name="T2">h</text:span><text:span text:style-name="T8">e</text:span>i<text:span text:style-name="T1">r</text:span><text:span text:style-name="T7"> </text:span><text:span text:style-name="T13">p</text:span><text:span text:style-name="T3">u</text:span><text:span text:style-name="T9">b</text:span>l<text:span text:style-name="T1">i</text:span><text:span text:style-name="T8">c</text:span> <text:span text:style-name="T1">R</text:span><text:span text:style-name="T9">e</text:span><text:span text:style-name="T14">c</text:span><text:span text:style-name="T2">o</text:span><text:span text:style-name="T7">r</text:span><text:span text:style-name="T14">d</text:span><text:span text:style-name="T1">s</text:span><text:span text:style-name="T7">,</text:span> <text:span text:style-name="T1">f</text:span><text:span text:style-name="T7">o</text:span>r<text:span text:style-name="T1"> </text:span><text:span text:style-name="T7">t</text:span><text:span text:style-name="T13">h</text:span><text:span text:style-name="T3">e</text:span><text:span text:style-name="T7"> </text:span><text:span text:style-name="T12">s</text:span><text:span text:style-name="T3">o</text:span><text:span text:style-name="T7">l</text:span>e<text:span text:style-name="T1"> </text:span><text:span text:style-name="T9">p</text:span><text:span text:style-name="T14">u</text:span><text:span text:style-name="T1">r</text:span><text:span text:style-name="T9">p</text:span><text:span text:style-name="T14">o</text:span><text:span text:style-name="T4">s</text:span><text:span text:style-name="T8">e</text:span> <text:span text:style-name="T1">o</text:span><text:span text:style-name="T7">f</text:span> <text:span text:style-name="T1">f</text:span><text:span text:style-name="T9">a</text:span>t<text:span text:style-name="T1">i</text:span><text:span text:style-name="T8">g</text:span><text:span text:style-name="T13">u</text:span><text:span text:style-name="T1">i</text:span><text:span text:style-name="T8">n</text:span>g<text:span text:style-name="T1"> </text:span><text:span text:style-name="T7">t</text:span><text:span text:style-name="T13">h</text:span><text:span text:style-name="T3">e</text:span><text:span text:style-name="T7">m</text:span> <text:span text:style-name="T1">i</text:span><text:span text:style-name="T9">n</text:span>t<text:span text:style-name="T3">o</text:span><text:span text:style-name="T7"> </text:span><text:span text:style-name="T12">c</text:span><text:span text:style-name="T3">o</text:span><text:span text:style-name="T7">m</text:span><text:span text:style-name="T13">p</text:span><text:span text:style-name="T1">l</text:span><text:span text:style-name="T7">i</text:span><text:span text:style-name="T14">a</text:span><text:span text:style-name="T2">n</text:span><text:span text:style-name="T8">c</text:span>e<text:span text:style-name="T1"> </text:span><text:span text:style-name="T7">w</text:span>i<text:span text:style-name="T1">t</text:span><text:span text:style-name="T7">h</text:span> <text:span text:style-name="T2">h</text:span><text:span text:style-name="T7">i</text:span><text:span text:style-name="T14">s</text:span><text:span text:style-name="T1"> </text:span><text:span text:style-name="T7">m</text:span><text:span text:style-name="T13">e</text:span><text:span text:style-name="T3">a</text:span><text:span text:style-name="T10">s</text:span><text:span text:style-name="T14">u</text:span><text:span text:style-name="T1">r</text:span><text:span text:style-name="T9">e</text:span><text:span text:style-name="T14">s</text:span><text:span text:style-name="T1">.</text:span></text:p>
      <text:p text:style-name="P6">H<text:span text:style-name="T1">e</text:span><text:span text:style-name="T7"> </text:span><text:span text:style-name="T13">h</text:span><text:span text:style-name="T3">a</text:span><text:span text:style-name="T7">s</text:span> <text:span text:style-name="T2">d</text:span><text:span text:style-name="T7">i</text:span><text:span text:style-name="T14">s</text:span><text:span text:style-name="T4">s</text:span><text:span text:style-name="T8">o</text:span>l<text:span text:style-name="T4">v</text:span><text:span text:style-name="T8">e</text:span>d<text:span text:style-name="T1"> </text:span><text:span text:style-name="T7">R</text:span><text:span text:style-name="T13">e</text:span><text:span text:style-name="T3">p</text:span><text:span text:style-name="T7">r</text:span><text:span text:style-name="T13">e</text:span><text:span text:style-name="T3">s</text:span><text:span text:style-name="T9">e</text:span><text:span text:style-name="T14">n</text:span><text:span text:style-name="T1">t</text:span><text:span text:style-name="T9">a</text:span>t<text:span text:style-name="T1">i</text:span><text:span text:style-name="T8">v</text:span>e<text:span text:style-name="T1"> </text:span><text:span text:style-name="T7">H</text:span><text:span text:style-name="T13">o</text:span><text:span text:style-name="T3">u</text:span><text:span text:style-name="T10">s</text:span><text:span text:style-name="T14">e</text:span><text:span text:style-name="T1">s</text:span><text:span text:style-name="T7"> </text:span>r<text:span text:style-name="T2">e</text:span><text:span text:style-name="T8">p</text:span><text:span text:style-name="T13">e</text:span><text:span text:style-name="T3">a</text:span><text:span text:style-name="T7">t</text:span><text:span text:style-name="T13">e</text:span><text:span text:style-name="T3">d</text:span><text:span text:style-name="T7">l</text:span>y<text:span text:style-name="T1">,</text:span><text:span text:style-name="T7"> </text:span>f<text:span text:style-name="T1">o</text:span><text:span text:style-name="T7">r</text:span> <text:span text:style-name="T2">o</text:span><text:span text:style-name="T8">p</text:span><text:span text:style-name="T13">p</text:span><text:span text:style-name="T3">o</text:span><text:span text:style-name="T10">s</text:span>i<text:span text:style-name="T3">n</text:span><text:span text:style-name="T7">g</text:span> <text:span text:style-name="T1">w</text:span><text:span text:style-name="T7">i</text:span>t<text:span text:style-name="T1">h</text:span><text:span text:style-name="T7"> </text:span>m<text:span text:style-name="T2">a</text:span><text:span text:style-name="T8">n</text:span>l<text:span text:style-name="T1">y</text:span><text:span text:style-name="T7"> </text:span>f<text:span text:style-name="T1">i</text:span><text:span text:style-name="T7">r</text:span>m<text:span text:style-name="T2">n</text:span><text:span text:style-name="T8">e</text:span><text:span text:style-name="T12">s</text:span><text:span text:style-name="T3">s</text:span><text:span text:style-name="T7"> </text:span><text:span text:style-name="T13">h</text:span><text:span text:style-name="T1">i</text:span><text:span text:style-name="T8">s</text:span> <text:span text:style-name="T1">i</text:span><text:span text:style-name="T9">n</text:span><text:span text:style-name="T14">v</text:span><text:span text:style-name="T2">a</text:span><text:span text:style-name="T8">s</text:span>i<text:span text:style-name="T2">o</text:span><text:span text:style-name="T8">n</text:span>s<text:span text:style-name="T1"> </text:span><text:span text:style-name="T9">o</text:span><text:span text:style-name="T14">n</text:span><text:span text:style-name="T1"> </text:span><text:span text:style-name="T7">t</text:span><text:span text:style-name="T13">h</text:span><text:span text:style-name="T3">e</text:span><text:span text:style-name="T7"> </text:span>r<text:span text:style-name="T1">i</text:span><text:span text:style-name="T9">g</text:span><text:span text:style-name="T14">h</text:span><text:span text:style-name="T1">t</text:span><text:span text:style-name="T7">s</text:span> <text:span text:style-name="T1">o</text:span><text:span text:style-name="T7">f</text:span> <text:span text:style-name="T1">t</text:span><text:span text:style-name="T9">h</text:span><text:span text:style-name="T14">e</text:span><text:span text:style-name="T1"> </text:span><text:span text:style-name="T9">p</text:span><text:span text:style-name="T14">e</text:span><text:span text:style-name="T2">o</text:span><text:span text:style-name="T8">p</text:span>l<text:span text:style-name="T2">e</text:span><text:span text:style-name="T7">.</text:span></text:p>
      <text:p text:style-name="P6"><text:span text:style-name="T1">H</text:span><text:span text:style-name="T8">e</text:span> <text:span text:style-name="T2">h</text:span><text:span text:style-name="T8">a</text:span>s<text:span text:style-name="T1"> </text:span><text:span text:style-name="T7">r</text:span><text:span text:style-name="T13">e</text:span><text:span text:style-name="T1">f</text:span><text:span text:style-name="T8">u</text:span><text:span text:style-name="T12">s</text:span><text:span text:style-name="T3">e</text:span><text:span text:style-name="T7">d</text:span> <text:span text:style-name="T1">f</text:span><text:span text:style-name="T7">o</text:span>r<text:span text:style-name="T1"> </text:span><text:span text:style-name="T7">a</text:span> <text:span text:style-name="T1">l</text:span><text:span text:style-name="T9">o</text:span><text:span text:style-name="T14">n</text:span><text:span text:style-name="T1">g</text:span><text:span text:style-name="T7"> </text:span>t<text:span text:style-name="T1">i</text:span><text:span text:style-name="T7">m</text:span>e<text:span text:style-name="T1">,</text:span><text:span text:style-name="T7"> </text:span><text:span text:style-name="T13">a</text:span><text:span text:style-name="T1">f</text:span><text:span text:style-name="T7">t</text:span><text:span text:style-name="T14">e</text:span><text:span text:style-name="T1">r</text:span><text:span text:style-name="T7"> </text:span><text:span text:style-name="T12">s</text:span><text:span text:style-name="T3">u</text:span><text:span text:style-name="T10">c</text:span><text:span text:style-name="T14">h</text:span><text:span text:style-name="T1"> </text:span><text:span text:style-name="T9">d</text:span>i<text:span text:style-name="T3">s</text:span><text:span text:style-name="T10">s</text:span><text:span text:style-name="T14">o</text:span><text:span text:style-name="T1">l</text:span><text:span text:style-name="T9">u</text:span>t<text:span text:style-name="T1">i</text:span><text:span text:style-name="T8">o</text:span><text:span text:style-name="T13">n</text:span><text:span text:style-name="T3">s</text:span><text:span text:style-name="T7">,</text:span> <text:span text:style-name="T1">t</text:span><text:span text:style-name="T7">o</text:span> <text:span text:style-name="T4">c</text:span><text:span text:style-name="T8">a</text:span><text:span text:style-name="T13">u</text:span><text:span text:style-name="T3">s</text:span><text:span text:style-name="T7">e</text:span> <text:span text:style-name="T2">o</text:span><text:span text:style-name="T7">t</text:span><text:span text:style-name="T14">h</text:span><text:span text:style-name="T2">e</text:span><text:span text:style-name="T7">r</text:span><text:span text:style-name="T14">s</text:span><text:span text:style-name="T1"> </text:span><text:span text:style-name="T7">t</text:span>o<text:span text:style-name="T1"> </text:span><text:span text:style-name="T9">b</text:span><text:span text:style-name="T14">e</text:span><text:span text:style-name="T1"> </text:span><text:span text:style-name="T9">e</text:span>l<text:span text:style-name="T3">e</text:span><text:span text:style-name="T10">c</text:span>t<text:span text:style-name="T3">e</text:span><text:span text:style-name="T7">d</text:span>;<text:span text:style-name="T1"> </text:span><text:span text:style-name="T7">w</text:span><text:span text:style-name="T13">h</text:span><text:span text:style-name="T3">e</text:span><text:span text:style-name="T7">r</text:span><text:span text:style-name="T13">e</text:span><text:span text:style-name="T3">b</text:span><text:span text:style-name="T7">y</text:span> <text:span text:style-name="T1">t</text:span><text:span text:style-name="T9">h</text:span><text:span text:style-name="T14">e</text:span><text:span text:style-name="T1"> </text:span><text:span text:style-name="T7">L</text:span><text:span text:style-name="T13">e</text:span><text:span text:style-name="T3">g</text:span><text:span text:style-name="T7">i</text:span><text:span text:style-name="T12">s</text:span><text:span text:style-name="T1">l</text:span><text:span text:style-name="T8">a</text:span>t<text:span text:style-name="T1">i</text:span><text:span text:style-name="T10">v</text:span><text:span text:style-name="T14">e</text:span><text:span text:style-name="T1"> </text:span><text:span text:style-name="T9">p</text:span><text:span text:style-name="T14">o</text:span><text:span text:style-name="T1">w</text:span><text:span text:style-name="T9">e</text:span>r<text:span text:style-name="T3">s</text:span><text:span text:style-name="T7">,</text:span> <text:span text:style-name="T1">i</text:span><text:span text:style-name="T9">n</text:span><text:span text:style-name="T14">c</text:span><text:span text:style-name="T2">a</text:span><text:span text:style-name="T8">p</text:span><text:span text:style-name="T13">a</text:span><text:span text:style-name="T3">b</text:span><text:span text:style-name="T7">l</text:span>e<text:span text:style-name="T1"> </text:span><text:span text:style-name="T7">o</text:span>f<text:span text:style-name="T1"> </text:span><text:span text:style-name="T7">A</text:span><text:span text:style-name="T13">n</text:span><text:span text:style-name="T3">n</text:span><text:span text:style-name="T7">i</text:span><text:span text:style-name="T13">h</text:span><text:span text:style-name="T1">i</text:span><text:span text:style-name="T7">l</text:span><text:span text:style-name="T14">a</text:span><text:span text:style-name="T1">t</text:span><text:span text:style-name="T7">i</text:span><text:span text:style-name="T13">o</text:span><text:span text:style-name="T3">n</text:span><text:span text:style-name="T7">,</text:span> <text:span text:style-name="T2">h</text:span><text:span text:style-name="T8">a</text:span><text:span text:style-name="T12">v</text:span><text:span text:style-name="T3">e</text:span><text:span text:style-name="T7"> </text:span>r<text:span text:style-name="T2">e</text:span><text:span text:style-name="T7">t</text:span><text:span text:style-name="T14">u</text:span><text:span text:style-name="T1">r</text:span><text:span text:style-name="T9">n</text:span><text:span text:style-name="T14">e</text:span><text:span text:style-name="T1">d</text:span><text:span text:style-name="T7"> </text:span>t<text:span text:style-name="T1">o</text:span><text:span text:style-name="T7"> </text:span>t<text:span text:style-name="T2">h</text:span><text:span text:style-name="T8">e</text:span> <text:span text:style-name="T1">P</text:span><text:span text:style-name="T9">e</text:span><text:span text:style-name="T14">o</text:span><text:span text:style-name="T2">p</text:span><text:span text:style-name="T7">l</text:span><text:span text:style-name="T14">e</text:span><text:span text:style-name="T1"> </text:span><text:span text:style-name="T7">a</text:span>t<text:span text:style-name="T1"> </text:span><text:span text:style-name="T7">l</text:span><text:span text:style-name="T13">a</text:span><text:span text:style-name="T1">r</text:span><text:span text:style-name="T8">g</text:span>e<text:span text:style-name="T1"> </text:span><text:span text:style-name="T7">f</text:span>o<text:span text:style-name="T1">r</text:span><text:span text:style-name="T7"> </text:span>t<text:span text:style-name="T2">h</text:span><text:span text:style-name="T8">e</text:span>i<text:span text:style-name="T1">r</text:span><text:span text:style-name="T7"> </text:span><text:span text:style-name="T13">e</text:span><text:span text:style-name="T3">x</text:span><text:span text:style-name="T9">e</text:span>r<text:span text:style-name="T3">c</text:span><text:span text:style-name="T7">i</text:span><text:span text:style-name="T12">s</text:span><text:span text:style-name="T3">e</text:span><text:span text:style-name="T7">;</text:span> <text:span text:style-name="T1">t</text:span><text:span text:style-name="T9">h</text:span><text:span text:style-name="T14">e</text:span><text:span text:style-name="T1"> </text:span><text:span text:style-name="T7">S</text:span>t<text:span text:style-name="T2">a</text:span><text:span text:style-name="T7">t</text:span><text:span text:style-name="T14">e</text:span><text:span text:style-name="T1"> </text:span><text:span text:style-name="T7">r</text:span><text:span text:style-name="T13">e</text:span><text:span text:style-name="T1">m</text:span><text:span text:style-name="T8">a</text:span>i<text:span text:style-name="T2">n</text:span><text:span text:style-name="T7">i</text:span><text:span text:style-name="T14">n</text:span><text:span text:style-name="T1">g</text:span><text:span text:style-name="T7"> </text:span>i<text:span text:style-name="T1">n</text:span><text:span text:style-name="T7"> </text:span>t<text:span text:style-name="T2">h</text:span><text:span text:style-name="T8">e</text:span> <text:span text:style-name="T1">m</text:span><text:span text:style-name="T9">e</text:span><text:span text:style-name="T14">a</text:span><text:span text:style-name="T1">n</text:span><text:span text:style-name="T7"> </text:span>t<text:span text:style-name="T1">i</text:span><text:span text:style-name="T7">m</text:span>e<text:span text:style-name="T1"> </text:span><text:span text:style-name="T9">e</text:span><text:span text:style-name="T14">x</text:span><text:span text:style-name="T2">p</text:span><text:span text:style-name="T8">o</text:span><text:span text:style-name="T12">s</text:span><text:span text:style-name="T3">e</text:span><text:span text:style-name="T7">d</text:span> <text:span text:style-name="T1">t</text:span><text:span text:style-name="T7">o</text:span> <text:span text:style-name="T1">a</text:span><text:span text:style-name="T7">l</text:span>l<text:span text:style-name="T1"> </text:span><text:span text:style-name="T7">t</text:span><text:span text:style-name="T13">h</text:span><text:span text:style-name="T3">e</text:span><text:span text:style-name="T7"> </text:span><text:span text:style-name="T13">d</text:span><text:span text:style-name="T3">a</text:span><text:span text:style-name="T9">n</text:span><text:span text:style-name="T14">g</text:span><text:span text:style-name="T2">e</text:span><text:span text:style-name="T7">r</text:span><text:span text:style-name="T14">s</text:span><text:span text:style-name="T1"> </text:span><text:span text:style-name="T7">o</text:span>f<text:span text:style-name="T1"> </text:span><text:span text:style-name="T7">i</text:span><text:span text:style-name="T13">n</text:span><text:span text:style-name="T3">v</text:span><text:span text:style-name="T9">a</text:span><text:span text:style-name="T14">s</text:span><text:span text:style-name="T1">i</text:span><text:span text:style-name="T9">o</text:span><text:span text:style-name="T14">n</text:span><text:span text:style-name="T1"> </text:span><text:span text:style-name="T7">f</text:span>r<text:span text:style-name="T1">o</text:span><text:span text:style-name="T7">m</text:span> <text:span text:style-name="T1">w</text:span><text:span text:style-name="T7">i</text:span>t<text:span text:style-name="T2">h</text:span><text:span text:style-name="T8">o</text:span>u<text:span text:style-name="T1">t</text:span><text:span text:style-name="T7">,</text:span> <text:span text:style-name="T2">a</text:span><text:span text:style-name="T8">n</text:span>d<text:span text:style-name="T1"> </text:span><text:span text:style-name="T10">c</text:span><text:span text:style-name="T14">o</text:span><text:span text:style-name="T2">n</text:span><text:span text:style-name="T8">v</text:span><text:span text:style-name="T13">u</text:span><text:span text:style-name="T1">l</text:span><text:span text:style-name="T8">s</text:span>i<text:span text:style-name="T2">o</text:span><text:span text:style-name="T8">n</text:span>s<text:span text:style-name="T1"> </text:span><text:span text:style-name="T7">w</text:span>i<text:span text:style-name="T1">t</text:span><text:span text:style-name="T9">h</text:span>i<text:span text:style-name="T3">n</text:span><text:span text:style-name="T7">.</text:span></text:p>
      <text:p text:style-name="P6"><text:span text:style-name="T1">H</text:span><text:span text:style-name="T7">e</text:span> <text:span text:style-name="T2">h</text:span><text:span text:style-name="T8">a</text:span>s<text:span text:style-name="T1"> </text:span><text:span text:style-name="T9">e</text:span><text:span text:style-name="T14">n</text:span><text:span text:style-name="T2">d</text:span><text:span text:style-name="T8">e</text:span><text:span text:style-name="T13">a</text:span><text:span text:style-name="T3">v</text:span><text:span text:style-name="T9">o</text:span><text:span text:style-name="T14">u</text:span><text:span text:style-name="T1">r</text:span><text:span text:style-name="T9">e</text:span><text:span text:style-name="T14">d</text:span><text:span text:style-name="T1"> </text:span><text:span text:style-name="T7">t</text:span>o<text:span text:style-name="T1"> </text:span><text:span text:style-name="T9">p</text:span>r<text:span text:style-name="T3">e</text:span><text:span text:style-name="T10">v</text:span><text:span text:style-name="T14">e</text:span><text:span text:style-name="T1">n</text:span><text:span text:style-name="T7">t</text:span> <text:span text:style-name="T1">t</text:span><text:span text:style-name="T9">h</text:span><text:span text:style-name="T14">e</text:span><text:span text:style-name="T1"> </text:span><text:span text:style-name="T9">p</text:span><text:span text:style-name="T14">o</text:span><text:span text:style-name="T2">p</text:span><text:span text:style-name="T8">u</text:span>l<text:span text:style-name="T2">a</text:span><text:span text:style-name="T7">t</text:span>i<text:span text:style-name="T3">o</text:span><text:span text:style-name="T7">n</text:span> <text:span text:style-name="T1">o</text:span><text:span text:style-name="T7">f</text:span> <text:span text:style-name="T1">t</text:span><text:span text:style-name="T9">h</text:span><text:span text:style-name="T14">e</text:span><text:span text:style-name="T4">s</text:span><text:span text:style-name="T8">e</text:span> <text:span text:style-name="T1">S</text:span><text:span text:style-name="T7">t</text:span><text:span text:style-name="T13">a</text:span><text:span text:style-name="T1">t</text:span><text:span text:style-name="T8">e</text:span>s<text:span text:style-name="T1">;</text:span><text:span text:style-name="T7"> </text:span>f<text:span text:style-name="T1">o</text:span><text:span text:style-name="T7">r</text:span> <text:span text:style-name="T1">t</text:span><text:span text:style-name="T9">h</text:span><text:span text:style-name="T14">a</text:span><text:span text:style-name="T1">t</text:span><text:span text:style-name="T7"> </text:span><text:span text:style-name="T13">p</text:span><text:span text:style-name="T3">u</text:span><text:span text:style-name="T7">r</text:span><text:span text:style-name="T13">p</text:span><text:span text:style-name="T3">o</text:span><text:span text:style-name="T10">s</text:span><text:span text:style-name="T14">e</text:span><text:span text:style-name="T1"> </text:span><text:span text:style-name="T9">o</text:span><text:span text:style-name="T14">b</text:span><text:span text:style-name="T4">s</text:span><text:span text:style-name="T7">t</text:span>r<text:span text:style-name="T3">u</text:span><text:span text:style-name="T10">c</text:span>t<text:span text:style-name="T1">i</text:span><text:span text:style-name="T8">n</text:span>g<text:span text:style-name="T1"> </text:span><text:span text:style-name="T7">t</text:span><text:span text:style-name="T13">h</text:span><text:span text:style-name="T3">e</text:span><text:span text:style-name="T7"> </text:span>L<text:span text:style-name="T2">a</text:span><text:span text:style-name="T7">w</text:span><text:span text:style-name="T14">s</text:span><text:span text:style-name="T1"> </text:span><text:span text:style-name="T7">f</text:span>o<text:span text:style-name="T1">r</text:span><text:span text:style-name="T7"> </text:span>N<text:span text:style-name="T2">a</text:span><text:span text:style-name="T7">t</text:span><text:span text:style-name="T14">u</text:span><text:span text:style-name="T1">r</text:span><text:span text:style-name="T9">a</text:span>l<text:span text:style-name="T1">i</text:span><text:span text:style-name="T8">z</text:span><text:span text:style-name="T13">a</text:span><text:span text:style-name="T1">t</text:span><text:span text:style-name="T7">i</text:span><text:span text:style-name="T14">o</text:span><text:span text:style-name="T1">n</text:span><text:span text:style-name="T7"> </text:span>o<text:span text:style-name="T1">f</text:span><text:span text:style-name="T7"> </text:span>F<text:span text:style-name="T2">o</text:span><text:span text:style-name="T7">r</text:span><text:span text:style-name="T14">e</text:span><text:span text:style-name="T1">i</text:span><text:span text:style-name="T9">g</text:span><text:span text:style-name="T14">n</text:span><text:span text:style-name="T2">e</text:span><text:span text:style-name="T7">r</text:span><text:span text:style-name="T14">s</text:span><text:span text:style-name="T1">;</text:span><text:span text:style-name="T7"> </text:span>r<text:span text:style-name="T2">e</text:span><text:span text:style-name="T7">f</text:span><text:span text:style-name="T14">u</text:span><text:span text:style-name="T4">s</text:span><text:span text:style-name="T7">i</text:span><text:span text:style-name="T14">n</text:span><text:span text:style-name="T1">g</text:span><text:span text:style-name="T7"> </text:span>t<text:span text:style-name="T1">o</text:span><text:span text:style-name="T7"> </text:span><text:span text:style-name="T13">p</text:span><text:span text:style-name="T3">a</text:span><text:span text:style-name="T10">s</text:span><text:span text:style-name="T14">s</text:span><text:span text:style-name="T1"> </text:span><text:span text:style-name="T9">o</text:span>t<text:span text:style-name="T3">h</text:span><text:span text:style-name="T9">e</text:span>r<text:span text:style-name="T3">s</text:span><text:span text:style-name="T7"> </text:span>t<text:span text:style-name="T1">o</text:span><text:span text:style-name="T7"> </text:span><text:soft-page-break/><text:span text:style-name="T13">e</text:span><text:span text:style-name="T3">n</text:span><text:span text:style-name="T10">c</text:span><text:span text:style-name="T14">o</text:span><text:span text:style-name="T2">u</text:span><text:span text:style-name="T7">r</text:span><text:span text:style-name="T14">a</text:span><text:span text:style-name="T2">g</text:span><text:span text:style-name="T8">e</text:span> <text:span text:style-name="T1">t</text:span><text:span text:style-name="T9">h</text:span><text:span text:style-name="T14">e</text:span><text:span text:style-name="T1">i</text:span><text:span text:style-name="T7">r</text:span> <text:span text:style-name="T1">m</text:span><text:span text:style-name="T7">i</text:span><text:span text:style-name="T13">g</text:span><text:span text:style-name="T1">r</text:span><text:span text:style-name="T8">a</text:span>t<text:span text:style-name="T1">i</text:span><text:span text:style-name="T9">o</text:span><text:span text:style-name="T14">n</text:span><text:span text:style-name="T1">s</text:span><text:span text:style-name="T7"> </text:span><text:span text:style-name="T13">h</text:span><text:span text:style-name="T1">i</text:span><text:span text:style-name="T7">t</text:span><text:span text:style-name="T14">h</text:span><text:span text:style-name="T1">e</text:span><text:span text:style-name="T7">r</text:span>,<text:span text:style-name="T1"> </text:span><text:span text:style-name="T9">a</text:span><text:span text:style-name="T14">n</text:span><text:span text:style-name="T1">d</text:span><text:span text:style-name="T7"> </text:span>r<text:span text:style-name="T2">a</text:span><text:span text:style-name="T7">i</text:span><text:span text:style-name="T14">s</text:span><text:span text:style-name="T1">i</text:span><text:span text:style-name="T9">n</text:span><text:span text:style-name="T14">g</text:span><text:span text:style-name="T1"> </text:span><text:span text:style-name="T7">t</text:span><text:span text:style-name="T13">h</text:span><text:span text:style-name="T3">e</text:span><text:span text:style-name="T7"> </text:span><text:span text:style-name="T12">c</text:span><text:span text:style-name="T3">o</text:span><text:span text:style-name="T9">n</text:span><text:span text:style-name="T14">d</text:span><text:span text:style-name="T1">i</text:span><text:span text:style-name="T7">t</text:span>i<text:span text:style-name="T2">o</text:span><text:span text:style-name="T8">n</text:span>s<text:span text:style-name="T1"> </text:span><text:span text:style-name="T7">o</text:span>f<text:span text:style-name="T1"> </text:span><text:span text:style-name="T9">n</text:span><text:span text:style-name="T14">e</text:span><text:span text:style-name="T1">w</text:span><text:span text:style-name="T7"> </text:span>A<text:span text:style-name="T2">p</text:span><text:span text:style-name="T8">p</text:span>r<text:span text:style-name="T2">o</text:span><text:span text:style-name="T8">p</text:span>r<text:span text:style-name="T1">i</text:span><text:span text:style-name="T9">a</text:span>t<text:span text:style-name="T1">i</text:span><text:span text:style-name="T8">o</text:span><text:span text:style-name="T13">n</text:span><text:span text:style-name="T3">s</text:span><text:span text:style-name="T7"> </text:span>o<text:span text:style-name="T1">f</text:span><text:span text:style-name="T7"> </text:span>L<text:span text:style-name="T2">a</text:span><text:span text:style-name="T8">n</text:span><text:span text:style-name="T13">d</text:span><text:span text:style-name="T3">s</text:span><text:span text:style-name="T7">.</text:span></text:p>
      <text:p text:style-name="P6"><text:span text:style-name="T1">H</text:span><text:span text:style-name="T7">e</text:span> <text:span text:style-name="T2">h</text:span><text:span text:style-name="T8">a</text:span>s<text:span text:style-name="T1"> </text:span><text:span text:style-name="T9">o</text:span><text:span text:style-name="T14">b</text:span><text:span text:style-name="T4">s</text:span><text:span text:style-name="T7">t</text:span>r<text:span text:style-name="T3">u</text:span><text:span text:style-name="T10">c</text:span>t<text:span text:style-name="T3">e</text:span><text:span text:style-name="T7">d</text:span> <text:span text:style-name="T1">t</text:span><text:span text:style-name="T9">h</text:span><text:span text:style-name="T14">e</text:span><text:span text:style-name="T1"> </text:span><text:span text:style-name="T7">A</text:span><text:span text:style-name="T13">d</text:span><text:span text:style-name="T1">m</text:span><text:span text:style-name="T7">i</text:span><text:span text:style-name="T14">n</text:span><text:span text:style-name="T1">i</text:span><text:span text:style-name="T10">s</text:span>t<text:span text:style-name="T1">r</text:span><text:span text:style-name="T8">a</text:span>t<text:span text:style-name="T1">i</text:span><text:span text:style-name="T9">o</text:span><text:span text:style-name="T14">n</text:span><text:span text:style-name="T1"> </text:span><text:span text:style-name="T7">o</text:span>f<text:span text:style-name="T1"> </text:span><text:span text:style-name="T7">J</text:span><text:span text:style-name="T13">u</text:span><text:span text:style-name="T3">s</text:span><text:span text:style-name="T7">t</text:span>i<text:span text:style-name="T4">c</text:span><text:span text:style-name="T8">e</text:span>,<text:span text:style-name="T1"> </text:span><text:span text:style-name="T9">b</text:span><text:span text:style-name="T14">y</text:span><text:span text:style-name="T1"> </text:span><text:span text:style-name="T7">r</text:span><text:span text:style-name="T13">e</text:span><text:span text:style-name="T1">f</text:span><text:span text:style-name="T8">u</text:span><text:span text:style-name="T12">s</text:span><text:span text:style-name="T1">i</text:span><text:span text:style-name="T8">n</text:span>g<text:span text:style-name="T1"> </text:span><text:span text:style-name="T9">h</text:span>i<text:span text:style-name="T3">s</text:span><text:span text:style-name="T7"> </text:span>A<text:span text:style-name="T4">s</text:span><text:span text:style-name="T8">s</text:span><text:span text:style-name="T13">e</text:span><text:span text:style-name="T3">n</text:span><text:span text:style-name="T7">t</text:span> <text:span text:style-name="T1">t</text:span><text:span text:style-name="T7">o</text:span> <text:span text:style-name="T1">L</text:span><text:span text:style-name="T9">a</text:span>w<text:span text:style-name="T3">s</text:span><text:span text:style-name="T7"> </text:span>f<text:span text:style-name="T1">o</text:span><text:span text:style-name="T7">r</text:span> <text:span text:style-name="T2">e</text:span><text:span text:style-name="T8">s</text:span>t<text:span text:style-name="T2">a</text:span><text:span text:style-name="T8">b</text:span>l<text:span text:style-name="T1">i</text:span><text:span text:style-name="T10">s</text:span><text:span text:style-name="T14">h</text:span><text:span text:style-name="T1">i</text:span><text:span text:style-name="T9">n</text:span><text:span text:style-name="T14">g</text:span><text:span text:style-name="T1"> </text:span><text:span text:style-name="T7">J</text:span><text:span text:style-name="T13">u</text:span><text:span text:style-name="T3">d</text:span><text:span text:style-name="T7">i</text:span><text:span text:style-name="T12">c</text:span><text:span text:style-name="T1">i</text:span><text:span text:style-name="T8">a</text:span>r<text:span text:style-name="T1">y</text:span><text:span text:style-name="T7"> </text:span><text:span text:style-name="T13">p</text:span><text:span text:style-name="T3">o</text:span><text:span text:style-name="T7">w</text:span><text:span text:style-name="T13">e</text:span><text:span text:style-name="T1">r</text:span><text:span text:style-name="T8">s</text:span>.</text:p>
      <text:p text:style-name="P6"><text:span text:style-name="T7">H</text:span>e<text:span text:style-name="T1"> </text:span><text:span text:style-name="T9">h</text:span><text:span text:style-name="T14">a</text:span><text:span text:style-name="T1">s</text:span><text:span text:style-name="T7"> </text:span>m<text:span text:style-name="T2">a</text:span><text:span text:style-name="T8">d</text:span>e<text:span text:style-name="T1"> </text:span><text:span text:style-name="T7">J</text:span><text:span text:style-name="T13">u</text:span><text:span text:style-name="T3">d</text:span><text:span text:style-name="T9">g</text:span><text:span text:style-name="T14">e</text:span><text:span text:style-name="T1">s</text:span><text:span text:style-name="T7"> </text:span><text:span text:style-name="T13">d</text:span><text:span text:style-name="T3">e</text:span><text:span text:style-name="T9">p</text:span><text:span text:style-name="T14">e</text:span><text:span text:style-name="T2">n</text:span><text:span text:style-name="T8">d</text:span><text:span text:style-name="T13">e</text:span><text:span text:style-name="T3">n</text:span><text:span text:style-name="T7">t</text:span> <text:span text:style-name="T2">o</text:span><text:span text:style-name="T8">n</text:span> <text:span text:style-name="T2">h</text:span><text:span text:style-name="T7">i</text:span><text:span text:style-name="T14">s</text:span><text:span text:style-name="T1"> </text:span><text:span text:style-name="T7">W</text:span>i<text:span text:style-name="T1">l</text:span><text:span text:style-name="T7">l</text:span> <text:span text:style-name="T2">a</text:span><text:span text:style-name="T7">l</text:span><text:span text:style-name="T14">o</text:span><text:span text:style-name="T2">n</text:span><text:span text:style-name="T8">e</text:span>,<text:span text:style-name="T1"> </text:span><text:span text:style-name="T7">f</text:span>o<text:span text:style-name="T1">r</text:span><text:span text:style-name="T7"> </text:span>t<text:span text:style-name="T2">h</text:span><text:span text:style-name="T8">e</text:span> <text:span text:style-name="T1">t</text:span><text:span text:style-name="T9">e</text:span><text:span text:style-name="T14">n</text:span><text:span text:style-name="T2">u</text:span><text:span text:style-name="T7">r</text:span><text:span text:style-name="T14">e</text:span><text:span text:style-name="T1"> </text:span><text:span text:style-name="T7">o</text:span>f<text:span text:style-name="T1"> </text:span><text:span text:style-name="T7">t</text:span><text:span text:style-name="T13">h</text:span><text:span text:style-name="T3">e</text:span><text:span text:style-name="T7">i</text:span>r<text:span text:style-name="T1"> </text:span><text:span text:style-name="T9">o</text:span>f<text:span text:style-name="T1">f</text:span><text:span text:style-name="T7">i</text:span><text:span text:style-name="T14">c</text:span><text:span text:style-name="T2">e</text:span><text:span text:style-name="T8">s</text:span>,<text:span text:style-name="T1"> </text:span><text:span text:style-name="T9">a</text:span><text:span text:style-name="T14">n</text:span><text:span text:style-name="T1">d</text:span><text:span text:style-name="T7"> </text:span>t<text:span text:style-name="T2">h</text:span><text:span text:style-name="T8">e</text:span> <text:span text:style-name="T2">a</text:span><text:span text:style-name="T7">m</text:span><text:span text:style-name="T14">o</text:span><text:span text:style-name="T2">u</text:span><text:span text:style-name="T8">n</text:span>t<text:span text:style-name="T1"> </text:span><text:span text:style-name="T9">a</text:span><text:span text:style-name="T14">n</text:span><text:span text:style-name="T1">d</text:span><text:span text:style-name="T7"> </text:span><text:span text:style-name="T13">p</text:span><text:span text:style-name="T3">a</text:span><text:span text:style-name="T10">y</text:span>m<text:span text:style-name="T3">e</text:span><text:span text:style-name="T7">n</text:span>t<text:span text:style-name="T1"> </text:span><text:span text:style-name="T7">o</text:span>f<text:span text:style-name="T1"> </text:span><text:span text:style-name="T7">t</text:span><text:span text:style-name="T13">h</text:span><text:span text:style-name="T3">e</text:span><text:span text:style-name="T7">i</text:span>r<text:span text:style-name="T1"> </text:span><text:span text:style-name="T10">s</text:span><text:span text:style-name="T14">a</text:span><text:span text:style-name="T1">l</text:span><text:span text:style-name="T9">a</text:span>r<text:span text:style-name="T1">i</text:span><text:span text:style-name="T8">e</text:span><text:span text:style-name="T12">s</text:span><text:span text:style-name="T1">.</text:span></text:p>
      <text:p text:style-name="P6">H<text:span text:style-name="T3">e</text:span><text:span text:style-name="T7"> </text:span><text:span text:style-name="T13">h</text:span><text:span text:style-name="T3">a</text:span><text:span text:style-name="T7">s</text:span> <text:span text:style-name="T2">e</text:span><text:span text:style-name="T7">r</text:span><text:span text:style-name="T14">e</text:span><text:span text:style-name="T4">c</text:span><text:span text:style-name="T7">t</text:span><text:span text:style-name="T14">e</text:span><text:span text:style-name="T1">d</text:span><text:span text:style-name="T7"> </text:span>a<text:span text:style-name="T1"> </text:span><text:span text:style-name="T7">m</text:span><text:span text:style-name="T13">u</text:span><text:span text:style-name="T1">l</text:span><text:span text:style-name="T7">t</text:span>i<text:span text:style-name="T1">t</text:span><text:span text:style-name="T8">u</text:span><text:span text:style-name="T13">d</text:span><text:span text:style-name="T3">e</text:span><text:span text:style-name="T7"> </text:span>o<text:span text:style-name="T1">f</text:span><text:span text:style-name="T7"> </text:span>N<text:span text:style-name="T1">e</text:span><text:span text:style-name="T7">w</text:span> <text:span text:style-name="T1">O</text:span><text:span text:style-name="T7">f</text:span>f<text:span text:style-name="T1">i</text:span><text:span text:style-name="T10">c</text:span><text:span text:style-name="T14">e</text:span><text:span text:style-name="T1">s</text:span><text:span text:style-name="T7">,</text:span> <text:span text:style-name="T2">a</text:span><text:span text:style-name="T8">n</text:span>d<text:span text:style-name="T1"> </text:span><text:span text:style-name="T10">s</text:span><text:span text:style-name="T14">e</text:span><text:span text:style-name="T1">n</text:span><text:span text:style-name="T7">t</text:span> <text:span text:style-name="T2">h</text:span><text:span text:style-name="T7">i</text:span>t<text:span text:style-name="T3">h</text:span><text:span text:style-name="T7">e</text:span>r<text:span text:style-name="T1"> </text:span><text:span text:style-name="T10">s</text:span>w<text:span text:style-name="T3">a</text:span><text:span text:style-name="T7">r</text:span>m<text:span text:style-name="T1">s</text:span><text:span text:style-name="T7"> </text:span>o<text:span text:style-name="T1">f</text:span><text:span text:style-name="T7"> </text:span>O<text:span text:style-name="T1">f</text:span><text:span text:style-name="T7">f</text:span>i<text:span text:style-name="T4">c</text:span><text:span text:style-name="T8">e</text:span>r<text:span text:style-name="T1">s</text:span><text:span text:style-name="T7"> </text:span>t<text:span text:style-name="T1">o</text:span><text:span text:style-name="T7"> </text:span><text:span text:style-name="T13">h</text:span><text:span text:style-name="T3">a</text:span><text:span text:style-name="T7">r</text:span>r<text:span text:style-name="T2">a</text:span><text:span text:style-name="T8">s</text:span>s<text:span text:style-name="T1"> </text:span><text:span text:style-name="T9">o</text:span><text:span text:style-name="T14">u</text:span><text:span text:style-name="T1">r</text:span><text:span text:style-name="T7"> </text:span><text:span text:style-name="T13">p</text:span><text:span text:style-name="T3">e</text:span><text:span text:style-name="T9">o</text:span><text:span text:style-name="T14">p</text:span><text:span text:style-name="T1">l</text:span><text:span text:style-name="T7">e</text:span>,<text:span text:style-name="T1"> </text:span><text:span text:style-name="T9">a</text:span><text:span text:style-name="T14">n</text:span><text:span text:style-name="T1">d</text:span><text:span text:style-name="T7"> </text:span><text:span text:style-name="T13">e</text:span><text:span text:style-name="T3">a</text:span><text:span text:style-name="T7">t</text:span> <text:span text:style-name="T2">o</text:span><text:span text:style-name="T8">u</text:span>t<text:span text:style-name="T1"> </text:span><text:span text:style-name="T7">t</text:span><text:span text:style-name="T13">h</text:span><text:span text:style-name="T3">e</text:span><text:span text:style-name="T7">i</text:span>r<text:span text:style-name="T1"> </text:span><text:span text:style-name="T10">s</text:span><text:span text:style-name="T14">u</text:span><text:span text:style-name="T2">b</text:span><text:span text:style-name="T8">s</text:span>t<text:span text:style-name="T2">a</text:span><text:span text:style-name="T8">n</text:span><text:span text:style-name="T12">c</text:span><text:span text:style-name="T3">e</text:span><text:span text:style-name="T7">.</text:span></text:p>
      <text:p text:style-name="P6"><text:span text:style-name="T1">H</text:span><text:span text:style-name="T7">e</text:span> <text:span text:style-name="T2">h</text:span><text:span text:style-name="T8">a</text:span>s<text:span text:style-name="T1"> </text:span><text:span text:style-name="T10">k</text:span><text:span text:style-name="T14">e</text:span><text:span text:style-name="T1">p</text:span><text:span text:style-name="T7">t</text:span> <text:span text:style-name="T2">a</text:span><text:span text:style-name="T7">m</text:span><text:span text:style-name="T14">o</text:span><text:span text:style-name="T2">n</text:span><text:span text:style-name="T8">g</text:span> <text:span text:style-name="T2">u</text:span><text:span text:style-name="T8">s</text:span>,<text:span text:style-name="T1"> </text:span><text:span text:style-name="T7">i</text:span>n<text:span text:style-name="T1"> </text:span><text:span text:style-name="T7">t</text:span>i<text:span text:style-name="T1">m</text:span><text:span text:style-name="T9">e</text:span><text:span text:style-name="T14">s</text:span><text:span text:style-name="T1"> </text:span><text:span text:style-name="T7">o</text:span>f<text:span text:style-name="T1"> </text:span><text:span text:style-name="T9">p</text:span><text:span text:style-name="T14">e</text:span><text:span text:style-name="T2">a</text:span><text:span text:style-name="T8">c</text:span>e<text:span text:style-name="T1">,</text:span><text:span text:style-name="T7"> </text:span>S<text:span text:style-name="T1">t</text:span><text:span text:style-name="T9">a</text:span><text:span text:style-name="T14">n</text:span><text:span text:style-name="T2">d</text:span><text:span text:style-name="T7">i</text:span><text:span text:style-name="T14">n</text:span><text:span text:style-name="T1">g</text:span><text:span text:style-name="T7"> </text:span>A<text:span text:style-name="T1">r</text:span><text:span text:style-name="T7">m</text:span>i<text:span text:style-name="T2">e</text:span><text:span text:style-name="T8">s</text:span> <text:span text:style-name="T1">w</text:span><text:span text:style-name="T7">i</text:span>t<text:span text:style-name="T2">h</text:span><text:span text:style-name="T8">o</text:span>u<text:span text:style-name="T1">t</text:span><text:span text:style-name="T7"> </text:span>t<text:span text:style-name="T2">h</text:span><text:span text:style-name="T8">e</text:span> <text:span text:style-name="T1">C</text:span><text:span text:style-name="T9">o</text:span><text:span text:style-name="T14">n</text:span><text:span text:style-name="T4">s</text:span><text:span text:style-name="T8">e</text:span>n<text:span text:style-name="T1">t</text:span><text:span text:style-name="T7"> </text:span>o<text:span text:style-name="T1">f</text:span><text:span text:style-name="T7"> </text:span><text:span text:style-name="T13">o</text:span><text:span text:style-name="T3">u</text:span><text:span text:style-name="T7">r</text:span> <text:span text:style-name="T1">l</text:span><text:span text:style-name="T9">e</text:span><text:span text:style-name="T14">g</text:span><text:span text:style-name="T1">i</text:span><text:span text:style-name="T10">s</text:span>l<text:span text:style-name="T3">a</text:span><text:span text:style-name="T7">t</text:span><text:span text:style-name="T13">u</text:span><text:span text:style-name="T1">r</text:span><text:span text:style-name="T8">e</text:span><text:span text:style-name="T12">s</text:span><text:span text:style-name="T1">.</text:span></text:p>
      <text:p text:style-name="P6">H<text:span text:style-name="T3">e</text:span><text:span text:style-name="T7"> </text:span><text:span text:style-name="T13">h</text:span><text:span text:style-name="T3">a</text:span><text:span text:style-name="T7">s</text:span> <text:span text:style-name="T2">a</text:span><text:span text:style-name="T7">f</text:span>f<text:span text:style-name="T3">e</text:span><text:span text:style-name="T10">c</text:span>t<text:span text:style-name="T3">e</text:span><text:span text:style-name="T7">d</text:span> <text:span text:style-name="T1">t</text:span><text:span text:style-name="T7">o</text:span> <text:span text:style-name="T1">r</text:span><text:span text:style-name="T9">e</text:span><text:span text:style-name="T14">n</text:span><text:span text:style-name="T2">d</text:span><text:span text:style-name="T8">e</text:span>r<text:span text:style-name="T1"> </text:span><text:span text:style-name="T7">t</text:span><text:span text:style-name="T13">h</text:span><text:span text:style-name="T3">e</text:span><text:span text:style-name="T7"> </text:span>M<text:span text:style-name="T1">i</text:span><text:span text:style-name="T7">l</text:span>i<text:span text:style-name="T1">t</text:span><text:span text:style-name="T9">a</text:span>r<text:span text:style-name="T3">y</text:span><text:span text:style-name="T7"> </text:span>i<text:span text:style-name="T2">n</text:span><text:span text:style-name="T8">d</text:span><text:span text:style-name="T13">e</text:span><text:span text:style-name="T3">p</text:span><text:span text:style-name="T9">e</text:span><text:span text:style-name="T14">n</text:span><text:span text:style-name="T2">d</text:span><text:span text:style-name="T8">e</text:span>n<text:span text:style-name="T1">t</text:span><text:span text:style-name="T7"> </text:span>o<text:span text:style-name="T1">f</text:span><text:span text:style-name="T7"> </text:span><text:span text:style-name="T13">a</text:span><text:span text:style-name="T3">n</text:span><text:span text:style-name="T7">d</text:span> <text:span text:style-name="T4">s</text:span><text:span text:style-name="T8">u</text:span><text:span text:style-name="T13">p</text:span><text:span text:style-name="T3">e</text:span><text:span text:style-name="T7">r</text:span>i<text:span text:style-name="T1">o</text:span><text:span text:style-name="T7">r</text:span> <text:span text:style-name="T1">t</text:span><text:span text:style-name="T7">o</text:span> <text:span text:style-name="T1">t</text:span><text:span text:style-name="T9">h</text:span><text:span text:style-name="T14">e</text:span><text:span text:style-name="T1"> </text:span><text:span text:style-name="T7">C</text:span>i<text:span text:style-name="T1">v</text:span><text:span text:style-name="T7">i</text:span>l<text:span text:style-name="T1"> </text:span><text:span text:style-name="T9">p</text:span><text:span text:style-name="T14">o</text:span><text:span text:style-name="T1">w</text:span><text:span text:style-name="T9">e</text:span>r<text:span text:style-name="T1">.</text:span></text:p>
      <text:p text:style-name="P6">H<text:span text:style-name="T3">e</text:span><text:span text:style-name="T7"> </text:span><text:span text:style-name="T13">h</text:span><text:span text:style-name="T3">a</text:span><text:span text:style-name="T7">s</text:span> <text:span text:style-name="T4">c</text:span><text:span text:style-name="T8">o</text:span>m<text:span text:style-name="T2">b</text:span><text:span text:style-name="T7">i</text:span><text:span text:style-name="T14">n</text:span><text:span text:style-name="T2">e</text:span><text:span text:style-name="T8">d</text:span> <text:span text:style-name="T1">w</text:span><text:span text:style-name="T7">i</text:span>t<text:span text:style-name="T1">h</text:span><text:span text:style-name="T7"> </text:span><text:span text:style-name="T13">o</text:span><text:span text:style-name="T1">t</text:span><text:span text:style-name="T8">h</text:span><text:span text:style-name="T13">e</text:span><text:span text:style-name="T1">r</text:span><text:span text:style-name="T8">s</text:span> <text:span text:style-name="T1">t</text:span><text:span text:style-name="T7">o</text:span> <text:span text:style-name="T4">s</text:span><text:span text:style-name="T8">u</text:span><text:span text:style-name="T13">b</text:span><text:span text:style-name="T1">j</text:span><text:span text:style-name="T8">e</text:span>c<text:span text:style-name="T1">t</text:span><text:span text:style-name="T7"> </text:span><text:span text:style-name="T13">u</text:span><text:span text:style-name="T3">s</text:span><text:span text:style-name="T7"> </text:span>t<text:span text:style-name="T1">o</text:span><text:span text:style-name="T7"> </text:span>a<text:span text:style-name="T1"> </text:span><text:span text:style-name="T7">j</text:span><text:span text:style-name="T13">u</text:span><text:span text:style-name="T1">r</text:span><text:span text:style-name="T7">i</text:span><text:span text:style-name="T14">s</text:span><text:span text:style-name="T2">d</text:span><text:span text:style-name="T7">i</text:span><text:span text:style-name="T14">c</text:span><text:span text:style-name="T1">t</text:span><text:span text:style-name="T7">i</text:span><text:span text:style-name="T13">o</text:span><text:span text:style-name="T3">n</text:span><text:span text:style-name="T7"> </text:span>f<text:span text:style-name="T2">o</text:span><text:span text:style-name="T7">r</text:span><text:span text:style-name="T14">e</text:span><text:span text:style-name="T1">i</text:span><text:span text:style-name="T9">g</text:span><text:span text:style-name="T14">n</text:span><text:span text:style-name="T1"> </text:span><text:span text:style-name="T7">t</text:span>o<text:span text:style-name="T1"> </text:span><text:span text:style-name="T9">o</text:span><text:span text:style-name="T14">u</text:span><text:span text:style-name="T1">r</text:span><text:span text:style-name="T7"> </text:span><text:span text:style-name="T12">c</text:span><text:span text:style-name="T3">o</text:span><text:span text:style-name="T9">n</text:span><text:span text:style-name="T14">s</text:span><text:span text:style-name="T1">t</text:span><text:span text:style-name="T7">i</text:span>t<text:span text:style-name="T2">u</text:span><text:span text:style-name="T7">t</text:span>i<text:span text:style-name="T3">o</text:span><text:span text:style-name="T7">n</text:span>,<text:span text:style-name="T1"> </text:span><text:span text:style-name="T9">a</text:span><text:span text:style-name="T14">n</text:span><text:span text:style-name="T1">d</text:span><text:span text:style-name="T7"> </text:span><text:span text:style-name="T13">u</text:span><text:span text:style-name="T3">n</text:span><text:span text:style-name="T9">a</text:span><text:span text:style-name="T14">c</text:span><text:span text:style-name="T4">k</text:span><text:span text:style-name="T8">n</text:span><text:span text:style-name="T13">o</text:span><text:span text:style-name="T1">w</text:span><text:span text:style-name="T7">l</text:span><text:span text:style-name="T14">e</text:span><text:span text:style-name="T2">d</text:span><text:span text:style-name="T8">g</text:span><text:span text:style-name="T13">e</text:span><text:span text:style-name="T3">d</text:span><text:span text:style-name="T7"> </text:span><text:span text:style-name="T13">b</text:span><text:span text:style-name="T3">y</text:span><text:span text:style-name="T7"> </text:span><text:span text:style-name="T13">o</text:span><text:span text:style-name="T3">u</text:span><text:span text:style-name="T7">r</text:span> <text:span text:style-name="T1">l</text:span><text:span text:style-name="T9">a</text:span>w<text:span text:style-name="T3">s</text:span><text:span text:style-name="T7">;</text:span> <text:span text:style-name="T2">g</text:span><text:span text:style-name="T7">i</text:span><text:span text:style-name="T14">v</text:span><text:span text:style-name="T1">i</text:span><text:span text:style-name="T9">n</text:span><text:span text:style-name="T14">g</text:span><text:span text:style-name="T1"> </text:span><text:span text:style-name="T9">h</text:span>i<text:span text:style-name="T3">s</text:span><text:span text:style-name="T7"> </text:span>A<text:span text:style-name="T4">s</text:span><text:span text:style-name="T8">s</text:span><text:span text:style-name="T13">e</text:span><text:span text:style-name="T3">n</text:span><text:span text:style-name="T7">t</text:span> <text:span text:style-name="T1">t</text:span><text:span text:style-name="T7">o</text:span> <text:span text:style-name="T1">t</text:span><text:span text:style-name="T9">h</text:span><text:span text:style-name="T14">e</text:span><text:span text:style-name="T1">i</text:span><text:span text:style-name="T7">r</text:span> <text:span text:style-name="T1">A</text:span><text:span text:style-name="T10">c</text:span>t<text:span text:style-name="T3">s</text:span><text:span text:style-name="T7"> </text:span>o<text:span text:style-name="T1">f</text:span><text:span text:style-name="T7"> </text:span><text:span text:style-name="T13">p</text:span><text:span text:style-name="T1">r</text:span><text:span text:style-name="T8">e</text:span>t<text:span text:style-name="T2">e</text:span><text:span text:style-name="T8">n</text:span><text:span text:style-name="T13">d</text:span><text:span text:style-name="T3">e</text:span><text:span text:style-name="T7">d</text:span> <text:span text:style-name="T1">L</text:span><text:span text:style-name="T9">e</text:span><text:span text:style-name="T14">g</text:span><text:span text:style-name="T1">i</text:span><text:span text:style-name="T10">s</text:span>l<text:span text:style-name="T3">a</text:span><text:span text:style-name="T7">t</text:span>i<text:span text:style-name="T2">o</text:span><text:span text:style-name="T8">n</text:span>:</text:p>
      <text:p text:style-name="P6"><text:span text:style-name="T7">F</text:span>o<text:span text:style-name="T1">r</text:span><text:span text:style-name="T7"> </text:span>Q<text:span text:style-name="T2">u</text:span><text:span text:style-name="T8">a</text:span>r<text:span text:style-name="T1">t</text:span><text:span text:style-name="T9">e</text:span>r<text:span text:style-name="T1">i</text:span><text:span text:style-name="T8">n</text:span>g<text:span text:style-name="T1"> </text:span><text:span text:style-name="T7">l</text:span><text:span text:style-name="T13">a</text:span><text:span text:style-name="T1">r</text:span><text:span text:style-name="T8">g</text:span>e<text:span text:style-name="T1"> </text:span><text:span text:style-name="T9">b</text:span><text:span text:style-name="T14">o</text:span><text:span text:style-name="T2">d</text:span><text:span text:style-name="T7">i</text:span><text:span text:style-name="T14">e</text:span><text:span text:style-name="T1">s</text:span><text:span text:style-name="T7"> </text:span>o<text:span text:style-name="T1">f</text:span><text:span text:style-name="T7"> </text:span><text:span text:style-name="T13">a</text:span><text:span text:style-name="T1">r</text:span><text:span text:style-name="T7">m</text:span><text:span text:style-name="T14">e</text:span><text:span text:style-name="T1">d</text:span><text:span text:style-name="T7"> </text:span>t<text:span text:style-name="T1">r</text:span><text:span text:style-name="T9">o</text:span><text:span text:style-name="T14">o</text:span><text:span text:style-name="T2">p</text:span><text:span text:style-name="T8">s</text:span> <text:span text:style-name="T2">a</text:span><text:span text:style-name="T7">m</text:span><text:span text:style-name="T14">o</text:span><text:span text:style-name="T2">n</text:span><text:span text:style-name="T8">g</text:span> <text:span text:style-name="T2">u</text:span><text:span text:style-name="T8">s</text:span>:</text:p>
      <text:p text:style-name="P6"><text:span text:style-name="T7">F</text:span>o<text:span text:style-name="T1">r</text:span><text:span text:style-name="T7"> </text:span><text:span text:style-name="T13">p</text:span><text:span text:style-name="T1">r</text:span><text:span text:style-name="T8">o</text:span>t<text:span text:style-name="T2">e</text:span><text:span text:style-name="T8">c</text:span>t<text:span text:style-name="T1">i</text:span><text:span text:style-name="T9">n</text:span><text:span text:style-name="T14">g</text:span><text:span text:style-name="T1"> </text:span><text:span text:style-name="T7">t</text:span><text:span text:style-name="T13">h</text:span><text:span text:style-name="T3">e</text:span><text:span text:style-name="T7">m</text:span>,<text:span text:style-name="T1"> </text:span><text:span text:style-name="T9">b</text:span><text:span text:style-name="T14">y</text:span><text:span text:style-name="T1"> </text:span><text:span text:style-name="T7">a</text:span> <text:span text:style-name="T1">m</text:span><text:span text:style-name="T9">o</text:span><text:span text:style-name="T14">c</text:span><text:span text:style-name="T1">k</text:span><text:span text:style-name="T7"> </text:span>T<text:span text:style-name="T1">r</text:span><text:span text:style-name="T7">i</text:span>a<text:span text:style-name="T1">l</text:span><text:span text:style-name="T7">,</text:span> <text:span text:style-name="T1">f</text:span><text:span text:style-name="T7">r</text:span>o<text:span text:style-name="T1">m</text:span><text:span text:style-name="T7"> </text:span><text:span text:style-name="T13">p</text:span><text:span text:style-name="T3">u</text:span><text:span text:style-name="T9">n</text:span>i<text:span text:style-name="T3">s</text:span><text:span text:style-name="T9">h</text:span>m<text:span text:style-name="T3">e</text:span><text:span text:style-name="T7">n</text:span>t<text:span text:style-name="T1"> </text:span><text:span text:style-name="T7">f</text:span>o<text:span text:style-name="T1">r</text:span><text:span text:style-name="T7"> </text:span><text:span text:style-name="T13">a</text:span><text:span text:style-name="T3">n</text:span><text:span text:style-name="T7">y</text:span> <text:span text:style-name="T1">M</text:span><text:span text:style-name="T9">u</text:span>r<text:span text:style-name="T3">d</text:span><text:span text:style-name="T9">e</text:span>r<text:span text:style-name="T3">s</text:span><text:span text:style-name="T7"> </text:span>w<text:span text:style-name="T2">h</text:span><text:span text:style-name="T7">i</text:span><text:span text:style-name="T14">c</text:span><text:span text:style-name="T1">h</text:span><text:span text:style-name="T7"> </text:span>t<text:span text:style-name="T2">h</text:span><text:span text:style-name="T8">e</text:span>y<text:span text:style-name="T1"> </text:span><text:span text:style-name="T10">s</text:span><text:span text:style-name="T14">h</text:span><text:span text:style-name="T2">o</text:span><text:span text:style-name="T8">u</text:span>l<text:span text:style-name="T1">d</text:span><text:span text:style-name="T7"> </text:span><text:span text:style-name="T12">c</text:span><text:span text:style-name="T3">o</text:span><text:span text:style-name="T7">m</text:span>m<text:span text:style-name="T1">i</text:span><text:span text:style-name="T7">t</text:span> <text:span text:style-name="T2">o</text:span><text:span text:style-name="T8">n</text:span> <text:span text:style-name="T1">t</text:span><text:span text:style-name="T9">h</text:span><text:span text:style-name="T14">e</text:span><text:span text:style-name="T1"> </text:span><text:span text:style-name="T7">I</text:span><text:span text:style-name="T13">n</text:span><text:span text:style-name="T3">h</text:span><text:span text:style-name="T9">a</text:span><text:span text:style-name="T14">b</text:span><text:span text:style-name="T1">i</text:span><text:span text:style-name="T7">t</text:span><text:span text:style-name="T13">a</text:span><text:span text:style-name="T3">n</text:span><text:span text:style-name="T7">t</text:span>s<text:span text:style-name="T1"> </text:span><text:span text:style-name="T7">o</text:span>f<text:span text:style-name="T1"> </text:span><text:span text:style-name="T7">t</text:span><text:span text:style-name="T13">h</text:span><text:span text:style-name="T3">e</text:span><text:span text:style-name="T10">s</text:span><text:span text:style-name="T14">e</text:span><text:span text:style-name="T1"> </text:span><text:span text:style-name="T7">S</text:span>t<text:span text:style-name="T2">a</text:span><text:span text:style-name="T7">t</text:span><text:span text:style-name="T14">e</text:span><text:span text:style-name="T4">s</text:span><text:span text:style-name="T7">:</text:span></text:p>
      <text:p text:style-name="P6"><text:span text:style-name="T1">F</text:span><text:span text:style-name="T8">o</text:span>r<text:span text:style-name="T1"> </text:span><text:span text:style-name="T10">c</text:span><text:span text:style-name="T14">u</text:span><text:span text:style-name="T1">t</text:span><text:span text:style-name="T7">t</text:span>i<text:span text:style-name="T2">n</text:span><text:span text:style-name="T8">g</text:span> <text:span text:style-name="T1">o</text:span><text:span text:style-name="T7">f</text:span>f<text:span text:style-name="T1"> </text:span><text:span text:style-name="T9">o</text:span><text:span text:style-name="T14">u</text:span><text:span text:style-name="T1">r</text:span><text:span text:style-name="T7"> </text:span>T<text:span text:style-name="T1">r</text:span><text:span text:style-name="T9">a</text:span><text:span text:style-name="T14">d</text:span><text:span text:style-name="T1">e</text:span><text:span text:style-name="T7"> </text:span>w<text:span text:style-name="T1">i</text:span><text:span text:style-name="T7">t</text:span>h<text:span text:style-name="T1"> </text:span><text:span text:style-name="T7">a</text:span>l<text:span text:style-name="T1">l</text:span><text:span text:style-name="T7"> </text:span><text:span text:style-name="T13">p</text:span><text:span text:style-name="T3">a</text:span><text:span text:style-name="T7">r</text:span>t<text:span text:style-name="T1">s</text:span><text:span text:style-name="T7"> </text:span>o<text:span text:style-name="T1">f</text:span><text:span text:style-name="T7"> </text:span>t<text:span text:style-name="T2">h</text:span><text:span text:style-name="T8">e</text:span> <text:span text:style-name="T1">w</text:span><text:span text:style-name="T9">o</text:span>r<text:span text:style-name="T1">l</text:span><text:span text:style-name="T8">d</text:span>:</text:p>
      <text:p text:style-name="P6"><text:span text:style-name="T7">F</text:span>o<text:span text:style-name="T1">r</text:span><text:span text:style-name="T7"> </text:span>i<text:span text:style-name="T1">m</text:span><text:span text:style-name="T9">p</text:span><text:span text:style-name="T14">o</text:span><text:span text:style-name="T4">s</text:span><text:span text:style-name="T7">i</text:span><text:span text:style-name="T14">n</text:span><text:span text:style-name="T1">g</text:span><text:span text:style-name="T7"> </text:span>T<text:span text:style-name="T2">a</text:span><text:span text:style-name="T8">x</text:span><text:span text:style-name="T13">e</text:span><text:span text:style-name="T3">s</text:span><text:span text:style-name="T7"> </text:span><text:span text:style-name="T13">o</text:span><text:span text:style-name="T3">n</text:span><text:span text:style-name="T7"> </text:span><text:span text:style-name="T13">u</text:span><text:span text:style-name="T3">s</text:span><text:span text:style-name="T7"> </text:span>w<text:span text:style-name="T1">i</text:span><text:span text:style-name="T7">t</text:span><text:span text:style-name="T13">h</text:span><text:span text:style-name="T3">o</text:span><text:span text:style-name="T7">u</text:span>t<text:span text:style-name="T1"> </text:span><text:span text:style-name="T9">o</text:span><text:span text:style-name="T14">u</text:span><text:span text:style-name="T1">r</text:span><text:span text:style-name="T7"> </text:span>C<text:span text:style-name="T2">o</text:span><text:span text:style-name="T8">n</text:span><text:span text:style-name="T12">s</text:span><text:span text:style-name="T3">e</text:span><text:span text:style-name="T9">n</text:span>t<text:span text:style-name="T1">:</text:span></text:p>
      <text:p text:style-name="P6">F<text:span text:style-name="T3">o</text:span><text:span text:style-name="T7">r</text:span> <text:span text:style-name="T2">d</text:span><text:span text:style-name="T8">e</text:span><text:span text:style-name="T13">p</text:span><text:span text:style-name="T1">r</text:span><text:span text:style-name="T7">i</text:span><text:span text:style-name="T14">v</text:span><text:span text:style-name="T1">i</text:span><text:span text:style-name="T9">n</text:span><text:span text:style-name="T14">g</text:span><text:span text:style-name="T1"> </text:span><text:span text:style-name="T9">u</text:span><text:span text:style-name="T14">s</text:span><text:span text:style-name="T1"> </text:span><text:span text:style-name="T7">i</text:span>n<text:span text:style-name="T1"> </text:span><text:span text:style-name="T7">m</text:span><text:span text:style-name="T13">a</text:span><text:span text:style-name="T3">n</text:span><text:span text:style-name="T7">y</text:span> <text:span text:style-name="T4">c</text:span><text:span text:style-name="T8">a</text:span><text:span text:style-name="T12">s</text:span><text:span text:style-name="T3">e</text:span><text:span text:style-name="T7">s</text:span>,<text:span text:style-name="T1"> </text:span><text:span text:style-name="T7">o</text:span>f<text:span text:style-name="T1"> </text:span><text:span text:style-name="T7">t</text:span><text:span text:style-name="T13">h</text:span><text:span text:style-name="T3">e</text:span><text:span text:style-name="T7"> </text:span><text:span text:style-name="T13">b</text:span><text:span text:style-name="T3">e</text:span><text:span text:style-name="T9">n</text:span><text:span text:style-name="T14">e</text:span><text:span text:style-name="T1">f</text:span><text:span text:style-name="T7">i</text:span>t<text:span text:style-name="T1">s</text:span><text:span text:style-name="T7"> </text:span>o<text:span text:style-name="T1">f</text:span><text:span text:style-name="T7"> </text:span>T<text:span text:style-name="T1">r</text:span><text:span text:style-name="T7">i</text:span>a<text:span text:style-name="T1">l</text:span><text:span text:style-name="T7"> </text:span><text:span text:style-name="T13">b</text:span><text:span text:style-name="T3">y</text:span><text:span text:style-name="T7"> </text:span>J<text:span text:style-name="T2">u</text:span><text:span text:style-name="T7">r</text:span><text:span text:style-name="T14">y</text:span><text:span text:style-name="T1">:</text:span></text:p>
      <text:p text:style-name="P6">F<text:span text:style-name="T1">o</text:span><text:span text:style-name="T7">r</text:span> <text:span text:style-name="T1">t</text:span><text:span text:style-name="T7">r</text:span><text:span text:style-name="T13">a</text:span><text:span text:style-name="T3">n</text:span><text:span text:style-name="T10">s</text:span><text:span text:style-name="T14">p</text:span><text:span text:style-name="T2">o</text:span><text:span text:style-name="T7">r</text:span>t<text:span text:style-name="T1">i</text:span><text:span text:style-name="T8">n</text:span>g<text:span text:style-name="T1"> </text:span><text:span text:style-name="T9">u</text:span><text:span text:style-name="T14">s</text:span><text:span text:style-name="T1"> </text:span><text:span text:style-name="T9">b</text:span><text:span text:style-name="T14">e</text:span><text:span text:style-name="T4">y</text:span><text:span text:style-name="T8">o</text:span><text:span text:style-name="T13">n</text:span><text:span text:style-name="T3">d</text:span><text:span text:style-name="T7"> </text:span>S<text:span text:style-name="T2">e</text:span><text:span text:style-name="T8">a</text:span>s<text:span text:style-name="T1"> </text:span><text:span text:style-name="T7">t</text:span>o<text:span text:style-name="T1"> </text:span><text:span text:style-name="T9">b</text:span><text:span text:style-name="T14">e</text:span><text:span text:style-name="T1"> </text:span><text:span text:style-name="T7">t</text:span>r<text:span text:style-name="T1">i</text:span><text:span text:style-name="T9">e</text:span><text:span text:style-name="T14">d</text:span><text:span text:style-name="T1"> </text:span><text:span text:style-name="T7">f</text:span>o<text:span text:style-name="T1">r</text:span><text:span text:style-name="T7"> </text:span><text:span text:style-name="T13">p</text:span><text:span text:style-name="T1">r</text:span><text:span text:style-name="T8">e</text:span>t<text:span text:style-name="T2">e</text:span><text:span text:style-name="T8">n</text:span><text:span text:style-name="T13">d</text:span><text:span text:style-name="T3">e</text:span><text:span text:style-name="T7">d</text:span> <text:span text:style-name="T2">o</text:span><text:span text:style-name="T7">f</text:span>f<text:span text:style-name="T3">e</text:span><text:span text:style-name="T9">n</text:span><text:span text:style-name="T14">c</text:span><text:span text:style-name="T2">e</text:span><text:span text:style-name="T8">s</text:span></text:p>
      <text:p text:style-name="P6"><text:span text:style-name="T1">F</text:span><text:span text:style-name="T7">o</text:span>r<text:span text:style-name="T1"> </text:span><text:span text:style-name="T9">a</text:span><text:span text:style-name="T14">b</text:span><text:span text:style-name="T2">o</text:span><text:span text:style-name="T7">l</text:span>i<text:span text:style-name="T3">s</text:span><text:span text:style-name="T9">h</text:span>i<text:span text:style-name="T3">n</text:span><text:span text:style-name="T7">g</text:span> <text:span text:style-name="T1">t</text:span><text:span text:style-name="T9">h</text:span><text:span text:style-name="T14">e</text:span><text:span text:style-name="T1"> </text:span><text:span text:style-name="T7">f</text:span>r<text:span text:style-name="T2">e</text:span><text:span text:style-name="T8">e</text:span> <text:span text:style-name="T1">S</text:span><text:span text:style-name="T10">y</text:span><text:span text:style-name="T14">s</text:span><text:span text:style-name="T1">t</text:span><text:span text:style-name="T7">e</text:span>m<text:span text:style-name="T1"> </text:span><text:span text:style-name="T7">o</text:span>f<text:span text:style-name="T1"> </text:span><text:span text:style-name="T7">E</text:span><text:span text:style-name="T13">n</text:span><text:span text:style-name="T3">g</text:span><text:span text:style-name="T7">l</text:span>i<text:span text:style-name="T4">s</text:span><text:span text:style-name="T8">h</text:span> <text:span text:style-name="T1">L</text:span><text:span text:style-name="T9">a</text:span>w<text:span text:style-name="T3">s</text:span><text:span text:style-name="T7"> </text:span>i<text:span text:style-name="T1">n</text:span><text:span text:style-name="T7"> </text:span>a<text:span text:style-name="T1"> </text:span><text:span text:style-name="T9">n</text:span><text:span text:style-name="T14">e</text:span><text:span text:style-name="T1">i</text:span><text:span text:style-name="T9">g</text:span><text:span text:style-name="T14">h</text:span><text:span text:style-name="T2">b</text:span><text:span text:style-name="T8">o</text:span><text:span text:style-name="T13">u</text:span><text:span text:style-name="T1">r</text:span><text:span text:style-name="T7">i</text:span><text:span text:style-name="T14">n</text:span><text:span text:style-name="T1">g</text:span><text:span text:style-name="T7"> </text:span>P<text:span text:style-name="T1">r</text:span><text:span text:style-name="T9">o</text:span><text:span text:style-name="T14">v</text:span><text:span text:style-name="T1">i</text:span><text:span text:style-name="T9">n</text:span><text:span text:style-name="T14">c</text:span><text:span text:style-name="T1">e</text:span><text:span text:style-name="T7">,</text:span> <text:span text:style-name="T2">e</text:span><text:span text:style-name="T8">s</text:span>t<text:span text:style-name="T2">a</text:span><text:span text:style-name="T8">b</text:span>l<text:span text:style-name="T1">i</text:span><text:span text:style-name="T10">s</text:span><text:span text:style-name="T14">h</text:span><text:span text:style-name="T1">i</text:span><text:span text:style-name="T9">n</text:span><text:span text:style-name="T14">g</text:span><text:span text:style-name="T1"> </text:span><text:span text:style-name="T7">t</text:span><text:span text:style-name="T13">h</text:span><text:span text:style-name="T3">e</text:span><text:span text:style-name="T7">r</text:span><text:span text:style-name="T13">e</text:span><text:span text:style-name="T1">i</text:span><text:span text:style-name="T8">n</text:span> <text:span text:style-name="T2">a</text:span><text:span text:style-name="T8">n</text:span> <text:span text:style-name="T1">A</text:span><text:span text:style-name="T7">r</text:span><text:span text:style-name="T13">b</text:span><text:span text:style-name="T1">i</text:span><text:span text:style-name="T7">t</text:span>r<text:span text:style-name="T3">a</text:span><text:span text:style-name="T7">r</text:span>y<text:span text:style-name="T1"> </text:span><text:span text:style-name="T9">g</text:span><text:span text:style-name="T14">o</text:span><text:span text:style-name="T4">v</text:span><text:span text:style-name="T8">e</text:span>r<text:span text:style-name="T2">n</text:span><text:span text:style-name="T7">m</text:span><text:span text:style-name="T14">e</text:span><text:span text:style-name="T1">n</text:span><text:span text:style-name="T7">t</text:span>,<text:span text:style-name="T1"> </text:span><text:span text:style-name="T9">a</text:span><text:span text:style-name="T14">n</text:span><text:span text:style-name="T1">d</text:span><text:span text:style-name="T7"> </text:span><text:span text:style-name="T13">e</text:span><text:span text:style-name="T3">n</text:span><text:span text:style-name="T7">l</text:span><text:span text:style-name="T13">a</text:span><text:span text:style-name="T1">r</text:span><text:span text:style-name="T8">g</text:span>i<text:span text:style-name="T2">n</text:span><text:span text:style-name="T8">g</text:span> <text:span text:style-name="T1">i</text:span><text:span text:style-name="T7">t</text:span>s<text:span text:style-name="T1"> </text:span><text:span text:style-name="T7">B</text:span><text:span text:style-name="T13">o</text:span><text:span text:style-name="T3">u</text:span><text:span text:style-name="T9">n</text:span><text:span text:style-name="T14">d</text:span><text:span text:style-name="T2">a</text:span><text:span text:style-name="T7">r</text:span>i<text:span text:style-name="T3">e</text:span><text:span text:style-name="T7">s</text:span> <text:span text:style-name="T4">s</text:span><text:span text:style-name="T8">o</text:span> <text:span text:style-name="T2">a</text:span><text:span text:style-name="T8">s</text:span> <text:span text:style-name="T1">t</text:span><text:span text:style-name="T7">o</text:span> <text:span text:style-name="T1">r</text:span><text:span text:style-name="T9">e</text:span><text:span text:style-name="T14">n</text:span><text:span text:style-name="T2">d</text:span><text:span text:style-name="T8">e</text:span>r<text:span text:style-name="T1"> </text:span><text:span text:style-name="T7">i</text:span>t<text:span text:style-name="T1"> </text:span><text:span text:style-name="T7">a</text:span>t<text:span text:style-name="T1"> </text:span><text:span text:style-name="T9">o</text:span><text:span text:style-name="T14">n</text:span><text:span text:style-name="T4">c</text:span><text:span text:style-name="T8">e</text:span> <text:span text:style-name="T2">a</text:span><text:span text:style-name="T8">n</text:span> <text:span text:style-name="T2">e</text:span><text:span text:style-name="T8">x</text:span><text:span text:style-name="T13">a</text:span><text:span text:style-name="T1">m</text:span><text:span text:style-name="T8">p</text:span>l<text:span text:style-name="T1">e</text:span><text:span text:style-name="T7"> </text:span><text:span text:style-name="T13">a</text:span><text:span text:style-name="T3">n</text:span><text:span text:style-name="T7">d</text:span> <text:span text:style-name="T1">f</text:span><text:span text:style-name="T7">i</text:span>t<text:span text:style-name="T1"> </text:span><text:span text:style-name="T7">i</text:span><text:span text:style-name="T13">n</text:span><text:span text:style-name="T3">s</text:span><text:span text:style-name="T7">t</text:span>r<text:span text:style-name="T2">u</text:span><text:span text:style-name="T7">m</text:span><text:span text:style-name="T14">e</text:span><text:span text:style-name="T1">n</text:span><text:span text:style-name="T7">t</text:span> <text:span text:style-name="T1">f</text:span><text:span text:style-name="T7">o</text:span>r<text:span text:style-name="T1"> </text:span><text:span text:style-name="T7">i</text:span><text:span text:style-name="T13">n</text:span><text:span text:style-name="T1">t</text:span><text:span text:style-name="T7">r</text:span><text:span text:style-name="T14">o</text:span><text:span text:style-name="T2">d</text:span><text:span text:style-name="T8">u</text:span><text:span text:style-name="T12">c</text:span><text:span text:style-name="T1">i</text:span><text:span text:style-name="T8">n</text:span>g<text:span text:style-name="T1"> </text:span><text:span text:style-name="T7">t</text:span><text:span text:style-name="T13">h</text:span><text:span text:style-name="T3">e</text:span><text:span text:style-name="T7"> </text:span><text:span text:style-name="T12">s</text:span><text:span text:style-name="T3">a</text:span><text:span text:style-name="T7">m</text:span>e<text:span text:style-name="T1"> </text:span><text:span text:style-name="T9">a</text:span><text:span text:style-name="T14">b</text:span><text:span text:style-name="T4">s</text:span><text:span text:style-name="T8">o</text:span>l<text:span text:style-name="T2">u</text:span><text:span text:style-name="T7">t</text:span><text:span text:style-name="T14">e</text:span><text:span text:style-name="T1"> </text:span><text:span text:style-name="T7">r</text:span><text:span text:style-name="T13">u</text:span><text:span text:style-name="T1">l</text:span><text:span text:style-name="T8">e</text:span> <text:span text:style-name="T1">i</text:span><text:span text:style-name="T9">n</text:span>t<text:span text:style-name="T3">o</text:span><text:span text:style-name="T7"> </text:span>t<text:span text:style-name="T2">h</text:span><text:span text:style-name="T8">e</text:span><text:span text:style-name="T12">s</text:span><text:span text:style-name="T3">e</text:span><text:span text:style-name="T7"> </text:span>C<text:span text:style-name="T2">o</text:span><text:span text:style-name="T7">l</text:span><text:span text:style-name="T14">o</text:span><text:span text:style-name="T2">n</text:span><text:span text:style-name="T7">i</text:span><text:span text:style-name="T14">e</text:span><text:span text:style-name="T4">s</text:span><text:span text:style-name="T7">:</text:span></text:p>
      <text:p text:style-name="P6"><text:span text:style-name="T1">F</text:span><text:span text:style-name="T8">o</text:span>r<text:span text:style-name="T1"> </text:span><text:span text:style-name="T7">t</text:span><text:span text:style-name="T13">a</text:span><text:span text:style-name="T3">k</text:span><text:span text:style-name="T7">i</text:span><text:span text:style-name="T13">n</text:span><text:span text:style-name="T3">g</text:span><text:span text:style-name="T7"> </text:span><text:span text:style-name="T13">a</text:span><text:span text:style-name="T1">w</text:span><text:span text:style-name="T8">a</text:span>y<text:span text:style-name="T1"> </text:span><text:span text:style-name="T9">o</text:span><text:span text:style-name="T14">u</text:span><text:span text:style-name="T1">r</text:span><text:span text:style-name="T7"> </text:span>C<text:span text:style-name="T2">h</text:span><text:span text:style-name="T8">a</text:span>r<text:span text:style-name="T1">t</text:span><text:span text:style-name="T9">e</text:span>r<text:span text:style-name="T3">s</text:span><text:span text:style-name="T7">,</text:span> <text:span text:style-name="T2">a</text:span><text:span text:style-name="T8">b</text:span><text:span text:style-name="T13">o</text:span><text:span text:style-name="T1">l</text:span><text:span text:style-name="T7">i</text:span><text:span text:style-name="T14">s</text:span><text:span text:style-name="T2">h</text:span><text:span text:style-name="T7">i</text:span><text:span text:style-name="T14">n</text:span><text:span text:style-name="T1">g</text:span><text:span text:style-name="T7"> </text:span><text:span text:style-name="T13">o</text:span><text:span text:style-name="T3">u</text:span><text:span text:style-name="T7">r</text:span> <text:span text:style-name="T1">m</text:span><text:span text:style-name="T9">o</text:span><text:span text:style-name="T14">s</text:span><text:span text:style-name="T1">t</text:span><text:span text:style-name="T7"> </text:span><text:span text:style-name="T12">v</text:span><text:span text:style-name="T3">a</text:span><text:span text:style-name="T7">l</text:span><text:span text:style-name="T13">u</text:span><text:span text:style-name="T3">a</text:span><text:span text:style-name="T9">b</text:span>l<text:span text:style-name="T3">e</text:span><text:span text:style-name="T7"> </text:span>L<text:span text:style-name="T2">a</text:span><text:span text:style-name="T7">w</text:span><text:span text:style-name="T14">s</text:span><text:span text:style-name="T1">,</text:span><text:span text:style-name="T7"> </text:span><text:span text:style-name="T13">a</text:span><text:span text:style-name="T3">n</text:span><text:span text:style-name="T7">d</text:span> <text:span text:style-name="T2">a</text:span><text:span text:style-name="T7">l</text:span>t<text:span text:style-name="T3">e</text:span><text:span text:style-name="T7">r</text:span>i<text:span text:style-name="T2">n</text:span><text:span text:style-name="T8">g</text:span> <text:span text:style-name="T1">f</text:span><text:span text:style-name="T9">u</text:span><text:span text:style-name="T14">n</text:span><text:span text:style-name="T2">d</text:span><text:span text:style-name="T8">a</text:span>m<text:span text:style-name="T2">e</text:span><text:span text:style-name="T8">n</text:span>t<text:span text:style-name="T2">a</text:span><text:span text:style-name="T7">l</text:span>l<text:span text:style-name="T3">y</text:span><text:span text:style-name="T7"> </text:span>t<text:span text:style-name="T2">h</text:span><text:span text:style-name="T8">e</text:span> <text:span text:style-name="T1">F</text:span><text:span text:style-name="T9">o</text:span>r<text:span text:style-name="T1">m</text:span><text:span text:style-name="T8">s</text:span> <text:span text:style-name="T1">o</text:span><text:span text:style-name="T7">f</text:span> <text:span text:style-name="T2">o</text:span><text:span text:style-name="T8">u</text:span>r<text:span text:style-name="T1"> </text:span><text:span text:style-name="T7">G</text:span><text:span text:style-name="T13">o</text:span><text:span text:style-name="T3">v</text:span><text:span text:style-name="T9">e</text:span>r<text:span text:style-name="T3">n</text:span><text:span text:style-name="T7">m</text:span><text:span text:style-name="T13">e</text:span><text:span text:style-name="T3">n</text:span><text:span text:style-name="T7">t</text:span><text:span text:style-name="T12">s</text:span><text:span text:style-name="T1">:</text:span></text:p>
      <text:p text:style-name="P6">F<text:span text:style-name="T3">o</text:span><text:span text:style-name="T7">r</text:span> <text:span text:style-name="T4">s</text:span><text:span text:style-name="T8">u</text:span><text:span text:style-name="T12">s</text:span><text:span text:style-name="T3">p</text:span><text:span text:style-name="T9">e</text:span><text:span text:style-name="T14">n</text:span><text:span text:style-name="T2">d</text:span><text:span text:style-name="T7">i</text:span><text:span text:style-name="T14">n</text:span><text:span text:style-name="T1">g</text:span><text:span text:style-name="T7"> </text:span><text:span text:style-name="T13">o</text:span><text:span text:style-name="T3">u</text:span><text:span text:style-name="T7">r</text:span> <text:span text:style-name="T2">o</text:span><text:span text:style-name="T7">w</text:span><text:span text:style-name="T14">n</text:span><text:span text:style-name="T1"> </text:span><text:span text:style-name="T7">L</text:span><text:span text:style-name="T13">e</text:span><text:span text:style-name="T3">g</text:span><text:span text:style-name="T7">i</text:span><text:span text:style-name="T12">s</text:span><text:span text:style-name="T1">l</text:span><text:span text:style-name="T8">a</text:span>t<text:span text:style-name="T2">u</text:span><text:span text:style-name="T7">r</text:span><text:span text:style-name="T14">e</text:span><text:span text:style-name="T1">s</text:span><text:span text:style-name="T7">,</text:span> <text:span text:style-name="T2">a</text:span><text:span text:style-name="T8">n</text:span>d<text:span text:style-name="T1"> </text:span><text:span text:style-name="T9">d</text:span><text:span text:style-name="T14">e</text:span><text:span text:style-name="T4">c</text:span><text:span text:style-name="T7">l</text:span><text:span text:style-name="T14">a</text:span><text:span text:style-name="T1">r</text:span><text:span text:style-name="T7">i</text:span><text:span text:style-name="T13">n</text:span><text:span text:style-name="T3">g</text:span><text:span text:style-name="T7"> </text:span>t<text:span text:style-name="T2">h</text:span><text:span text:style-name="T8">e</text:span>m<text:span text:style-name="T4">s</text:span><text:span text:style-name="T8">e</text:span>l<text:span text:style-name="T4">v</text:span><text:span text:style-name="T8">e</text:span>s<text:span text:style-name="T1"> </text:span><text:span text:style-name="T7">i</text:span><text:span text:style-name="T13">n</text:span><text:span text:style-name="T3">v</text:span><text:span text:style-name="T9">e</text:span><text:span text:style-name="T14">s</text:span><text:span text:style-name="T1">t</text:span><text:span text:style-name="T9">e</text:span><text:span text:style-name="T14">d</text:span><text:span text:style-name="T1"> </text:span><text:span text:style-name="T7">w</text:span>i<text:span text:style-name="T1">t</text:span><text:span text:style-name="T7">h</text:span> <text:span text:style-name="T2">p</text:span><text:span text:style-name="T8">o</text:span>w<text:span text:style-name="T1">e</text:span><text:span text:style-name="T7">r</text:span> <text:span text:style-name="T1">t</text:span><text:span text:style-name="T7">o</text:span> <text:span text:style-name="T1">l</text:span><text:span text:style-name="T9">e</text:span><text:span text:style-name="T14">g</text:span><text:span text:style-name="T1">i</text:span><text:span text:style-name="T10">s</text:span>l<text:span text:style-name="T3">a</text:span><text:span text:style-name="T7">t</text:span>e<text:span text:style-name="T1"> </text:span><text:span text:style-name="T7">f</text:span>o<text:span text:style-name="T1">r</text:span><text:span text:style-name="T7"> </text:span><text:span text:style-name="T13">u</text:span><text:span text:style-name="T3">s</text:span><text:span text:style-name="T7"> </text:span>i<text:span text:style-name="T1">n</text:span><text:span text:style-name="T7"> </text:span>a<text:span text:style-name="T1">l</text:span><text:span text:style-name="T7">l</text:span> <text:span text:style-name="T4">c</text:span><text:span text:style-name="T8">a</text:span><text:span text:style-name="T12">s</text:span><text:span text:style-name="T3">e</text:span><text:span text:style-name="T7">s</text:span> <text:span text:style-name="T1">w</text:span><text:span text:style-name="T9">h</text:span><text:span text:style-name="T14">a</text:span><text:span text:style-name="T1">t</text:span><text:span text:style-name="T10">s</text:span><text:span text:style-name="T14">o</text:span><text:span text:style-name="T2">e</text:span><text:span text:style-name="T8">v</text:span><text:span text:style-name="T13">e</text:span><text:span text:style-name="T1">r</text:span><text:span text:style-name="T7">.</text:span></text:p>
      <text:p text:style-name="P6"><text:span text:style-name="T1">H</text:span><text:span text:style-name="T8">e</text:span> <text:span text:style-name="T2">h</text:span><text:span text:style-name="T8">a</text:span>s<text:span text:style-name="T1"> </text:span><text:span text:style-name="T9">a</text:span><text:span text:style-name="T14">b</text:span><text:span text:style-name="T2">d</text:span><text:span text:style-name="T7">i</text:span><text:span text:style-name="T14">c</text:span><text:span text:style-name="T2">a</text:span><text:span text:style-name="T7">t</text:span><text:span text:style-name="T14">e</text:span><text:span text:style-name="T1">d</text:span><text:span text:style-name="T7"> </text:span>G<text:span text:style-name="T2">o</text:span><text:span text:style-name="T8">v</text:span><text:span text:style-name="T13">e</text:span><text:span text:style-name="T1">r</text:span><text:span text:style-name="T8">n</text:span>m<text:span text:style-name="T2">e</text:span><text:span text:style-name="T8">n</text:span>t<text:span text:style-name="T1"> </text:span><text:span text:style-name="T9">h</text:span><text:span text:style-name="T14">e</text:span><text:span text:style-name="T1">r</text:span><text:span text:style-name="T7">e</text:span>,<text:span text:style-name="T1"> </text:span><text:span text:style-name="T9">b</text:span><text:span text:style-name="T14">y</text:span><text:span text:style-name="T1"> </text:span><text:span text:style-name="T9">d</text:span><text:span text:style-name="T14">e</text:span><text:span text:style-name="T4">c</text:span><text:span text:style-name="T7">l</text:span><text:span text:style-name="T14">a</text:span><text:span text:style-name="T1">r</text:span><text:span text:style-name="T7">i</text:span><text:span text:style-name="T13">n</text:span><text:span text:style-name="T3">g</text:span><text:span text:style-name="T7"> </text:span><text:span text:style-name="T13">u</text:span><text:span text:style-name="T3">s</text:span><text:span text:style-name="T7"> </text:span><text:span text:style-name="T13">o</text:span><text:span text:style-name="T3">u</text:span><text:span text:style-name="T7">t</text:span> <text:span text:style-name="T1">o</text:span><text:span text:style-name="T7">f</text:span> <text:span text:style-name="T2">h</text:span><text:span text:style-name="T7">i</text:span><text:span text:style-name="T14">s</text:span><text:span text:style-name="T1"> </text:span><text:span text:style-name="T7">P</text:span>r<text:span text:style-name="T2">o</text:span><text:span text:style-name="T7">t</text:span><text:span text:style-name="T14">e</text:span><text:span text:style-name="T4">c</text:span><text:span text:style-name="T7">t</text:span>i<text:span text:style-name="T3">o</text:span><text:span text:style-name="T7">n</text:span> <text:span text:style-name="T2">a</text:span><text:span text:style-name="T8">n</text:span>d<text:span text:style-name="T1"> </text:span><text:span text:style-name="T7">w</text:span><text:span text:style-name="T13">a</text:span><text:span text:style-name="T3">g</text:span><text:span text:style-name="T7">i</text:span><text:span text:style-name="T13">n</text:span><text:span text:style-name="T3">g</text:span><text:span text:style-name="T7"> </text:span>W<text:span text:style-name="T1">a</text:span><text:span text:style-name="T7">r</text:span> <text:span text:style-name="T2">a</text:span><text:span text:style-name="T8">g</text:span><text:span text:style-name="T13">a</text:span><text:span text:style-name="T1">i</text:span><text:span text:style-name="T8">n</text:span>s<text:span text:style-name="T1">t</text:span><text:span text:style-name="T7"> </text:span><text:span text:style-name="T13">u</text:span><text:span text:style-name="T3">s</text:span><text:span text:style-name="T7">.</text:span></text:p>
      <text:p text:style-name="P6"><text:soft-page-break/><text:span text:style-name="T1">H</text:span><text:span text:style-name="T7">e</text:span> <text:span text:style-name="T2">h</text:span><text:span text:style-name="T8">a</text:span>s<text:span text:style-name="T1"> </text:span><text:span text:style-name="T9">p</text:span>l<text:span text:style-name="T3">u</text:span><text:span text:style-name="T9">n</text:span><text:span text:style-name="T14">d</text:span><text:span text:style-name="T2">e</text:span><text:span text:style-name="T7">r</text:span><text:span text:style-name="T14">e</text:span><text:span text:style-name="T1">d</text:span><text:span text:style-name="T7"> </text:span><text:span text:style-name="T13">o</text:span><text:span text:style-name="T3">u</text:span><text:span text:style-name="T7">r</text:span> <text:span text:style-name="T4">s</text:span><text:span text:style-name="T8">e</text:span><text:span text:style-name="T13">a</text:span><text:span text:style-name="T3">s</text:span><text:span text:style-name="T7">,</text:span> <text:span text:style-name="T1">r</text:span><text:span text:style-name="T9">a</text:span><text:span text:style-name="T14">v</text:span><text:span text:style-name="T2">a</text:span><text:span text:style-name="T8">g</text:span><text:span text:style-name="T13">e</text:span><text:span text:style-name="T3">d</text:span><text:span text:style-name="T7"> </text:span><text:span text:style-name="T13">o</text:span><text:span text:style-name="T3">u</text:span><text:span text:style-name="T7">r</text:span> <text:span text:style-name="T1">C</text:span><text:span text:style-name="T9">o</text:span><text:span text:style-name="T14">a</text:span><text:span text:style-name="T4">s</text:span><text:span text:style-name="T7">t</text:span><text:span text:style-name="T14">s</text:span><text:span text:style-name="T1">,</text:span><text:span text:style-name="T7"> </text:span><text:span text:style-name="T13">b</text:span><text:span text:style-name="T3">u</text:span><text:span text:style-name="T7">r</text:span>n<text:span text:style-name="T1">t</text:span><text:span text:style-name="T7"> </text:span><text:span text:style-name="T13">o</text:span><text:span text:style-name="T3">u</text:span><text:span text:style-name="T7">r</text:span> <text:span text:style-name="T1">t</text:span><text:span text:style-name="T9">o</text:span>w<text:span text:style-name="T3">n</text:span><text:span text:style-name="T7">s</text:span>,<text:span text:style-name="T1"> </text:span><text:span text:style-name="T9">a</text:span><text:span text:style-name="T14">n</text:span><text:span text:style-name="T1">d</text:span><text:span text:style-name="T7"> </text:span><text:span text:style-name="T13">d</text:span><text:span text:style-name="T3">e</text:span><text:span text:style-name="T10">s</text:span>t<text:span text:style-name="T1">r</text:span><text:span text:style-name="T8">o</text:span><text:span text:style-name="T12">y</text:span><text:span text:style-name="T3">e</text:span><text:span text:style-name="T7">d</text:span> <text:span text:style-name="T1">t</text:span><text:span text:style-name="T9">h</text:span><text:span text:style-name="T14">e</text:span><text:span text:style-name="T1"> </text:span><text:span text:style-name="T7">l</text:span>i<text:span text:style-name="T4">v</text:span><text:span text:style-name="T8">e</text:span>s<text:span text:style-name="T1"> </text:span><text:span text:style-name="T7">o</text:span>f<text:span text:style-name="T1"> </text:span><text:span text:style-name="T9">o</text:span><text:span text:style-name="T14">u</text:span><text:span text:style-name="T1">r</text:span><text:span text:style-name="T7"> </text:span><text:span text:style-name="T13">p</text:span><text:span text:style-name="T3">e</text:span><text:span text:style-name="T9">o</text:span><text:span text:style-name="T14">p</text:span><text:span text:style-name="T1">l</text:span><text:span text:style-name="T9">e</text:span>.</text:p>
      <text:p text:style-name="P6"><text:span text:style-name="T7">H</text:span><text:span text:style-name="T14">e</text:span><text:span text:style-name="T1"> </text:span><text:span text:style-name="T7">i</text:span>s<text:span text:style-name="T1"> </text:span><text:span text:style-name="T7">a</text:span>t<text:span text:style-name="T1"> </text:span><text:span text:style-name="T7">t</text:span><text:span text:style-name="T13">h</text:span><text:span text:style-name="T1">i</text:span><text:span text:style-name="T8">s</text:span> <text:span text:style-name="T1">t</text:span><text:span text:style-name="T7">i</text:span>m<text:span text:style-name="T1">e</text:span><text:span text:style-name="T7"> </text:span>t<text:span text:style-name="T1">r</text:span><text:span text:style-name="T9">a</text:span><text:span text:style-name="T14">n</text:span><text:span text:style-name="T4">s</text:span><text:span text:style-name="T8">p</text:span><text:span text:style-name="T13">o</text:span><text:span text:style-name="T1">r</text:span><text:span text:style-name="T7">t</text:span>i<text:span text:style-name="T3">n</text:span><text:span text:style-name="T7">g</text:span> <text:span text:style-name="T1">l</text:span><text:span text:style-name="T9">a</text:span>r<text:span text:style-name="T3">g</text:span><text:span text:style-name="T7">e</text:span> <text:span text:style-name="T1">A</text:span><text:span text:style-name="T7">r</text:span>m<text:span text:style-name="T1">i</text:span><text:span text:style-name="T9">e</text:span><text:span text:style-name="T14">s</text:span><text:span text:style-name="T1"> </text:span><text:span text:style-name="T7">o</text:span>f<text:span text:style-name="T1"> </text:span><text:span text:style-name="T7">f</text:span><text:span text:style-name="T13">o</text:span><text:span text:style-name="T1">r</text:span><text:span text:style-name="T8">e</text:span>i<text:span text:style-name="T2">g</text:span><text:span text:style-name="T8">n</text:span> <text:span text:style-name="T1">M</text:span><text:span text:style-name="T9">e</text:span>r<text:span text:style-name="T3">c</text:span><text:span text:style-name="T9">e</text:span><text:span text:style-name="T14">n</text:span><text:span text:style-name="T2">a</text:span><text:span text:style-name="T7">r</text:span>i<text:span text:style-name="T3">e</text:span><text:span text:style-name="T7">s</text:span> <text:span text:style-name="T1">t</text:span><text:span text:style-name="T7">o</text:span> <text:span text:style-name="T4">c</text:span><text:span text:style-name="T8">o</text:span>m<text:span text:style-name="T2">p</text:span><text:span text:style-name="T7">l</text:span><text:span text:style-name="T14">e</text:span><text:span text:style-name="T1">a</text:span><text:span text:style-name="T7">t</text:span> <text:span text:style-name="T1">t</text:span><text:span text:style-name="T9">h</text:span><text:span text:style-name="T14">e</text:span><text:span text:style-name="T1"> </text:span><text:span text:style-name="T7">w</text:span><text:span text:style-name="T13">o</text:span><text:span text:style-name="T1">r</text:span><text:span text:style-name="T8">k</text:span>s<text:span text:style-name="T1"> </text:span><text:span text:style-name="T7">o</text:span>f<text:span text:style-name="T1"> </text:span><text:span text:style-name="T9">d</text:span><text:span text:style-name="T14">e</text:span><text:span text:style-name="T2">a</text:span><text:span text:style-name="T7">t</text:span><text:span text:style-name="T14">h</text:span><text:span text:style-name="T1">,</text:span><text:span text:style-name="T7"> </text:span><text:span text:style-name="T13">d</text:span><text:span text:style-name="T3">e</text:span><text:span text:style-name="T10">s</text:span><text:span text:style-name="T14">o</text:span><text:span text:style-name="T1">l</text:span><text:span text:style-name="T9">a</text:span>t<text:span text:style-name="T1">i</text:span><text:span text:style-name="T8">o</text:span>n<text:span text:style-name="T1"> </text:span><text:span text:style-name="T9">a</text:span><text:span text:style-name="T14">n</text:span><text:span text:style-name="T1">d</text:span><text:span text:style-name="T7"> </text:span>t<text:span text:style-name="T4">y</text:span><text:span text:style-name="T7">r</text:span><text:span text:style-name="T14">a</text:span><text:span text:style-name="T2">n</text:span><text:span text:style-name="T8">n</text:span>y<text:span text:style-name="T1">,</text:span><text:span text:style-name="T7"> </text:span><text:span text:style-name="T13">a</text:span><text:span text:style-name="T1">l</text:span><text:span text:style-name="T7">r</text:span><text:span text:style-name="T14">e</text:span><text:span text:style-name="T2">a</text:span><text:span text:style-name="T8">d</text:span>y<text:span text:style-name="T1"> </text:span><text:span text:style-name="T9">b</text:span><text:span text:style-name="T14">e</text:span><text:span text:style-name="T2">g</text:span><text:span text:style-name="T8">u</text:span>n<text:span text:style-name="T1"> </text:span><text:span text:style-name="T7">w</text:span>i<text:span text:style-name="T1">t</text:span><text:span text:style-name="T7">h</text:span> <text:span text:style-name="T4">c</text:span><text:span text:style-name="T7">i</text:span>r<text:span text:style-name="T3">c</text:span><text:span text:style-name="T9">u</text:span>m<text:span text:style-name="T3">s</text:span><text:span text:style-name="T7">t</text:span><text:span text:style-name="T13">a</text:span><text:span text:style-name="T3">n</text:span><text:span text:style-name="T10">c</text:span><text:span text:style-name="T14">e</text:span><text:span text:style-name="T1">s</text:span><text:span text:style-name="T7"> </text:span>o<text:span text:style-name="T1">f</text:span><text:span text:style-name="T7"> </text:span>C<text:span text:style-name="T1">r</text:span><text:span text:style-name="T9">u</text:span><text:span text:style-name="T14">e</text:span><text:span text:style-name="T1">l</text:span><text:span text:style-name="T7">t</text:span>y<text:span text:style-name="T1"> </text:span><text:span text:style-name="T7">&amp;</text:span> <text:span text:style-name="T2">p</text:span><text:span text:style-name="T8">e</text:span>r<text:span text:style-name="T1">f</text:span><text:span text:style-name="T7">i</text:span><text:span text:style-name="T13">d</text:span><text:span text:style-name="T3">y</text:span><text:span text:style-name="T7"> </text:span><text:span text:style-name="T12">s</text:span><text:span text:style-name="T3">c</text:span><text:span text:style-name="T9">a</text:span>r<text:span text:style-name="T3">c</text:span><text:span text:style-name="T9">e</text:span>l<text:span text:style-name="T3">y</text:span><text:span text:style-name="T7"> </text:span><text:span text:style-name="T13">p</text:span><text:span text:style-name="T3">a</text:span><text:span text:style-name="T7">r</text:span><text:span text:style-name="T13">a</text:span><text:span text:style-name="T1">l</text:span><text:span text:style-name="T7">l</text:span><text:span text:style-name="T14">e</text:span><text:span text:style-name="T1">l</text:span><text:span text:style-name="T9">e</text:span><text:span text:style-name="T14">d</text:span><text:span text:style-name="T1"> </text:span><text:span text:style-name="T7">i</text:span>n<text:span text:style-name="T1"> </text:span><text:span text:style-name="T7">t</text:span><text:span text:style-name="T13">h</text:span><text:span text:style-name="T3">e</text:span><text:span text:style-name="T7"> </text:span>m<text:span text:style-name="T2">o</text:span><text:span text:style-name="T8">s</text:span>t<text:span text:style-name="T1"> </text:span><text:span text:style-name="T9">b</text:span><text:span text:style-name="T14">a</text:span><text:span text:style-name="T1">r</text:span><text:span text:style-name="T9">b</text:span><text:span text:style-name="T14">a</text:span><text:span text:style-name="T1">r</text:span><text:span text:style-name="T9">o</text:span><text:span text:style-name="T14">u</text:span><text:span text:style-name="T1">s</text:span><text:span text:style-name="T7"> </text:span><text:span text:style-name="T13">a</text:span><text:span text:style-name="T3">g</text:span><text:span text:style-name="T9">e</text:span><text:span text:style-name="T14">s</text:span><text:span text:style-name="T1">,</text:span><text:span text:style-name="T7"> </text:span><text:span text:style-name="T13">a</text:span><text:span text:style-name="T3">n</text:span><text:span text:style-name="T7">d</text:span> <text:span text:style-name="T1">t</text:span><text:span text:style-name="T9">o</text:span>t<text:span text:style-name="T3">a</text:span><text:span text:style-name="T7">l</text:span>l<text:span text:style-name="T1">y</text:span><text:span text:style-name="T7"> </text:span><text:span text:style-name="T13">u</text:span><text:span text:style-name="T3">n</text:span><text:span text:style-name="T7">w</text:span><text:span text:style-name="T13">o</text:span><text:span text:style-name="T1">r</text:span><text:span text:style-name="T7">t</text:span><text:span text:style-name="T14">h</text:span><text:span text:style-name="T1">y</text:span><text:span text:style-name="T7"> </text:span>t<text:span text:style-name="T2">h</text:span><text:span text:style-name="T8">e</text:span> <text:span text:style-name="T1">H</text:span><text:span text:style-name="T9">e</text:span><text:span text:style-name="T14">a</text:span><text:span text:style-name="T1">d</text:span><text:span text:style-name="T7"> </text:span>o<text:span text:style-name="T1">f</text:span><text:span text:style-name="T7"> </text:span>a<text:span text:style-name="T1"> </text:span><text:span text:style-name="T10">c</text:span>i<text:span text:style-name="T3">v</text:span><text:span text:style-name="T7">i</text:span>l<text:span text:style-name="T1">i</text:span><text:span text:style-name="T10">z</text:span><text:span text:style-name="T14">e</text:span><text:span text:style-name="T1">d</text:span><text:span text:style-name="T7"> </text:span><text:span text:style-name="T13">n</text:span><text:span text:style-name="T3">a</text:span><text:span text:style-name="T7">t</text:span>i<text:span text:style-name="T2">o</text:span><text:span text:style-name="T8">n</text:span>.</text:p>
      <text:p text:style-name="P6"><text:span text:style-name="T7">H</text:span>e<text:span text:style-name="T1"> </text:span><text:span text:style-name="T9">h</text:span><text:span text:style-name="T14">a</text:span><text:span text:style-name="T1">s</text:span><text:span text:style-name="T7"> </text:span><text:span text:style-name="T12">c</text:span><text:span text:style-name="T3">o</text:span><text:span text:style-name="T9">n</text:span><text:span text:style-name="T14">s</text:span><text:span text:style-name="T1">t</text:span><text:span text:style-name="T7">r</text:span><text:span text:style-name="T13">a</text:span><text:span text:style-name="T1">i</text:span><text:span text:style-name="T8">n</text:span><text:span text:style-name="T13">e</text:span><text:span text:style-name="T3">d</text:span><text:span text:style-name="T7"> </text:span><text:span text:style-name="T13">o</text:span><text:span text:style-name="T3">u</text:span><text:span text:style-name="T7">r</text:span> <text:span text:style-name="T1">f</text:span><text:span text:style-name="T9">e</text:span>l<text:span text:style-name="T1">l</text:span><text:span text:style-name="T8">o</text:span>w<text:span text:style-name="T1"> </text:span><text:span text:style-name="T7">C</text:span>i<text:span text:style-name="T1">t</text:span><text:span text:style-name="T7">i</text:span><text:span text:style-name="T12">z</text:span><text:span text:style-name="T3">e</text:span><text:span text:style-name="T9">n</text:span><text:span text:style-name="T14">s</text:span><text:span text:style-name="T1"> </text:span><text:span text:style-name="T7">t</text:span><text:span text:style-name="T13">a</text:span><text:span text:style-name="T3">k</text:span><text:span text:style-name="T9">e</text:span><text:span text:style-name="T14">n</text:span><text:span text:style-name="T1"> </text:span><text:span text:style-name="T7">C</text:span><text:span text:style-name="T13">a</text:span><text:span text:style-name="T3">p</text:span><text:span text:style-name="T7">t</text:span>i<text:span text:style-name="T4">v</text:span><text:span text:style-name="T8">e</text:span> <text:span text:style-name="T2">o</text:span><text:span text:style-name="T8">n</text:span> <text:span text:style-name="T1">t</text:span><text:span text:style-name="T9">h</text:span><text:span text:style-name="T14">e</text:span><text:span text:style-name="T1"> </text:span><text:span text:style-name="T9">h</text:span>i<text:span text:style-name="T3">g</text:span><text:span text:style-name="T7">h</text:span> <text:span text:style-name="T1">S</text:span><text:span text:style-name="T9">e</text:span><text:span text:style-name="T14">a</text:span><text:span text:style-name="T1">s</text:span><text:span text:style-name="T7"> </text:span>t<text:span text:style-name="T1">o</text:span><text:span text:style-name="T7"> </text:span><text:span text:style-name="T13">b</text:span><text:span text:style-name="T3">e</text:span><text:span text:style-name="T7">a</text:span>r<text:span text:style-name="T1"> </text:span><text:span text:style-name="T7">A</text:span>r<text:span text:style-name="T1">m</text:span><text:span text:style-name="T7">s</text:span> <text:span text:style-name="T2">a</text:span><text:span text:style-name="T8">g</text:span><text:span text:style-name="T13">a</text:span><text:span text:style-name="T1">i</text:span><text:span text:style-name="T8">n</text:span>s<text:span text:style-name="T1">t</text:span><text:span text:style-name="T7"> </text:span>t<text:span text:style-name="T2">h</text:span><text:span text:style-name="T8">e</text:span>i<text:span text:style-name="T1">r</text:span><text:span text:style-name="T7"> </text:span>C<text:span text:style-name="T2">o</text:span><text:span text:style-name="T8">u</text:span><text:span text:style-name="T13">n</text:span><text:span text:style-name="T1">t</text:span><text:span text:style-name="T7">r</text:span><text:span text:style-name="T14">y</text:span><text:span text:style-name="T1">,</text:span><text:span text:style-name="T7"> </text:span>t<text:span text:style-name="T1">o</text:span><text:span text:style-name="T7"> </text:span><text:span text:style-name="T13">b</text:span><text:span text:style-name="T3">e</text:span><text:span text:style-name="T10">c</text:span><text:span text:style-name="T14">o</text:span><text:span text:style-name="T1">m</text:span><text:span text:style-name="T7">e</text:span> <text:span text:style-name="T1">t</text:span><text:span text:style-name="T9">h</text:span><text:span text:style-name="T14">e</text:span><text:span text:style-name="T1"> </text:span><text:span text:style-name="T9">e</text:span><text:span text:style-name="T14">x</text:span><text:span text:style-name="T2">e</text:span><text:span text:style-name="T8">c</text:span><text:span text:style-name="T13">u</text:span><text:span text:style-name="T1">t</text:span><text:span text:style-name="T7">i</text:span><text:span text:style-name="T14">o</text:span><text:span text:style-name="T2">n</text:span><text:span text:style-name="T8">e</text:span>r<text:span text:style-name="T1">s</text:span><text:span text:style-name="T7"> </text:span>o<text:span text:style-name="T1">f</text:span><text:span text:style-name="T7"> </text:span>t<text:span text:style-name="T2">h</text:span><text:span text:style-name="T8">e</text:span>i<text:span text:style-name="T1">r</text:span><text:span text:style-name="T7"> </text:span>f<text:span text:style-name="T1">r</text:span><text:span text:style-name="T7">i</text:span><text:span text:style-name="T13">e</text:span><text:span text:style-name="T3">n</text:span><text:span text:style-name="T9">d</text:span><text:span text:style-name="T14">s</text:span><text:span text:style-name="T1"> </text:span><text:span text:style-name="T9">a</text:span><text:span text:style-name="T14">n</text:span><text:span text:style-name="T1">d</text:span><text:span text:style-name="T7"> </text:span>B<text:span text:style-name="T1">r</text:span><text:span text:style-name="T9">e</text:span>t<text:span text:style-name="T3">h</text:span><text:span text:style-name="T7">r</text:span><text:span text:style-name="T13">e</text:span><text:span text:style-name="T3">n</text:span><text:span text:style-name="T7">,</text:span> <text:span text:style-name="T1">o</text:span><text:span text:style-name="T7">r</text:span> <text:span text:style-name="T1">t</text:span><text:span text:style-name="T7">o</text:span> <text:span text:style-name="T1">f</text:span><text:span text:style-name="T7">a</text:span>l<text:span text:style-name="T1">l</text:span><text:span text:style-name="T7"> </text:span>t<text:span text:style-name="T2">h</text:span><text:span text:style-name="T8">e</text:span>m<text:span text:style-name="T4">s</text:span><text:span text:style-name="T8">e</text:span>l<text:span text:style-name="T4">v</text:span><text:span text:style-name="T8">e</text:span>s<text:span text:style-name="T1"> </text:span><text:span text:style-name="T9">b</text:span><text:span text:style-name="T14">y</text:span><text:span text:style-name="T1"> </text:span><text:span text:style-name="T7">t</text:span><text:span text:style-name="T13">h</text:span><text:span text:style-name="T3">e</text:span><text:span text:style-name="T7">i</text:span>r<text:span text:style-name="T1"> </text:span><text:span text:style-name="T7">H</text:span><text:span text:style-name="T13">a</text:span><text:span text:style-name="T3">n</text:span><text:span text:style-name="T9">d</text:span><text:span text:style-name="T14">s</text:span><text:span text:style-name="T1">.</text:span></text:p>
      <text:p text:style-name="P6">H<text:span text:style-name="T1">e</text:span><text:span text:style-name="T7"> </text:span><text:span text:style-name="T13">h</text:span><text:span text:style-name="T3">a</text:span><text:span text:style-name="T7">s</text:span> <text:span text:style-name="T2">e</text:span><text:span text:style-name="T8">x</text:span><text:span text:style-name="T12">c</text:span><text:span text:style-name="T1">i</text:span><text:span text:style-name="T7">t</text:span><text:span text:style-name="T14">e</text:span><text:span text:style-name="T1">d</text:span><text:span text:style-name="T7"> </text:span><text:span text:style-name="T13">d</text:span><text:span text:style-name="T3">o</text:span><text:span text:style-name="T7">m</text:span><text:span text:style-name="T13">e</text:span><text:span text:style-name="T3">s</text:span><text:span text:style-name="T7">t</text:span>i<text:span text:style-name="T1">c</text:span><text:span text:style-name="T7"> </text:span>i<text:span text:style-name="T2">n</text:span><text:span text:style-name="T8">s</text:span><text:span text:style-name="T13">u</text:span><text:span text:style-name="T1">r</text:span><text:span text:style-name="T7">r</text:span><text:span text:style-name="T14">e</text:span><text:span text:style-name="T4">c</text:span><text:span text:style-name="T7">t</text:span>i<text:span text:style-name="T3">o</text:span><text:span text:style-name="T9">n</text:span><text:span text:style-name="T14">s</text:span><text:span text:style-name="T1"> </text:span><text:span text:style-name="T9">a</text:span>m<text:span text:style-name="T3">o</text:span><text:span text:style-name="T9">n</text:span><text:span text:style-name="T14">g</text:span><text:span text:style-name="T1">s</text:span><text:span text:style-name="T7">t</text:span> <text:span text:style-name="T2">u</text:span><text:span text:style-name="T8">s</text:span>,<text:span text:style-name="T1"> </text:span><text:span text:style-name="T9">a</text:span><text:span text:style-name="T14">n</text:span><text:span text:style-name="T1">d</text:span><text:span text:style-name="T7"> </text:span><text:span text:style-name="T13">h</text:span><text:span text:style-name="T3">a</text:span><text:span text:style-name="T7">s</text:span> <text:span text:style-name="T2">e</text:span><text:span text:style-name="T8">n</text:span><text:span text:style-name="T13">d</text:span><text:span text:style-name="T3">e</text:span><text:span text:style-name="T9">a</text:span><text:span text:style-name="T14">v</text:span><text:span text:style-name="T2">o</text:span><text:span text:style-name="T8">u</text:span>r<text:span text:style-name="T2">e</text:span><text:span text:style-name="T8">d</text:span> <text:span text:style-name="T1">t</text:span><text:span text:style-name="T7">o</text:span> <text:span text:style-name="T2">b</text:span><text:span text:style-name="T7">r</text:span>i<text:span text:style-name="T3">n</text:span><text:span text:style-name="T7">g</text:span> <text:span text:style-name="T2">o</text:span><text:span text:style-name="T8">n</text:span> <text:span text:style-name="T1">t</text:span><text:span text:style-name="T9">h</text:span><text:span text:style-name="T14">e</text:span><text:span text:style-name="T1"> </text:span><text:span text:style-name="T7">i</text:span><text:span text:style-name="T13">n</text:span><text:span text:style-name="T3">h</text:span><text:span text:style-name="T9">a</text:span><text:span text:style-name="T14">b</text:span><text:span text:style-name="T1">i</text:span><text:span text:style-name="T7">t</text:span><text:span text:style-name="T13">a</text:span><text:span text:style-name="T3">n</text:span><text:span text:style-name="T7">t</text:span>s<text:span text:style-name="T1"> </text:span><text:span text:style-name="T7">o</text:span>f<text:span text:style-name="T1"> </text:span><text:span text:style-name="T9">o</text:span><text:span text:style-name="T14">u</text:span><text:span text:style-name="T1">r</text:span><text:span text:style-name="T7"> </text:span>f<text:span text:style-name="T1">r</text:span><text:span text:style-name="T9">o</text:span><text:span text:style-name="T14">n</text:span><text:span text:style-name="T1">t</text:span><text:span text:style-name="T7">i</text:span><text:span text:style-name="T13">e</text:span><text:span text:style-name="T1">r</text:span><text:span text:style-name="T8">s</text:span>,<text:span text:style-name="T1"> </text:span><text:span text:style-name="T7">t</text:span><text:span text:style-name="T13">h</text:span><text:span text:style-name="T3">e</text:span><text:span text:style-name="T7"> </text:span>m<text:span text:style-name="T2">e</text:span><text:span text:style-name="T7">r</text:span><text:span text:style-name="T14">c</text:span><text:span text:style-name="T1">i</text:span><text:span text:style-name="T7">l</text:span><text:span text:style-name="T13">e</text:span><text:span text:style-name="T3">s</text:span><text:span text:style-name="T7">s</text:span> <text:span text:style-name="T1">I</text:span><text:span text:style-name="T9">n</text:span><text:span text:style-name="T14">d</text:span><text:span text:style-name="T1">i</text:span><text:span text:style-name="T9">a</text:span><text:span text:style-name="T14">n</text:span><text:span text:style-name="T1"> </text:span><text:span text:style-name="T7">S</text:span><text:span text:style-name="T13">a</text:span><text:span text:style-name="T3">v</text:span><text:span text:style-name="T9">a</text:span><text:span text:style-name="T14">g</text:span><text:span text:style-name="T2">e</text:span><text:span text:style-name="T8">s</text:span>,<text:span text:style-name="T1"> </text:span><text:span text:style-name="T7">w</text:span><text:span text:style-name="T13">h</text:span><text:span text:style-name="T3">o</text:span><text:span text:style-name="T10">s</text:span><text:span text:style-name="T14">e</text:span><text:span text:style-name="T1"> </text:span><text:span text:style-name="T10">k</text:span><text:span text:style-name="T14">n</text:span><text:span text:style-name="T2">o</text:span><text:span text:style-name="T7">w</text:span><text:span text:style-name="T14">n</text:span><text:span text:style-name="T1"> </text:span><text:span text:style-name="T7">r</text:span><text:span text:style-name="T13">u</text:span><text:span text:style-name="T1">l</text:span><text:span text:style-name="T8">e</text:span> <text:span text:style-name="T1">o</text:span><text:span text:style-name="T7">f</text:span> <text:span text:style-name="T1">w</text:span><text:span text:style-name="T9">a</text:span>r<text:span text:style-name="T1">f</text:span><text:span text:style-name="T8">a</text:span>r<text:span text:style-name="T1">e</text:span><text:span text:style-name="T7">,</text:span> <text:span text:style-name="T1">i</text:span><text:span text:style-name="T7">s</text:span> <text:span text:style-name="T2">a</text:span><text:span text:style-name="T8">n</text:span> <text:span text:style-name="T2">u</text:span><text:span text:style-name="T8">n</text:span><text:span text:style-name="T13">d</text:span><text:span text:style-name="T1">i</text:span><text:span text:style-name="T8">s</text:span>t<text:span text:style-name="T1">i</text:span><text:span text:style-name="T9">n</text:span><text:span text:style-name="T14">g</text:span><text:span text:style-name="T2">u</text:span><text:span text:style-name="T7">i</text:span><text:span text:style-name="T14">s</text:span><text:span text:style-name="T2">h</text:span><text:span text:style-name="T8">e</text:span>d<text:span text:style-name="T1"> </text:span><text:span text:style-name="T9">d</text:span><text:span text:style-name="T14">e</text:span><text:span text:style-name="T4">s</text:span><text:span text:style-name="T7">t</text:span>r<text:span text:style-name="T3">u</text:span><text:span text:style-name="T10">c</text:span>t<text:span text:style-name="T1">i</text:span><text:span text:style-name="T8">o</text:span>n<text:span text:style-name="T1"> </text:span><text:span text:style-name="T7">o</text:span>f<text:span text:style-name="T1"> </text:span><text:span text:style-name="T7">a</text:span>l<text:span text:style-name="T1">l</text:span><text:span text:style-name="T7"> </text:span><text:span text:style-name="T13">a</text:span><text:span text:style-name="T3">g</text:span><text:span text:style-name="T9">e</text:span><text:span text:style-name="T14">s</text:span><text:span text:style-name="T1">,</text:span><text:span text:style-name="T7"> </text:span><text:span text:style-name="T12">s</text:span><text:span text:style-name="T3">e</text:span><text:span text:style-name="T10">x</text:span><text:span text:style-name="T14">e</text:span><text:span text:style-name="T1">s</text:span><text:span text:style-name="T7"> </text:span><text:span text:style-name="T13">a</text:span><text:span text:style-name="T3">n</text:span><text:span text:style-name="T7">d</text:span> <text:span text:style-name="T4">c</text:span><text:span text:style-name="T8">o</text:span><text:span text:style-name="T13">n</text:span><text:span text:style-name="T3">d</text:span><text:span text:style-name="T7">i</text:span>t<text:span text:style-name="T1">i</text:span><text:span text:style-name="T9">o</text:span><text:span text:style-name="T14">n</text:span><text:span text:style-name="T4">s</text:span><text:span text:style-name="T7">.</text:span></text:p>
      <text:p text:style-name="P3"><text:span text:style-name="T1">I</text:span><text:span text:style-name="T8">n</text:span> <text:span text:style-name="T2">e</text:span><text:span text:style-name="T8">v</text:span><text:span text:style-name="T13">e</text:span><text:span text:style-name="T1">r</text:span><text:span text:style-name="T8">y</text:span> <text:span text:style-name="T4">s</text:span><text:span text:style-name="T7">t</text:span><text:span text:style-name="T14">a</text:span><text:span text:style-name="T2">g</text:span><text:span text:style-name="T8">e</text:span> <text:span text:style-name="T1">o</text:span><text:span text:style-name="T7">f</text:span> <text:span text:style-name="T1">t</text:span><text:span text:style-name="T9">h</text:span><text:span text:style-name="T14">e</text:span><text:span text:style-name="T4">s</text:span><text:span text:style-name="T8">e</text:span> <text:span text:style-name="T1">O</text:span><text:span text:style-name="T9">p</text:span><text:span text:style-name="T14">p</text:span><text:span text:style-name="T1">r</text:span><text:span text:style-name="T9">e</text:span><text:span text:style-name="T14">s</text:span><text:span text:style-name="T4">s</text:span><text:span text:style-name="T7">i</text:span><text:span text:style-name="T14">o</text:span><text:span text:style-name="T2">n</text:span><text:span text:style-name="T8">s</text:span> <text:span text:style-name="T1">W</text:span><text:span text:style-name="T7">e</text:span> <text:span text:style-name="T2">h</text:span><text:span text:style-name="T8">a</text:span><text:span text:style-name="T12">v</text:span><text:span text:style-name="T3">e</text:span><text:span text:style-name="T7"> </text:span>P<text:span text:style-name="T2">e</text:span><text:span text:style-name="T7">t</text:span>i<text:span text:style-name="T1">t</text:span><text:span text:style-name="T7">i</text:span><text:span text:style-name="T14">o</text:span><text:span text:style-name="T2">n</text:span><text:span text:style-name="T8">e</text:span>d<text:span text:style-name="T1"> </text:span><text:span text:style-name="T7">f</text:span>o<text:span text:style-name="T1">r</text:span><text:span text:style-name="T7"> </text:span>R<text:span text:style-name="T2">e</text:span><text:span text:style-name="T8">d</text:span>r<text:span text:style-name="T2">e</text:span><text:span text:style-name="T8">s</text:span>s<text:span text:style-name="T1"> </text:span><text:span text:style-name="T7">i</text:span>n<text:span text:style-name="T1"> </text:span><text:span text:style-name="T7">t</text:span><text:span text:style-name="T13">h</text:span><text:span text:style-name="T3">e</text:span><text:span text:style-name="T7"> </text:span>m<text:span text:style-name="T2">o</text:span><text:span text:style-name="T8">s</text:span>t<text:span text:style-name="T1"> </text:span><text:span text:style-name="T9">h</text:span><text:span text:style-name="T14">u</text:span><text:span text:style-name="T1">m</text:span><text:span text:style-name="T9">b</text:span>l<text:span text:style-name="T3">e</text:span><text:span text:style-name="T7"> </text:span>t<text:span text:style-name="T2">e</text:span><text:span text:style-name="T7">r</text:span>m<text:span text:style-name="T3">s</text:span><text:span text:style-name="T7">:</text:span> <text:span text:style-name="T1">O</text:span><text:span text:style-name="T7">u</text:span>r<text:span text:style-name="T1"> </text:span><text:span text:style-name="T7">r</text:span><text:span text:style-name="T13">e</text:span><text:span text:style-name="T3">p</text:span><text:span text:style-name="T9">e</text:span><text:span text:style-name="T14">a</text:span><text:span text:style-name="T1">t</text:span><text:span text:style-name="T9">e</text:span><text:span text:style-name="T14">d</text:span><text:span text:style-name="T1"> </text:span><text:span text:style-name="T7">P</text:span><text:span text:style-name="T13">e</text:span><text:span text:style-name="T1">t</text:span><text:span text:style-name="T7">i</text:span>t<text:span text:style-name="T1">i</text:span><text:span text:style-name="T8">o</text:span><text:span text:style-name="T13">n</text:span><text:span text:style-name="T3">s</text:span><text:span text:style-name="T7"> </text:span><text:span text:style-name="T13">h</text:span><text:span text:style-name="T3">a</text:span><text:span text:style-name="T10">v</text:span><text:span text:style-name="T14">e</text:span><text:span text:style-name="T1"> </text:span><text:span text:style-name="T9">b</text:span><text:span text:style-name="T14">e</text:span><text:span text:style-name="T2">e</text:span><text:span text:style-name="T8">n</text:span> <text:span text:style-name="T2">a</text:span><text:span text:style-name="T8">n</text:span><text:span text:style-name="T12">s</text:span><text:span text:style-name="T1">w</text:span><text:span text:style-name="T8">e</text:span>r<text:span text:style-name="T2">e</text:span><text:span text:style-name="T8">d</text:span> <text:span text:style-name="T2">o</text:span><text:span text:style-name="T8">n</text:span>l<text:span text:style-name="T1">y</text:span><text:span text:style-name="T7"> </text:span><text:span text:style-name="T13">b</text:span><text:span text:style-name="T3">y</text:span><text:span text:style-name="T7"> </text:span>r<text:span text:style-name="T2">e</text:span><text:span text:style-name="T8">p</text:span><text:span text:style-name="T13">e</text:span><text:span text:style-name="T3">a</text:span><text:span text:style-name="T7">t</text:span><text:span text:style-name="T13">e</text:span><text:span text:style-name="T3">d</text:span><text:span text:style-name="T7"> </text:span>i<text:span text:style-name="T2">n</text:span><text:span text:style-name="T7">j</text:span><text:span text:style-name="T14">u</text:span><text:span text:style-name="T1">r</text:span><text:span text:style-name="T7">y</text:span>.<text:span text:style-name="T1"> </text:span><text:span text:style-name="T7">A</text:span> <text:span text:style-name="T1">P</text:span><text:span text:style-name="T7">r</text:span>i<text:span text:style-name="T2">n</text:span><text:span text:style-name="T8">c</text:span>e<text:span text:style-name="T1"> </text:span><text:span text:style-name="T7">w</text:span><text:span text:style-name="T13">h</text:span><text:span text:style-name="T3">o</text:span><text:span text:style-name="T10">s</text:span><text:span text:style-name="T14">e</text:span><text:span text:style-name="T1"> </text:span><text:span text:style-name="T10">c</text:span><text:span text:style-name="T14">h</text:span><text:span text:style-name="T2">a</text:span><text:span text:style-name="T7">r</text:span><text:span text:style-name="T14">a</text:span><text:span text:style-name="T4">c</text:span><text:span text:style-name="T7">t</text:span><text:span text:style-name="T14">e</text:span><text:span text:style-name="T1">r</text:span><text:span text:style-name="T7"> </text:span>i<text:span text:style-name="T1">s</text:span><text:span text:style-name="T7"> </text:span>t<text:span text:style-name="T2">h</text:span><text:span text:style-name="T8">u</text:span>s<text:span text:style-name="T1"> </text:span><text:span text:style-name="T7">m</text:span><text:span text:style-name="T13">a</text:span><text:span text:style-name="T1">r</text:span><text:span text:style-name="T8">k</text:span><text:span text:style-name="T13">e</text:span><text:span text:style-name="T3">d</text:span><text:span text:style-name="T7"> </text:span><text:span text:style-name="T13">b</text:span><text:span text:style-name="T3">y</text:span><text:span text:style-name="T7"> </text:span><text:span text:style-name="T13">e</text:span><text:span text:style-name="T3">v</text:span><text:span text:style-name="T9">e</text:span>r<text:span text:style-name="T3">y</text:span><text:span text:style-name="T7"> </text:span><text:span text:style-name="T13">a</text:span><text:span text:style-name="T3">c</text:span><text:span text:style-name="T7">t</text:span> <text:span text:style-name="T1">w</text:span><text:span text:style-name="T9">h</text:span>i<text:span text:style-name="T3">c</text:span><text:span text:style-name="T7">h</text:span> <text:span text:style-name="T1">m</text:span><text:span text:style-name="T9">a</text:span><text:span text:style-name="T14">y</text:span><text:span text:style-name="T1"> </text:span><text:span text:style-name="T9">d</text:span><text:span text:style-name="T14">e</text:span><text:span text:style-name="T1">f</text:span><text:span text:style-name="T7">i</text:span><text:span text:style-name="T13">n</text:span><text:span text:style-name="T3">e</text:span><text:span text:style-name="T7"> </text:span>a<text:span text:style-name="T1"> </text:span><text:span text:style-name="T7">T</text:span><text:span text:style-name="T12">y</text:span><text:span text:style-name="T1">r</text:span><text:span text:style-name="T8">a</text:span>n<text:span text:style-name="T1">t</text:span><text:span text:style-name="T7">,</text:span> <text:span text:style-name="T1">i</text:span><text:span text:style-name="T7">s</text:span> <text:span text:style-name="T2">u</text:span><text:span text:style-name="T8">n</text:span>f<text:span text:style-name="T1">i</text:span><text:span text:style-name="T7">t</text:span> <text:span text:style-name="T1">t</text:span><text:span text:style-name="T7">o</text:span> <text:span text:style-name="T2">b</text:span><text:span text:style-name="T8">e</text:span> <text:span text:style-name="T1">t</text:span><text:span text:style-name="T9">h</text:span><text:span text:style-name="T14">e</text:span><text:span text:style-name="T1"> </text:span><text:span text:style-name="T7">r</text:span><text:span text:style-name="T13">u</text:span><text:span text:style-name="T1">l</text:span><text:span text:style-name="T8">e</text:span>r<text:span text:style-name="T1"> </text:span><text:span text:style-name="T7">o</text:span>f<text:span text:style-name="T1"> </text:span><text:span text:style-name="T7">a</text:span> <text:span text:style-name="T1">f</text:span><text:span text:style-name="T7">r</text:span><text:span text:style-name="T13">e</text:span><text:span text:style-name="T3">e</text:span><text:span text:style-name="T7"> </text:span><text:span text:style-name="T13">p</text:span><text:span text:style-name="T3">e</text:span><text:span text:style-name="T9">o</text:span><text:span text:style-name="T14">p</text:span><text:span text:style-name="T1">l</text:span><text:span text:style-name="T9">e</text:span>.</text:p>
      <text:p text:style-name="P3"><text:span text:style-name="T7">N</text:span><text:span text:style-name="T14">o</text:span><text:span text:style-name="T1">r</text:span><text:span text:style-name="T7"> </text:span><text:span text:style-name="T13">h</text:span><text:span text:style-name="T3">a</text:span><text:span text:style-name="T10">v</text:span><text:span text:style-name="T14">e</text:span><text:span text:style-name="T1"> </text:span><text:span text:style-name="T7">W</text:span>e<text:span text:style-name="T1"> </text:span><text:span text:style-name="T9">b</text:span><text:span text:style-name="T14">e</text:span><text:span text:style-name="T2">e</text:span><text:span text:style-name="T8">n</text:span> <text:span text:style-name="T1">w</text:span><text:span text:style-name="T9">a</text:span><text:span text:style-name="T14">n</text:span><text:span text:style-name="T1">t</text:span><text:span text:style-name="T7">i</text:span><text:span text:style-name="T13">n</text:span><text:span text:style-name="T3">g</text:span><text:span text:style-name="T7"> </text:span>i<text:span text:style-name="T1">n</text:span><text:span text:style-name="T7"> </text:span><text:span text:style-name="T13">a</text:span><text:span text:style-name="T1">t</text:span><text:span text:style-name="T7">t</text:span><text:span text:style-name="T14">e</text:span><text:span text:style-name="T2">n</text:span><text:span text:style-name="T7">t</text:span>i<text:span text:style-name="T3">o</text:span><text:span text:style-name="T9">n</text:span><text:span text:style-name="T14">s</text:span><text:span text:style-name="T1"> </text:span><text:span text:style-name="T7">t</text:span>o<text:span text:style-name="T1"> </text:span><text:span text:style-name="T9">o</text:span><text:span text:style-name="T14">u</text:span><text:span text:style-name="T1">r</text:span><text:span text:style-name="T7"> </text:span>B<text:span text:style-name="T1">r</text:span><text:span text:style-name="T7">i</text:span>t<text:span text:style-name="T1">t</text:span><text:span text:style-name="T7">i</text:span><text:span text:style-name="T12">s</text:span><text:span text:style-name="T3">h</text:span><text:span text:style-name="T7"> </text:span><text:span text:style-name="T13">b</text:span><text:span text:style-name="T1">r</text:span><text:span text:style-name="T8">e</text:span>t<text:span text:style-name="T2">h</text:span><text:span text:style-name="T7">r</text:span><text:span text:style-name="T14">e</text:span><text:span text:style-name="T1">n</text:span><text:span text:style-name="T7">.</text:span> <text:span text:style-name="T1">W</text:span><text:span text:style-name="T7">e</text:span> <text:span text:style-name="T2">h</text:span><text:span text:style-name="T8">a</text:span><text:span text:style-name="T12">v</text:span><text:span text:style-name="T3">e</text:span><text:span text:style-name="T7"> </text:span>w<text:span text:style-name="T2">a</text:span><text:span text:style-name="T7">r</text:span><text:span text:style-name="T14">n</text:span><text:span text:style-name="T2">e</text:span><text:span text:style-name="T8">d</text:span> <text:span text:style-name="T1">t</text:span><text:span text:style-name="T9">h</text:span><text:span text:style-name="T14">e</text:span><text:span text:style-name="T1">m</text:span><text:span text:style-name="T7"> </text:span>f<text:span text:style-name="T1">r</text:span><text:span text:style-name="T7">o</text:span>m<text:span text:style-name="T1"> </text:span><text:span text:style-name="T7">t</text:span>i<text:span text:style-name="T1">m</text:span><text:span text:style-name="T7">e</text:span> <text:span text:style-name="T1">t</text:span><text:span text:style-name="T7">o</text:span> <text:span text:style-name="T1">t</text:span><text:span text:style-name="T7">i</text:span>m<text:span text:style-name="T1">e</text:span><text:span text:style-name="T7"> </text:span>o<text:span text:style-name="T1">f</text:span><text:span text:style-name="T7"> </text:span><text:span text:style-name="T13">a</text:span><text:span text:style-name="T1">t</text:span><text:span text:style-name="T7">t</text:span><text:span text:style-name="T14">e</text:span><text:span text:style-name="T1">m</text:span><text:span text:style-name="T9">p</text:span>t<text:span text:style-name="T3">s</text:span><text:span text:style-name="T7"> </text:span><text:span text:style-name="T13">b</text:span><text:span text:style-name="T3">y</text:span><text:span text:style-name="T7"> </text:span>t<text:span text:style-name="T2">h</text:span><text:span text:style-name="T8">e</text:span>i<text:span text:style-name="T1">r</text:span><text:span text:style-name="T7"> </text:span>l<text:span text:style-name="T2">e</text:span><text:span text:style-name="T8">g</text:span>i<text:span text:style-name="T4">s</text:span><text:span text:style-name="T7">l</text:span><text:span text:style-name="T14">a</text:span><text:span text:style-name="T1">t</text:span><text:span text:style-name="T9">u</text:span>r<text:span text:style-name="T3">e</text:span><text:span text:style-name="T7"> </text:span>t<text:span text:style-name="T1">o</text:span><text:span text:style-name="T7"> </text:span><text:span text:style-name="T13">e</text:span><text:span text:style-name="T3">x</text:span><text:span text:style-name="T7">t</text:span><text:span text:style-name="T13">e</text:span><text:span text:style-name="T3">n</text:span><text:span text:style-name="T7">d</text:span> <text:span text:style-name="T2">a</text:span><text:span text:style-name="T8">n</text:span> <text:span text:style-name="T2">u</text:span><text:span text:style-name="T8">n</text:span>w<text:span text:style-name="T2">a</text:span><text:span text:style-name="T7">r</text:span>r<text:span text:style-name="T3">a</text:span><text:span text:style-name="T9">n</text:span>t<text:span text:style-name="T3">a</text:span><text:span text:style-name="T9">b</text:span>l<text:span text:style-name="T3">e</text:span><text:span text:style-name="T7"> </text:span>j<text:span text:style-name="T2">u</text:span><text:span text:style-name="T7">r</text:span>i<text:span text:style-name="T3">s</text:span><text:span text:style-name="T9">d</text:span>i<text:span text:style-name="T3">c</text:span><text:span text:style-name="T7">t</text:span>i<text:span text:style-name="T2">o</text:span><text:span text:style-name="T8">n</text:span> <text:span text:style-name="T2">o</text:span><text:span text:style-name="T8">v</text:span>e<text:span text:style-name="T1">r</text:span><text:span text:style-name="T7"> </text:span><text:span text:style-name="T13">u</text:span><text:span text:style-name="T3">s</text:span><text:span text:style-name="T7">.</text:span> <text:span text:style-name="T1">W</text:span><text:span text:style-name="T7">e</text:span> <text:span text:style-name="T2">h</text:span><text:span text:style-name="T8">a</text:span><text:span text:style-name="T12">v</text:span><text:span text:style-name="T3">e</text:span><text:span text:style-name="T7"> </text:span>r<text:span text:style-name="T2">e</text:span><text:span text:style-name="T7">m</text:span>i<text:span text:style-name="T3">n</text:span><text:span text:style-name="T9">d</text:span><text:span text:style-name="T14">e</text:span><text:span text:style-name="T1">d</text:span><text:span text:style-name="T7"> </text:span>t<text:span text:style-name="T2">h</text:span><text:span text:style-name="T8">e</text:span>m<text:span text:style-name="T1"> </text:span><text:span text:style-name="T7">o</text:span>f<text:span text:style-name="T1"> </text:span><text:span text:style-name="T7">t</text:span><text:span text:style-name="T13">h</text:span><text:span text:style-name="T3">e</text:span><text:span text:style-name="T7"> </text:span><text:span text:style-name="T12">c</text:span><text:span text:style-name="T1">i</text:span><text:span text:style-name="T7">r</text:span><text:span text:style-name="T14">c</text:span><text:span text:style-name="T2">u</text:span><text:span text:style-name="T7">m</text:span><text:span text:style-name="T14">s</text:span><text:span text:style-name="T1">t</text:span><text:span text:style-name="T9">a</text:span><text:span text:style-name="T14">n</text:span><text:span text:style-name="T4">c</text:span><text:span text:style-name="T8">e</text:span>s<text:span text:style-name="T1"> </text:span><text:span text:style-name="T7">o</text:span>f<text:span text:style-name="T1"> </text:span><text:span text:style-name="T9">o</text:span><text:span text:style-name="T14">u</text:span><text:span text:style-name="T1">r</text:span><text:span text:style-name="T7"> </text:span><text:span text:style-name="T13">e</text:span><text:span text:style-name="T1">m</text:span><text:span text:style-name="T7">i</text:span><text:span text:style-name="T14">g</text:span><text:span text:style-name="T1">r</text:span><text:span text:style-name="T9">a</text:span>t<text:span text:style-name="T1">i</text:span><text:span text:style-name="T8">o</text:span>n<text:span text:style-name="T1"> </text:span><text:span text:style-name="T9">a</text:span><text:span text:style-name="T14">n</text:span><text:span text:style-name="T1">d</text:span><text:span text:style-name="T7"> </text:span><text:span text:style-name="T12">s</text:span><text:span text:style-name="T3">e</text:span><text:span text:style-name="T7">t</text:span>t<text:span text:style-name="T1">l</text:span><text:span text:style-name="T9">e</text:span>m<text:span text:style-name="T3">e</text:span><text:span text:style-name="T7">n</text:span>t<text:span text:style-name="T1"> </text:span><text:span text:style-name="T9">h</text:span><text:span text:style-name="T14">e</text:span><text:span text:style-name="T1">r</text:span><text:span text:style-name="T7">e</text:span>.<text:span text:style-name="T1"> </text:span><text:span text:style-name="T7">W</text:span>e<text:span text:style-name="T1"> </text:span><text:span text:style-name="T9">h</text:span><text:span text:style-name="T14">a</text:span><text:span text:style-name="T4">v</text:span><text:span text:style-name="T8">e</text:span> <text:span text:style-name="T2">a</text:span><text:span text:style-name="T8">p</text:span><text:span text:style-name="T13">p</text:span><text:span text:style-name="T3">e</text:span><text:span text:style-name="T9">a</text:span>l<text:span text:style-name="T3">e</text:span><text:span text:style-name="T7">d</text:span> <text:span text:style-name="T1">t</text:span><text:span text:style-name="T7">o</text:span> <text:span text:style-name="T1">t</text:span><text:span text:style-name="T9">h</text:span><text:span text:style-name="T14">e</text:span><text:span text:style-name="T1">i</text:span><text:span text:style-name="T7">r</text:span> <text:span text:style-name="T2">n</text:span><text:span text:style-name="T8">a</text:span>t<text:span text:style-name="T1">i</text:span><text:span text:style-name="T10">v</text:span><text:span text:style-name="T14">e</text:span><text:span text:style-name="T1"> </text:span><text:span text:style-name="T7">j</text:span><text:span text:style-name="T13">u</text:span><text:span text:style-name="T3">s</text:span><text:span text:style-name="T7">t</text:span>i<text:span text:style-name="T4">c</text:span><text:span text:style-name="T8">e</text:span> <text:span text:style-name="T2">a</text:span><text:span text:style-name="T8">n</text:span>d<text:span text:style-name="T1"> </text:span><text:span text:style-name="T7">m</text:span><text:span text:style-name="T13">a</text:span><text:span text:style-name="T3">g</text:span><text:span text:style-name="T9">n</text:span><text:span text:style-name="T14">a</text:span><text:span text:style-name="T2">n</text:span><text:span text:style-name="T7">i</text:span>m<text:span text:style-name="T1">i</text:span><text:span text:style-name="T7">t</text:span><text:span text:style-name="T14">y</text:span><text:span text:style-name="T1">,</text:span><text:span text:style-name="T7"> </text:span><text:span text:style-name="T13">a</text:span><text:span text:style-name="T3">n</text:span><text:span text:style-name="T7">d</text:span> <text:span text:style-name="T1">w</text:span><text:span text:style-name="T7">e</text:span> <text:span text:style-name="T2">h</text:span><text:span text:style-name="T8">a</text:span><text:span text:style-name="T12">v</text:span><text:span text:style-name="T3">e</text:span><text:span text:style-name="T7"> </text:span><text:span text:style-name="T12">c</text:span><text:span text:style-name="T3">o</text:span><text:span text:style-name="T9">n</text:span>j<text:span text:style-name="T3">u</text:span><text:span text:style-name="T7">r</text:span><text:span text:style-name="T13">e</text:span><text:span text:style-name="T3">d</text:span><text:span text:style-name="T7"> </text:span>t<text:span text:style-name="T2">h</text:span><text:span text:style-name="T8">e</text:span>m<text:span text:style-name="T1"> </text:span><text:span text:style-name="T9">b</text:span><text:span text:style-name="T14">y</text:span><text:span text:style-name="T1"> </text:span><text:span text:style-name="T7">t</text:span><text:span text:style-name="T13">h</text:span><text:span text:style-name="T3">e</text:span><text:span text:style-name="T7"> </text:span>t<text:span text:style-name="T1">i</text:span><text:span text:style-name="T9">e</text:span><text:span text:style-name="T14">s</text:span><text:span text:style-name="T1"> </text:span><text:span text:style-name="T7">o</text:span>f<text:span text:style-name="T1"> </text:span><text:span text:style-name="T9">o</text:span><text:span text:style-name="T14">u</text:span><text:span text:style-name="T1">r</text:span><text:span text:style-name="T7"> </text:span><text:span text:style-name="T12">c</text:span><text:span text:style-name="T3">o</text:span><text:span text:style-name="T7">m</text:span>m<text:span text:style-name="T2">o</text:span><text:span text:style-name="T8">n</text:span> <text:span text:style-name="T4">k</text:span><text:span text:style-name="T7">i</text:span><text:span text:style-name="T14">n</text:span><text:span text:style-name="T2">d</text:span><text:span text:style-name="T7">r</text:span><text:span text:style-name="T14">e</text:span><text:span text:style-name="T1">d</text:span><text:span text:style-name="T7"> </text:span>t<text:span text:style-name="T1">o</text:span><text:span text:style-name="T7"> </text:span><text:span text:style-name="T13">d</text:span><text:span text:style-name="T1">i</text:span><text:span text:style-name="T8">s</text:span><text:span text:style-name="T13">a</text:span><text:span text:style-name="T3">v</text:span><text:span text:style-name="T7">o</text:span>w<text:span text:style-name="T1"> </text:span><text:span text:style-name="T7">t</text:span><text:span text:style-name="T13">h</text:span><text:span text:style-name="T3">e</text:span><text:span text:style-name="T10">s</text:span><text:span text:style-name="T14">e</text:span><text:span text:style-name="T1"> </text:span><text:span text:style-name="T9">u</text:span><text:span text:style-name="T14">s</text:span><text:span text:style-name="T2">u</text:span><text:span text:style-name="T7">r</text:span><text:span text:style-name="T14">p</text:span><text:span text:style-name="T2">a</text:span><text:span text:style-name="T7">t</text:span>i<text:span text:style-name="T3">o</text:span><text:span text:style-name="T9">n</text:span><text:span text:style-name="T14">s</text:span><text:span text:style-name="T1">,</text:span><text:span text:style-name="T7"> </text:span>w<text:span text:style-name="T2">h</text:span><text:span text:style-name="T7">i</text:span><text:span text:style-name="T14">c</text:span><text:span text:style-name="T1">h</text:span><text:span text:style-name="T7">,</text:span> <text:span text:style-name="T1">w</text:span><text:span text:style-name="T9">o</text:span><text:span text:style-name="T14">u</text:span><text:span text:style-name="T1">l</text:span><text:span text:style-name="T7">d</text:span> <text:span text:style-name="T1">i</text:span><text:span text:style-name="T9">n</text:span><text:span text:style-name="T14">e</text:span><text:span text:style-name="T4">v</text:span><text:span text:style-name="T7">i</text:span>t<text:span text:style-name="T3">a</text:span><text:span text:style-name="T9">b</text:span>l<text:span text:style-name="T3">y</text:span><text:span text:style-name="T7"> </text:span>i<text:span text:style-name="T2">n</text:span><text:span text:style-name="T7">t</text:span><text:span text:style-name="T14">e</text:span><text:span text:style-name="T1">r</text:span><text:span text:style-name="T7">r</text:span><text:span text:style-name="T13">u</text:span><text:span text:style-name="T3">p</text:span><text:span text:style-name="T7">t</text:span> <text:span text:style-name="T2">o</text:span><text:span text:style-name="T8">u</text:span>r<text:span text:style-name="T1"> </text:span><text:span text:style-name="T10">c</text:span><text:span text:style-name="T14">o</text:span><text:span text:style-name="T2">n</text:span><text:span text:style-name="T8">n</text:span><text:span text:style-name="T13">e</text:span><text:span text:style-name="T3">c</text:span><text:span text:style-name="T7">t</text:span>i<text:span text:style-name="T2">o</text:span><text:span text:style-name="T8">n</text:span>s<text:span text:style-name="T1"> </text:span><text:span text:style-name="T9">a</text:span><text:span text:style-name="T14">n</text:span><text:span text:style-name="T1">d</text:span><text:span text:style-name="T7"> </text:span><text:span text:style-name="T12">c</text:span><text:span text:style-name="T3">o</text:span><text:span text:style-name="T7">r</text:span>r<text:span text:style-name="T2">e</text:span><text:span text:style-name="T8">s</text:span><text:span text:style-name="T13">p</text:span><text:span text:style-name="T3">o</text:span><text:span text:style-name="T9">n</text:span><text:span text:style-name="T14">d</text:span><text:span text:style-name="T2">e</text:span><text:span text:style-name="T8">n</text:span><text:span text:style-name="T12">c</text:span><text:span text:style-name="T3">e</text:span><text:span text:style-name="T7">.</text:span> <text:span text:style-name="T1">T</text:span><text:span text:style-name="T9">h</text:span><text:span text:style-name="T14">e</text:span><text:span text:style-name="T1">y</text:span><text:span text:style-name="T7"> </text:span>t<text:span text:style-name="T2">o</text:span><text:span text:style-name="T8">o</text:span> <text:span text:style-name="T2">h</text:span><text:span text:style-name="T8">a</text:span><text:span text:style-name="T12">v</text:span><text:span text:style-name="T3">e</text:span><text:span text:style-name="T7"> </text:span><text:span text:style-name="T13">b</text:span><text:span text:style-name="T3">e</text:span><text:span text:style-name="T9">e</text:span><text:span text:style-name="T14">n</text:span><text:span text:style-name="T1"> </text:span><text:span text:style-name="T9">d</text:span><text:span text:style-name="T14">e</text:span><text:span text:style-name="T1">a</text:span><text:span text:style-name="T7">f</text:span> <text:span text:style-name="T1">t</text:span><text:span text:style-name="T7">o</text:span> <text:span text:style-name="T1">t</text:span><text:span text:style-name="T9">h</text:span><text:span text:style-name="T14">e</text:span><text:span text:style-name="T1"> </text:span><text:span text:style-name="T10">v</text:span><text:span text:style-name="T14">o</text:span><text:span text:style-name="T1">i</text:span><text:span text:style-name="T10">c</text:span><text:span text:style-name="T14">e</text:span><text:span text:style-name="T1"> </text:span><text:span text:style-name="T7">o</text:span>f<text:span text:style-name="T1"> </text:span><text:span text:style-name="T7">j</text:span><text:span text:style-name="T13">u</text:span><text:span text:style-name="T3">s</text:span><text:span text:style-name="T7">t</text:span>i<text:span text:style-name="T4">c</text:span><text:span text:style-name="T8">e</text:span> <text:span text:style-name="T2">a</text:span><text:span text:style-name="T8">n</text:span>d<text:span text:style-name="T1"> </text:span><text:span text:style-name="T7">o</text:span>f<text:span text:style-name="T1"> </text:span><text:span text:style-name="T10">c</text:span><text:span text:style-name="T14">o</text:span><text:span text:style-name="T2">n</text:span><text:span text:style-name="T8">s</text:span><text:span text:style-name="T13">a</text:span><text:span text:style-name="T3">n</text:span><text:span text:style-name="T9">g</text:span><text:span text:style-name="T14">u</text:span><text:span text:style-name="T1">i</text:span><text:span text:style-name="T9">n</text:span>i<text:span text:style-name="T1">t</text:span><text:span text:style-name="T8">y</text:span>.<text:span text:style-name="T1"> </text:span><text:span text:style-name="T7">W</text:span>e<text:span text:style-name="T1"> </text:span><text:span text:style-name="T7">m</text:span><text:span text:style-name="T13">u</text:span><text:span text:style-name="T3">s</text:span><text:span text:style-name="T7">t</text:span>,<text:span text:style-name="T1"> </text:span><text:span text:style-name="T7">t</text:span><text:span text:style-name="T13">h</text:span><text:span text:style-name="T3">e</text:span><text:span text:style-name="T7">r</text:span><text:span text:style-name="T13">e</text:span><text:span text:style-name="T1">f</text:span><text:span text:style-name="T8">o</text:span>r<text:span text:style-name="T1">e</text:span><text:span text:style-name="T7">,</text:span> <text:span text:style-name="T2">a</text:span><text:span text:style-name="T8">c</text:span><text:span text:style-name="T13">q</text:span><text:span text:style-name="T3">u</text:span><text:span text:style-name="T7">i</text:span><text:span text:style-name="T13">e</text:span><text:span text:style-name="T3">s</text:span><text:span text:style-name="T10">c</text:span><text:span text:style-name="T14">e</text:span><text:span text:style-name="T1"> </text:span><text:span text:style-name="T7">i</text:span>n<text:span text:style-name="T1"> </text:span><text:span text:style-name="T7">t</text:span><text:span text:style-name="T13">h</text:span><text:span text:style-name="T3">e</text:span><text:span text:style-name="T7"> </text:span><text:span text:style-name="T13">n</text:span><text:span text:style-name="T3">e</text:span><text:span text:style-name="T10">c</text:span><text:span text:style-name="T14">e</text:span><text:span text:style-name="T4">s</text:span><text:span text:style-name="T8">s</text:span>i<text:span text:style-name="T1">t</text:span><text:span text:style-name="T7">y</text:span>,<text:span text:style-name="T1"> </text:span><text:span text:style-name="T7">w</text:span><text:span text:style-name="T13">h</text:span><text:span text:style-name="T1">i</text:span><text:span text:style-name="T8">c</text:span>h<text:span text:style-name="T1"> </text:span><text:span text:style-name="T9">d</text:span><text:span text:style-name="T14">e</text:span><text:span text:style-name="T2">n</text:span><text:span text:style-name="T8">o</text:span><text:span text:style-name="T13">u</text:span><text:span text:style-name="T3">n</text:span><text:span text:style-name="T10">c</text:span><text:span text:style-name="T14">e</text:span><text:span text:style-name="T1">s</text:span><text:span text:style-name="T7"> </text:span><text:span text:style-name="T13">o</text:span><text:span text:style-name="T3">u</text:span><text:span text:style-name="T7">r</text:span> <text:span text:style-name="T1">S</text:span><text:span text:style-name="T9">e</text:span><text:span text:style-name="T14">p</text:span><text:span text:style-name="T2">a</text:span><text:span text:style-name="T7">r</text:span><text:span text:style-name="T14">a</text:span><text:span text:style-name="T1">t</text:span><text:span text:style-name="T7">i</text:span><text:span text:style-name="T13">o</text:span><text:span text:style-name="T3">n</text:span><text:span text:style-name="T7">,</text:span> <text:span text:style-name="T2">a</text:span><text:span text:style-name="T8">n</text:span>d<text:span text:style-name="T1"> </text:span><text:span text:style-name="T9">h</text:span><text:span text:style-name="T14">o</text:span><text:span text:style-name="T1">l</text:span><text:span text:style-name="T7">d</text:span> <text:span text:style-name="T1">t</text:span><text:span text:style-name="T9">h</text:span><text:span text:style-name="T14">e</text:span><text:span text:style-name="T1">m</text:span><text:span text:style-name="T7">,</text:span> <text:span text:style-name="T2">a</text:span><text:span text:style-name="T8">s</text:span> <text:span text:style-name="T1">w</text:span><text:span text:style-name="T7">e</text:span> <text:span text:style-name="T2">h</text:span><text:span text:style-name="T8">o</text:span>l<text:span text:style-name="T1">d</text:span><text:span text:style-name="T7"> </text:span>t<text:span text:style-name="T2">h</text:span><text:span text:style-name="T8">e</text:span> <text:span text:style-name="T1">r</text:span><text:span text:style-name="T9">e</text:span><text:span text:style-name="T14">s</text:span><text:span text:style-name="T1">t</text:span><text:span text:style-name="T7"> </text:span>o<text:span text:style-name="T1">f</text:span><text:span text:style-name="T7"> </text:span>m<text:span text:style-name="T2">a</text:span><text:span text:style-name="T8">n</text:span><text:span text:style-name="T12">k</text:span><text:span text:style-name="T1">i</text:span><text:span text:style-name="T8">n</text:span>d<text:span text:style-name="T1">,</text:span><text:span text:style-name="T7"> </text:span>E<text:span text:style-name="T2">n</text:span><text:span text:style-name="T8">e</text:span>m<text:span text:style-name="T1">i</text:span><text:span text:style-name="T9">e</text:span><text:span text:style-name="T14">s</text:span><text:span text:style-name="T1"> </text:span><text:span text:style-name="T7">i</text:span>n<text:span text:style-name="T1"> </text:span><text:span text:style-name="T7">W</text:span>a<text:span text:style-name="T1">r</text:span><text:span text:style-name="T7">,</text:span> <text:span text:style-name="T1">i</text:span><text:span text:style-name="T7">n</text:span> <text:span text:style-name="T1">P</text:span><text:span text:style-name="T9">e</text:span><text:span text:style-name="T14">a</text:span><text:span text:style-name="T4">c</text:span><text:span text:style-name="T8">e</text:span> <text:span text:style-name="T1">F</text:span><text:span text:style-name="T7">r</text:span>i<text:span text:style-name="T2">e</text:span><text:span text:style-name="T8">n</text:span><text:span text:style-name="T13">d</text:span><text:span text:style-name="T3">s</text:span><text:span text:style-name="T7">.</text:span></text:p>
      <text:p text:style-name="P2"><text:span text:style-name="T1">W</text:span><text:span text:style-name="T7">e</text:span>,<text:span text:style-name="T1"> </text:span><text:span text:style-name="T7">t</text:span><text:span text:style-name="T13">h</text:span><text:span text:style-name="T3">e</text:span><text:span text:style-name="T7">r</text:span><text:span text:style-name="T13">e</text:span><text:span text:style-name="T1">f</text:span><text:span text:style-name="T8">o</text:span>r<text:span text:style-name="T1">e</text:span><text:span text:style-name="T7">,</text:span> <text:span text:style-name="T1">t</text:span><text:span text:style-name="T9">h</text:span><text:span text:style-name="T14">e</text:span><text:span text:style-name="T1"> </text:span><text:span text:style-name="T7">R</text:span><text:span text:style-name="T13">e</text:span><text:span text:style-name="T3">p</text:span><text:span text:style-name="T7">r</text:span><text:span text:style-name="T13">e</text:span><text:span text:style-name="T3">s</text:span><text:span text:style-name="T9">e</text:span><text:span text:style-name="T14">n</text:span><text:span text:style-name="T1">t</text:span><text:span text:style-name="T9">a</text:span>t<text:span text:style-name="T1">i</text:span><text:span text:style-name="T8">v</text:span><text:span text:style-name="T13">e</text:span><text:span text:style-name="T3">s</text:span><text:span text:style-name="T7"> </text:span>o<text:span text:style-name="T1">f</text:span><text:span text:style-name="T7"> </text:span>t<text:span text:style-name="T2">h</text:span><text:span text:style-name="T8">e</text:span> <text:span text:style-name="T2">u</text:span><text:span text:style-name="T8">n</text:span>i<text:span text:style-name="T1">t</text:span><text:span text:style-name="T9">e</text:span><text:span text:style-name="T14">d</text:span><text:span text:style-name="T1"> </text:span><text:span text:style-name="T7">S</text:span>t<text:span text:style-name="T2">a</text:span><text:span text:style-name="T7">t</text:span><text:span text:style-name="T14">e</text:span><text:span text:style-name="T1">s</text:span><text:span text:style-name="T7"> </text:span>o<text:span text:style-name="T1">f</text:span><text:span text:style-name="T7"> </text:span>A<text:span text:style-name="T1">m</text:span><text:span text:style-name="T9">e</text:span>r<text:span text:style-name="T1">i</text:span><text:span text:style-name="T8">c</text:span>a<text:span text:style-name="T1">,</text:span><text:span text:style-name="T7"> </text:span>i<text:span text:style-name="T1">n</text:span><text:span text:style-name="T7"> </text:span>G<text:span text:style-name="T2">e</text:span><text:span text:style-name="T8">n</text:span><text:span text:style-name="T13">e</text:span><text:span text:style-name="T1">r</text:span><text:span text:style-name="T8">a</text:span>l<text:span text:style-name="T1"> </text:span><text:span text:style-name="T7">C</text:span><text:span text:style-name="T13">o</text:span><text:span text:style-name="T3">n</text:span><text:span text:style-name="T9">g</text:span>r<text:span text:style-name="T3">e</text:span><text:span text:style-name="T10">s</text:span><text:span text:style-name="T14">s</text:span><text:span text:style-name="T1">,</text:span><text:span text:style-name="T7"> </text:span>A<text:span text:style-name="T4">s</text:span><text:span text:style-name="T8">s</text:span><text:span text:style-name="T13">e</text:span><text:span text:style-name="T1">m</text:span><text:span text:style-name="T8">b</text:span>l<text:span text:style-name="T2">e</text:span><text:span text:style-name="T8">d</text:span>,<text:span text:style-name="T1"> </text:span><text:span text:style-name="T9">a</text:span><text:span text:style-name="T14">p</text:span><text:span text:style-name="T2">p</text:span><text:span text:style-name="T8">e</text:span><text:span text:style-name="T13">a</text:span><text:span text:style-name="T1">l</text:span><text:span text:style-name="T7">i</text:span><text:span text:style-name="T14">n</text:span><text:span text:style-name="T1">g</text:span><text:span text:style-name="T7"> </text:span>t<text:span text:style-name="T1">o</text:span><text:span text:style-name="T7"> </text:span>t<text:span text:style-name="T2">h</text:span><text:span text:style-name="T8">e</text:span> <text:span text:style-name="T1">S</text:span><text:span text:style-name="T9">u</text:span><text:span text:style-name="T14">p</text:span><text:span text:style-name="T1">r</text:span><text:span text:style-name="T9">e</text:span>m<text:span text:style-name="T3">e</text:span><text:span text:style-name="T7"> </text:span>J<text:span text:style-name="T2">u</text:span><text:span text:style-name="T8">d</text:span><text:span text:style-name="T13">g</text:span><text:span text:style-name="T3">e</text:span><text:span text:style-name="T7"> </text:span>o<text:span text:style-name="T1">f</text:span><text:span text:style-name="T7"> </text:span>t<text:span text:style-name="T2">h</text:span><text:span text:style-name="T8">e</text:span> <text:span text:style-name="T1">w</text:span><text:span text:style-name="T9">o</text:span>r<text:span text:style-name="T1">l</text:span><text:span text:style-name="T8">d</text:span> <text:span text:style-name="T1">f</text:span><text:span text:style-name="T7">o</text:span>r<text:span text:style-name="T1"> </text:span><text:span text:style-name="T7">t</text:span><text:span text:style-name="T13">h</text:span><text:span text:style-name="T3">e</text:span><text:span text:style-name="T7"> </text:span>r<text:span text:style-name="T2">e</text:span><text:span text:style-name="T8">c</text:span>t<text:span text:style-name="T1">i</text:span><text:span text:style-name="T7">t</text:span><text:span text:style-name="T13">u</text:span><text:span text:style-name="T3">d</text:span><text:span text:style-name="T7">e</text:span> <text:span text:style-name="T1">o</text:span><text:span text:style-name="T7">f</text:span> <text:span text:style-name="T2">o</text:span><text:span text:style-name="T8">u</text:span>r<text:span text:style-name="T1"> </text:span><text:span text:style-name="T7">i</text:span><text:span text:style-name="T13">n</text:span><text:span text:style-name="T1">t</text:span><text:span text:style-name="T8">e</text:span><text:span text:style-name="T13">n</text:span><text:span text:style-name="T1">t</text:span><text:span text:style-name="T7">i</text:span><text:span text:style-name="T14">o</text:span><text:span text:style-name="T2">n</text:span><text:span text:style-name="T8">s</text:span>,<text:span text:style-name="T1"> </text:span><text:span text:style-name="T9">d</text:span><text:span text:style-name="T14">o</text:span><text:span text:style-name="T1">,</text:span><text:span text:style-name="T7"> </text:span>i<text:span text:style-name="T1">n</text:span><text:span text:style-name="T7"> </text:span>t<text:span text:style-name="T2">h</text:span><text:span text:style-name="T8">e</text:span> <text:span text:style-name="T1">N</text:span><text:span text:style-name="T9">a</text:span>m<text:span text:style-name="T3">e</text:span><text:span text:style-name="T7">,</text:span> <text:span text:style-name="T2">a</text:span><text:span text:style-name="T8">n</text:span>d<text:span text:style-name="T1"> </text:span><text:span text:style-name="T9">b</text:span><text:span text:style-name="T14">y</text:span><text:span text:style-name="T1"> </text:span><text:span text:style-name="T7">A</text:span><text:span text:style-name="T13">u</text:span><text:span text:style-name="T1">t</text:span><text:span text:style-name="T8">h</text:span><text:span text:style-name="T13">o</text:span><text:span text:style-name="T1">r</text:span><text:span text:style-name="T7">i</text:span>t<text:span text:style-name="T3">y</text:span><text:span text:style-name="T7"> </text:span>o<text:span text:style-name="T1">f</text:span><text:span text:style-name="T7"> </text:span>t<text:span text:style-name="T2">h</text:span><text:span text:style-name="T8">e</text:span> <text:span text:style-name="T2">g</text:span><text:span text:style-name="T8">o</text:span><text:span text:style-name="T13">o</text:span><text:span text:style-name="T3">d</text:span><text:span text:style-name="T7"> </text:span>P<text:span text:style-name="T2">e</text:span><text:span text:style-name="T8">o</text:span><text:span text:style-name="T13">p</text:span><text:span text:style-name="T1">l</text:span><text:span text:style-name="T8">e</text:span> <text:span text:style-name="T1">o</text:span><text:span text:style-name="T7">f</text:span> <text:span text:style-name="T1">t</text:span><text:span text:style-name="T9">h</text:span><text:span text:style-name="T14">e</text:span><text:span text:style-name="T4">s</text:span><text:span text:style-name="T8">e</text:span> <text:span text:style-name="T1">C</text:span><text:span text:style-name="T9">o</text:span>l<text:span text:style-name="T3">o</text:span><text:span text:style-name="T9">n</text:span>i<text:span text:style-name="T3">e</text:span><text:span text:style-name="T7">s</text:span>,<text:span text:style-name="T1"> </text:span><text:span text:style-name="T10">s</text:span><text:span text:style-name="T14">o</text:span><text:span text:style-name="T1">l</text:span><text:span text:style-name="T9">e</text:span>m<text:span text:style-name="T3">n</text:span><text:span text:style-name="T7">l</text:span>y<text:span text:style-name="T1"> </text:span><text:span text:style-name="T9">p</text:span><text:span text:style-name="T14">u</text:span><text:span text:style-name="T2">b</text:span><text:span text:style-name="T7">l</text:span>i<text:span text:style-name="T3">s</text:span><text:span text:style-name="T7">h</text:span> <text:span text:style-name="T2">a</text:span><text:span text:style-name="T8">n</text:span>d<text:span text:style-name="T1"> </text:span><text:span text:style-name="T9">d</text:span><text:span text:style-name="T14">e</text:span><text:span text:style-name="T4">c</text:span><text:span text:style-name="T7">l</text:span><text:span text:style-name="T14">a</text:span><text:span text:style-name="T1">r</text:span><text:span text:style-name="T7">e</text:span>,<text:span text:style-name="T1"> </text:span><text:span text:style-name="T7">T</text:span><text:span text:style-name="T13">h</text:span><text:span text:style-name="T3">a</text:span><text:span text:style-name="T7">t</text:span> <text:span text:style-name="T1">t</text:span><text:span text:style-name="T9">h</text:span><text:span text:style-name="T14">e</text:span><text:span text:style-name="T4">s</text:span><text:span text:style-name="T8">e</text:span> <text:span text:style-name="T1">U</text:span><text:span text:style-name="T9">n</text:span>i<text:span text:style-name="T1">t</text:span><text:span text:style-name="T8">e</text:span>d<text:span text:style-name="T1"> </text:span><text:span text:style-name="T7">C</text:span><text:span text:style-name="T13">o</text:span><text:span text:style-name="T1">l</text:span><text:span text:style-name="T8">o</text:span><text:span text:style-name="T13">n</text:span><text:span text:style-name="T1">i</text:span><text:span text:style-name="T8">e</text:span>s<text:span text:style-name="T1"> </text:span><text:span text:style-name="T9">a</text:span>r<text:span text:style-name="T3">e</text:span><text:span text:style-name="T7">,</text:span> <text:span text:style-name="T2">a</text:span><text:span text:style-name="T8">n</text:span>d<text:span text:style-name="T1"> </text:span><text:span text:style-name="T7">o</text:span>f<text:span text:style-name="T1"> </text:span><text:span text:style-name="T7">R</text:span>i<text:span text:style-name="T2">g</text:span><text:span text:style-name="T8">h</text:span>t<text:span text:style-name="T1"> </text:span><text:span text:style-name="T9">o</text:span><text:span text:style-name="T14">u</text:span><text:span text:style-name="T2">g</text:span><text:span text:style-name="T8">h</text:span>t<text:span text:style-name="T1"> </text:span><text:span text:style-name="T7">t</text:span>o<text:span text:style-name="T1"> </text:span><text:span text:style-name="T9">b</text:span><text:span text:style-name="T14">e</text:span><text:span text:style-name="T1"> </text:span><text:span text:style-name="T7">F</text:span>r<text:span text:style-name="T2">e</text:span><text:span text:style-name="T8">e</text:span> <text:span text:style-name="T2">a</text:span><text:span text:style-name="T8">n</text:span>d<text:span text:style-name="T1"> </text:span><text:span text:style-name="T7">I</text:span><text:span text:style-name="T13">n</text:span><text:span text:style-name="T3">d</text:span><text:span text:style-name="T9">e</text:span><text:span text:style-name="T14">p</text:span><text:span text:style-name="T2">e</text:span><text:span text:style-name="T8">n</text:span><text:span text:style-name="T13">d</text:span><text:span text:style-name="T3">e</text:span><text:span text:style-name="T7">n</text:span>t<text:span text:style-name="T1"> </text:span><text:span text:style-name="T7">S</text:span>t<text:span text:style-name="T2">a</text:span><text:span text:style-name="T7">t</text:span><text:span text:style-name="T14">e</text:span><text:span text:style-name="T1">s</text:span><text:span text:style-name="T7">;</text:span> <text:span text:style-name="T1">t</text:span><text:span text:style-name="T9">h</text:span><text:span text:style-name="T14">a</text:span><text:span text:style-name="T1">t</text:span><text:span text:style-name="T7"> </text:span>t<text:span text:style-name="T2">h</text:span><text:span text:style-name="T8">e</text:span>y<text:span text:style-name="T1"> </text:span><text:span text:style-name="T9">a</text:span>r<text:span text:style-name="T3">e</text:span><text:span text:style-name="T7"> </text:span>A<text:span text:style-name="T2">b</text:span><text:span text:style-name="T8">s</text:span><text:span text:style-name="T13">o</text:span><text:span text:style-name="T1">l</text:span><text:span text:style-name="T8">v</text:span><text:span text:style-name="T13">e</text:span><text:span text:style-name="T3">d</text:span><text:span text:style-name="T7"> </text:span>f<text:span text:style-name="T1">r</text:span><text:span text:style-name="T7">o</text:span>m<text:span text:style-name="T1"> </text:span><text:span text:style-name="T7">a</text:span>l<text:span text:style-name="T1">l</text:span><text:span text:style-name="T7"> </text:span>A<text:span text:style-name="T1">l</text:span><text:span text:style-name="T7">l</text:span><text:span text:style-name="T13">e</text:span><text:span text:style-name="T3">g</text:span><text:span text:style-name="T7">i</text:span><text:span text:style-name="T13">a</text:span><text:span text:style-name="T3">n</text:span><text:span text:style-name="T10">c</text:span><text:span text:style-name="T14">e</text:span><text:span text:style-name="T1"> </text:span><text:span text:style-name="T7">t</text:span>o<text:span text:style-name="T1"> </text:span><text:span text:style-name="T7">t</text:span><text:span text:style-name="T13">h</text:span><text:span text:style-name="T3">e</text:span><text:span text:style-name="T7"> </text:span>B<text:span text:style-name="T1">r</text:span><text:span text:style-name="T7">i</text:span>t<text:span text:style-name="T1">i</text:span><text:span text:style-name="T10">s</text:span><text:span text:style-name="T14">h</text:span><text:span text:style-name="T1"> </text:span><text:span text:style-name="T7">C</text:span>r<text:span text:style-name="T2">o</text:span><text:span text:style-name="T7">w</text:span><text:span text:style-name="T14">n</text:span><text:span text:style-name="T1">,</text:span><text:span text:style-name="T7"> </text:span><text:span text:style-name="T13">a</text:span><text:span text:style-name="T3">n</text:span><text:span text:style-name="T7">d</text:span> <text:span text:style-name="T1">t</text:span><text:span text:style-name="T9">h</text:span><text:span text:style-name="T14">a</text:span><text:span text:style-name="T1">t</text:span><text:span text:style-name="T7"> </text:span>a<text:span text:style-name="T1">l</text:span><text:span text:style-name="T7">l</text:span> <text:span text:style-name="T2">p</text:span><text:span text:style-name="T8">o</text:span>l<text:span text:style-name="T1">i</text:span><text:span text:style-name="T7">t</text:span>i<text:span text:style-name="T4">c</text:span><text:span text:style-name="T8">a</text:span>l<text:span text:style-name="T1"> </text:span><text:span text:style-name="T10">c</text:span><text:span text:style-name="T14">o</text:span><text:span text:style-name="T2">n</text:span><text:span text:style-name="T8">n</text:span><text:span text:style-name="T13">e</text:span><text:span text:style-name="T3">c</text:span><text:span text:style-name="T7">t</text:span>i<text:span text:style-name="T2">o</text:span><text:span text:style-name="T8">n</text:span> <text:span text:style-name="T2">b</text:span><text:span text:style-name="T8">e</text:span>t<text:span text:style-name="T1">w</text:span><text:span text:style-name="T9">e</text:span><text:span text:style-name="T14">e</text:span><text:span text:style-name="T1">n</text:span><text:span text:style-name="T7"> </text:span>t<text:span text:style-name="T2">h</text:span><text:span text:style-name="T8">e</text:span>m<text:span text:style-name="T1"> </text:span><text:span text:style-name="T9">a</text:span><text:span text:style-name="T14">n</text:span><text:span text:style-name="T1">d</text:span><text:span text:style-name="T7"> </text:span>t<text:span text:style-name="T2">h</text:span><text:span text:style-name="T8">e</text:span> <text:span text:style-name="T1">S</text:span><text:span text:style-name="T7">t</text:span><text:span text:style-name="T13">a</text:span><text:span text:style-name="T1">t</text:span><text:span text:style-name="T8">e</text:span> <text:span text:style-name="T1">o</text:span><text:span text:style-name="T7">f</text:span> <text:span text:style-name="T1">G</text:span><text:span text:style-name="T7">r</text:span><text:span text:style-name="T13">e</text:span><text:span text:style-name="T3">a</text:span><text:span text:style-name="T7">t</text:span> <text:span text:style-name="T1">B</text:span><text:span text:style-name="T7">r</text:span>i<text:span text:style-name="T1">t</text:span><text:span text:style-name="T9">a</text:span>i<text:span text:style-name="T3">n</text:span><text:span text:style-name="T7">,</text:span> <text:span text:style-name="T1">i</text:span><text:span text:style-name="T7">s</text:span> <text:span text:style-name="T2">a</text:span><text:span text:style-name="T8">n</text:span>d<text:span text:style-name="T1"> </text:span><text:span text:style-name="T9">o</text:span><text:span text:style-name="T14">u</text:span><text:span text:style-name="T2">g</text:span><text:span text:style-name="T8">h</text:span>t<text:span text:style-name="T1"> </text:span><text:span text:style-name="T7">t</text:span>o<text:span text:style-name="T1"> </text:span><text:span text:style-name="T9">b</text:span><text:span text:style-name="T14">e</text:span><text:span text:style-name="T1"> </text:span><text:span text:style-name="T7">t</text:span><text:span text:style-name="T13">o</text:span><text:span text:style-name="T1">t</text:span><text:span text:style-name="T8">a</text:span>l<text:span text:style-name="T1">l</text:span><text:span text:style-name="T7">y</text:span> <text:span text:style-name="T2">d</text:span><text:span text:style-name="T7">i</text:span><text:span text:style-name="T14">s</text:span><text:span text:style-name="T4">s</text:span><text:span text:style-name="T8">o</text:span>l<text:span text:style-name="T4">v</text:span><text:span text:style-name="T8">e</text:span>d<text:span text:style-name="T1">;</text:span><text:span text:style-name="T7"> </text:span><text:span text:style-name="T13">a</text:span><text:span text:style-name="T3">n</text:span><text:span text:style-name="T7">d</text:span> <text:span text:style-name="T1">t</text:span><text:span text:style-name="T9">h</text:span><text:span text:style-name="T14">a</text:span><text:span text:style-name="T1">t</text:span><text:span text:style-name="T7"> </text:span><text:span text:style-name="T13">a</text:span><text:span text:style-name="T3">s</text:span><text:span text:style-name="T7"> </text:span>F<text:span text:style-name="T1">r</text:span><text:span text:style-name="T9">e</text:span><text:span text:style-name="T14">e</text:span><text:span text:style-name="T1"> </text:span><text:span text:style-name="T9">a</text:span><text:span text:style-name="T14">n</text:span><text:span text:style-name="T1">d</text:span><text:span text:style-name="T7"> </text:span>I<text:span text:style-name="T2">n</text:span><text:span text:style-name="T8">d</text:span><text:span text:style-name="T13">e</text:span><text:span text:style-name="T3">p</text:span><text:span text:style-name="T9">e</text:span><text:span text:style-name="T14">n</text:span><text:span text:style-name="T2">d</text:span><text:span text:style-name="T8">e</text:span>n<text:span text:style-name="T1">t</text:span><text:span text:style-name="T7"> </text:span>S<text:span text:style-name="T1">t</text:span><text:span text:style-name="T9">a</text:span>t<text:span text:style-name="T3">e</text:span><text:span text:style-name="T7">s</text:span>,<text:span text:style-name="T1"> </text:span><text:span text:style-name="T7">t</text:span><text:span text:style-name="T13">h</text:span><text:span text:style-name="T3">e</text:span><text:span text:style-name="T7">y</text:span> <text:span text:style-name="T2">h</text:span><text:span text:style-name="T8">a</text:span><text:span text:style-name="T12">v</text:span><text:span text:style-name="T3">e</text:span><text:span text:style-name="T7"> </text:span>f<text:span text:style-name="T1">u</text:span><text:span text:style-name="T7">l</text:span>l<text:span text:style-name="T1"> </text:span><text:span text:style-name="T7">P</text:span><text:span text:style-name="T13">o</text:span><text:span text:style-name="T1">w</text:span><text:span text:style-name="T8">e</text:span>r<text:span text:style-name="T1"> </text:span><text:span text:style-name="T7">t</text:span>o<text:span text:style-name="T1"> </text:span><text:span text:style-name="T7">l</text:span><text:span text:style-name="T13">e</text:span><text:span text:style-name="T3">v</text:span><text:span text:style-name="T7">y</text:span> <text:span text:style-name="T1">W</text:span><text:span text:style-name="T7">a</text:span>r<text:span text:style-name="T1">,</text:span><text:span text:style-name="T7"> </text:span><text:span text:style-name="T12">c</text:span><text:span text:style-name="T3">o</text:span><text:span text:style-name="T9">n</text:span><text:span text:style-name="T14">c</text:span><text:span text:style-name="T1">l</text:span><text:span text:style-name="T9">u</text:span><text:span text:style-name="T14">d</text:span><text:span text:style-name="T1">e</text:span><text:span text:style-name="T7"> </text:span>P<text:span text:style-name="T2">e</text:span><text:span text:style-name="T8">a</text:span><text:span text:style-name="T12">c</text:span><text:span text:style-name="T3">e</text:span><text:span text:style-name="T7">,</text:span> <text:span text:style-name="T4">c</text:span><text:span text:style-name="T8">o</text:span><text:span text:style-name="T13">n</text:span><text:span text:style-name="T1">t</text:span><text:span text:style-name="T7">r</text:span><text:span text:style-name="T14">a</text:span><text:span text:style-name="T1">c</text:span><text:span text:style-name="T7">t</text:span> <text:span text:style-name="T1">A</text:span><text:span text:style-name="T7">l</text:span>l<text:span text:style-name="T1">i</text:span><text:span text:style-name="T9">a</text:span><text:span text:style-name="T14">n</text:span><text:span text:style-name="T4">c</text:span><text:span text:style-name="T8">e</text:span>s<text:span text:style-name="T1">,</text:span><text:span text:style-name="T7"> </text:span><text:span text:style-name="T13">e</text:span><text:span text:style-name="T3">s</text:span><text:span text:style-name="T7">t</text:span><text:span text:style-name="T13">a</text:span><text:span text:style-name="T3">b</text:span><text:span text:style-name="T7">l</text:span>i<text:span text:style-name="T4">s</text:span><text:span text:style-name="T8">h</text:span> <text:span text:style-name="T1">C</text:span><text:span text:style-name="T9">o</text:span>m<text:span text:style-name="T1">m</text:span><text:span text:style-name="T8">e</text:span>r<text:span text:style-name="T4">c</text:span><text:span text:style-name="T8">e</text:span>,<text:span text:style-name="T1"> </text:span><text:span text:style-name="T9">a</text:span><text:span text:style-name="T14">n</text:span><text:span text:style-name="T1">d</text:span><text:span text:style-name="T7"> </text:span>t<text:span text:style-name="T1">o</text:span><text:span text:style-name="T7"> </text:span><text:span text:style-name="T13">d</text:span><text:span text:style-name="T3">o</text:span><text:span text:style-name="T7"> </text:span>a<text:span text:style-name="T1">l</text:span><text:span text:style-name="T7">l</text:span> <text:span text:style-name="T2">o</text:span><text:span text:style-name="T7">t</text:span><text:span text:style-name="T14">h</text:span><text:span text:style-name="T1">e</text:span><text:span text:style-name="T7">r</text:span> <text:span text:style-name="T1">A</text:span><text:span text:style-name="T10">c</text:span>t<text:span text:style-name="T3">s</text:span><text:span text:style-name="T7"> </text:span><text:span text:style-name="T13">a</text:span><text:span text:style-name="T3">n</text:span><text:span text:style-name="T7">d</text:span> <text:span text:style-name="T1">T</text:span><text:span text:style-name="T9">h</text:span>i<text:span text:style-name="T3">n</text:span><text:span text:style-name="T9">g</text:span><text:span text:style-name="T14">s</text:span><text:span text:style-name="T1"> </text:span><text:span text:style-name="T7">w</text:span><text:span text:style-name="T13">h</text:span><text:span text:style-name="T1">i</text:span><text:span text:style-name="T8">c</text:span>h<text:span text:style-name="T1"> </text:span><text:span text:style-name="T7">I</text:span><text:span text:style-name="T13">n</text:span><text:span text:style-name="T3">d</text:span><text:span text:style-name="T9">e</text:span><text:span text:style-name="T14">p</text:span><text:span text:style-name="T2">e</text:span><text:span text:style-name="T8">n</text:span><text:span text:style-name="T13">d</text:span><text:span text:style-name="T3">e</text:span><text:span text:style-name="T7">n</text:span>t<text:span text:style-name="T1"> </text:span><text:span text:style-name="T7">S</text:span>t<text:span text:style-name="T2">a</text:span><text:span text:style-name="T7">t</text:span><text:span text:style-name="T14">e</text:span><text:span text:style-name="T1">s</text:span><text:span text:style-name="T7"> </text:span>m<text:span text:style-name="T2">a</text:span><text:span text:style-name="T8">y</text:span> <text:span text:style-name="T1">o</text:span><text:span text:style-name="T7">f</text:span> <text:span text:style-name="T1">r</text:span><text:span text:style-name="T7">i</text:span><text:span text:style-name="T13">g</text:span><text:span text:style-name="T3">h</text:span><text:span text:style-name="T7">t</text:span> <text:span text:style-name="T2">d</text:span><text:span text:style-name="T8">o</text:span>.<text:span text:style-name="T1"> </text:span><text:span text:style-name="T7">A</text:span><text:span text:style-name="T13">n</text:span><text:span text:style-name="T3">d</text:span><text:span text:style-name="T7"> </text:span>f<text:span text:style-name="T1">o</text:span><text:span text:style-name="T7">r</text:span> <text:span text:style-name="T1">t</text:span><text:span text:style-name="T9">h</text:span><text:span text:style-name="T14">e</text:span><text:span text:style-name="T1"> </text:span><text:span text:style-name="T10">s</text:span><text:span text:style-name="T14">u</text:span><text:span text:style-name="T2">p</text:span><text:span text:style-name="T8">p</text:span>o<text:span text:style-name="T1">r</text:span><text:span text:style-name="T7">t</text:span> <text:span text:style-name="T1">o</text:span><text:span text:style-name="T7">f</text:span> <text:span text:style-name="T1">t</text:span><text:span text:style-name="T9">h</text:span>i<text:span text:style-name="T3">s</text:span><text:span text:style-name="T7"> </text:span>D<text:span text:style-name="T2">e</text:span><text:span text:style-name="T8">c</text:span>l<text:span text:style-name="T2">a</text:span><text:span text:style-name="T7">r</text:span><text:span text:style-name="T14">a</text:span><text:span text:style-name="T1">t</text:span><text:span text:style-name="T7">i</text:span><text:span text:style-name="T13">o</text:span><text:span text:style-name="T3">n</text:span><text:span text:style-name="T7">,</text:span> <text:span text:style-name="T1">w</text:span><text:span text:style-name="T7">i</text:span>t<text:span text:style-name="T1">h</text:span><text:span text:style-name="T7"> </text:span>a<text:span text:style-name="T1"> </text:span><text:span text:style-name="T7">f</text:span>i<text:span text:style-name="T1">r</text:span><text:span text:style-name="T7">m</text:span> <text:span text:style-name="T1">r</text:span><text:span text:style-name="T9">e</text:span>l<text:span text:style-name="T1">i</text:span><text:span text:style-name="T8">a</text:span><text:span text:style-name="T13">n</text:span><text:span text:style-name="T3">c</text:span><text:span text:style-name="T7">e</text:span> <text:span text:style-name="T2">o</text:span><text:span text:style-name="T8">n</text:span> <text:span text:style-name="T1">t</text:span><text:span text:style-name="T9">h</text:span><text:span text:style-name="T14">e</text:span><text:span text:style-name="T1"> </text:span><text:span text:style-name="T9">p</text:span>r<text:span text:style-name="T3">o</text:span><text:span text:style-name="T7">t</text:span><text:span text:style-name="T13">e</text:span><text:span text:style-name="T3">c</text:span><text:span text:style-name="T7">t</text:span>i<text:span text:style-name="T2">o</text:span><text:span text:style-name="T8">n</text:span> <text:span text:style-name="T1">o</text:span><text:span text:style-name="T7">f</text:span> <text:span text:style-name="T2">d</text:span><text:span text:style-name="T7">i</text:span><text:span text:style-name="T14">v</text:span><text:span text:style-name="T1">i</text:span><text:span text:style-name="T9">n</text:span><text:span text:style-name="T14">e</text:span><text:span text:style-name="T1"> </text:span><text:span text:style-name="T7">P</text:span>r<text:span text:style-name="T2">o</text:span><text:span text:style-name="T8">v</text:span>i<text:span text:style-name="T2">d</text:span><text:span text:style-name="T8">e</text:span><text:span text:style-name="T13">n</text:span><text:span text:style-name="T3">c</text:span><text:span text:style-name="T7">e</text:span>,<text:span text:style-name="T1"> </text:span><text:span text:style-name="T7">w</text:span>e<text:span text:style-name="T1"> </text:span><text:span text:style-name="T7">m</text:span><text:span text:style-name="T13">u</text:span><text:span text:style-name="T1">t</text:span><text:span text:style-name="T8">u</text:span><text:span text:style-name="T13">a</text:span><text:span text:style-name="T1">l</text:span><text:span text:style-name="T7">l</text:span><text:span text:style-name="T14">y</text:span><text:span text:style-name="T1"> </text:span><text:span text:style-name="T9">p</text:span>l<text:span text:style-name="T3">e</text:span><text:span text:style-name="T9">d</text:span><text:span text:style-name="T14">g</text:span><text:span text:style-name="T1">e</text:span><text:span text:style-name="T7"> </text:span>t<text:span text:style-name="T1">o</text:span><text:span text:style-name="T7"> </text:span><text:span text:style-name="T13">e</text:span><text:span text:style-name="T3">a</text:span><text:span text:style-name="T10">c</text:span><text:span text:style-name="T14">h</text:span><text:span text:style-name="T1"> </text:span><text:span text:style-name="T9">o</text:span>t<text:span text:style-name="T3">h</text:span><text:span text:style-name="T7">e</text:span>r<text:span text:style-name="T1"> </text:span><text:span text:style-name="T9">o</text:span><text:span text:style-name="T14">u</text:span><text:span text:style-name="T1">r</text:span><text:span text:style-name="T7"> </text:span>L<text:span text:style-name="T1">i</text:span><text:span text:style-name="T10">v</text:span><text:span text:style-name="T14">e</text:span><text:span text:style-name="T1">s</text:span><text:span text:style-name="T7">,</text:span> <text:span text:style-name="T2">o</text:span><text:span text:style-name="T8">u</text:span>r<text:span text:style-name="T1"> </text:span><text:span text:style-name="T7">F</text:span><text:span text:style-name="T13">o</text:span><text:span text:style-name="T1">r</text:span><text:span text:style-name="T7">t</text:span><text:span text:style-name="T14">u</text:span><text:span text:style-name="T2">n</text:span><text:span text:style-name="T8">e</text:span>s<text:span text:style-name="T1"> </text:span><text:span text:style-name="T9">a</text:span><text:span text:style-name="T14">n</text:span><text:span text:style-name="T1">d</text:span><text:span text:style-name="T7"> </text:span><text:span text:style-name="T13">o</text:span><text:span text:style-name="T3">u</text:span><text:span text:style-name="T7">r</text:span> <text:span text:style-name="T4">s</text:span><text:span text:style-name="T8">a</text:span><text:span text:style-name="T12">c</text:span><text:span text:style-name="T1">r</text:span><text:span text:style-name="T8">e</text:span>d<text:span text:style-name="T1"> </text:span><text:span text:style-name="T7">H</text:span><text:span text:style-name="T13">o</text:span><text:span text:style-name="T3">n</text:span><text:span text:style-name="T7">o</text:span>r<text:span text:style-name="T1">.</text:span></text:p>
      <text:p text:style-name="P1"/>
      <text:p text:style-name="P2"><text:span text:style-name="T6">u</text:span><text:span text:style-name="T5">u</text:span><text:span text:style-name="T1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Alcock</meta:initial-creator>
    <meta:creation-date>2015-04-30T18:16:27.03</meta:creation-date>
    <meta:generator>OpenOffice/4.0.1$Win32 OpenOffice.org_project/401m5$Build-9714</meta:generator>
    <dc:date>2015-10-16T14:40:56.21</dc:date>
    <meta:editing-duration>P2DT6H53S</meta:editing-duration>
    <meta:editing-cycles>184</meta:editing-cycles>
    <meta:document-statistic meta:table-count="0" meta:image-count="0" meta:object-count="0" meta:page-count="3" meta:paragraph-count="33" meta:word-count="1324" meta:character-count="7993"/>
  </office:meta>
</office:document-meta>
</file>

<file path=Basic/Standard/Module1.xml><?xml version="1.0" encoding="utf-8"?>
<!DOCTYPE module  PUBLIC '-//OpenOffice.org//DTD OfficeDocument 1.0//EN'  'module.dtd'>
<script:module xmlns:script="http://openoffice.org/2000/script" script:name="Module1" script:language="StarBasic">Private dlg as Variant

Sub showDialog(text as String)
	dlg = CreateUnoDialog(DialogLibraries.Standard.MeasurementsDlg)
	edt = dlg.getControl("measurementsEdt")
	edt.setText(text)
	dlg.execute()	
End Sub

Sub separateRuns()
	Dim run As Integer
	oText = ThisComponent.Text
	oVC = thisComponent.CurrentController.getViewCursor
	oldCursor = oText.CreateTextCursorByRange(oVC)
	newCursor = oText.CreateTextCursorByRange(oVC)

	run = 0
	newCursor.collapseToStart(False)
	
	While oText.compareRegionEnds(newCursor, oldCursor) &lt;&gt; 0
		newCursor.goRight(1, True)
		newCursor.CharColor = &amp;H00000000 + run
		newCursor.collapseToEnd(False)
		run = run + 1
		If run = 3 Then run = 0
	Wend
	oVC.gotoRange(oldCursor, False)
End Sub

Sub unwatermark()
	setWidth(100)
End Sub

Sub watermarkNarrowWide()
	watermark(False)
End Sub

Sub watermarkWideNarrow()
	watermark(True)
End Sub

Function getPercent(c As String, wide As Boolean) As Integer
	Dim letters236 As String
	Dim letters212 As String
	
	letters236 = "abdeghnopqu"
	letters212 = "cksvxyz"

	If wide Then
		'getPercent = 104 'TNR
		getPercent = 107 'Arial
		Exit Function
	Else
		'getPercent = 97 'TNR
		If Instr(letters236, c) &lt;&gt; 0 Then
			getPercent = 95
			Exit Function
		Else
			getPercent = 94
			Exit Function
		End If
	End If
	getPercent = 0
End Function

Sub watermark(wide As Boolean)
	Dim inside As Boolean
	Dim count As Integer
	Dim c As String
	Dim bits As Integer
	Dim letters As String

	oText = ThisComponent.Text
	oVC = thisComponent.CurrentController.getViewCursor
	oldCursor = oText.CreateTextCursorByRange(oVC)
	newCursor = oText.CreateTextCursorByRange(oVC)
	prevCursor =oText.CreateTextCursorByRange(oVC)
	prevLetter = ""

	'These are values for Times New Roman 12
	'letters = "bdghknopquvxy" 'TNR
	letters = "abcdeghknopqsuvxyz" 'Arial
	
	newCursor.collapseToStart(False)
	inside = False
	count = 0
	bits = 0
	
	While oText.compareRegionEnds(newCursor, oldCursor) &lt;&gt; 0
		newCursor.goRight(1, True)
		c = newCursor.getString()
		If c = " " Then
			inside = False
			count = 0
		Else
			inside = True
			
			pos = Instr(letters, c)
			If pos &lt;&gt; 0 Then
				letter = Mid(letters, pos, 1)
			Else
				letter = c &amp; " "
			End If
			If letter = c Then
				count = count + 1
				If count = 1 Then
					prevCursor.gotoRange(newCursor, False)
					prevLetter = letter
				Else
					If count = 2 Then
						prevCursor.CharScaleWidth = getPercent(prevLetter, wide)
						newCursor.CharScaleWidth = getPercent(c, not wide)
						count = 0
						bits = bits + 1
					End If
				End If
			End If
		End If
		newCursor.collapseToEnd(False)
	Wend
	oVC.gotoRange(oldCursor, False)
	MsgBox "Number of bits: " &amp; bits
End Sub

Sub getWidths()
	Dim scale As Integer
	Dim result As String
	
	For scale = 94 To 108
		result = result &amp; scale &amp; Chr(9)
	Next
	result = result &amp; Chr(10)
	
	For scale = 94 To 108
		setWidth(scale)
		result = result &amp; getWidth() &amp; Chr(9)
	Next
	result = result &amp; Chr(10)
	showDialog(result)
End Sub

Sub getAllWidths()
	Dim scale As Integer
	Dim result As String

	oText = ThisComponent.Text
	oVC = thisComponent.CurrentController.getViewCursor

	result = "Letter"	
	For scale = 94 To 108
		result = result &amp; Chr(9) &amp; scale
	Next
	result = result &amp; Chr(10)
	
	For c = Asc("a") to Asc("z")
		letter = Chr(c)
		result = result &amp; letter
		oVC.setString(letter)
		oVC.CharBackColor = &amp;H00ffffff
		For scale = 94 To 108
			setWidth(scale)
			result = result &amp; Chr(9) &amp; getWidth()
		Next
		result = result &amp; Chr(10)
	Next
	
	result = result &amp; Chr(10)
	showDialog(result)
End Sub

Sub testAllWidths()
	letters236 = "abdeghnopqu"
	letters212 = "cksvxyz"
	letters = letters236
	
	oText = ThisComponent.Text
	oVC = thisComponent.CurrentController.getViewCursor
	oldCursor = oText.CreateTextCursorByRange(oVC)
	
	normalWidth = getWidth()
	For iLeft = 1 To Len(letters)
			cLeft = Mid(letters, iLeft, 1)
		For iRight = 1 To Len(letters)
			cRight = Mid(letters, iRight, 1)
			oVC.setString(cLeft &amp; cRight)
			oVC.CharBackColor = &amp;H00ffffff

			leftCursor = oText.CreateTextCursorByRange(oVC)
			leftCursor.collapseToStart(False)
			leftCursor.goRight(1, True)
			
			rightCursor = oText.CreateTextCursorByRange(oVC)
			rightCursor.collapseToEnd(False)
			rightCursor.goLeft(1, True)

			leftCursor.CharBackColor = &amp;H00ff0000
			leftCursor.CharScaleWidth = getPercent(cLeft, False)
			rightCursor.CharBackColor = &amp;H0000ff00
			rightCursor.CharScaleWidth = getPercent(cRight, True)
			narrowWideWidth = getWidth()

			leftCursor.CharBackColor = &amp;H0000ff00
			leftCursor.CharScaleWidth = getPercent(cLeft, True)
			rightCursor.CharBackColor = &amp;H00ff0000
			rightCursor.CharScaleWidth = getPercent(cRight, False)
			wideNarrowWidth = getWidth()
			
			If (narrowWideWidth &lt;&gt; normalWidth Or wideNarrowWidth &lt;&gt; normalWidth) Then
				MsgBox "-+: " &amp; narrowWideWidth &amp; " ..: " &amp; normalWidth &amp; " +-: " &amp; wideNarrowWidth
			End If
			
		Next
	
	Next
End Sub

Sub setWidth(scale As Integer)
	oText = ThisComponent.Text
	oVC = thisComponent.CurrentController.getViewCursor
	cursor = oText.CreateTextCursorByRange(oVC)
	cursor.CharScaleWidth = scale
End Sub

Function getWidth() As Long
	Dim text As String
	Dim left As Long
	Dim right As Long
	Dim width As Long
	
	oText = ThisComponent.Text
	oVC = thisComponent.CurrentController.getViewCursor
	
	'This is the original position
	oldCursor = oText.CreateTextCursorByRange(oVC)
	newCursor = oText.CreateTextCursorByRange(oVC)
	
	newCursor.collapseToStart()
	oVC.gotoRange(newCursor, False)
	left = oVC.getPosition().X
	
	newCursor.gotoRange(oldCursor, False)
	newCursor.collapseToEnd()
	oVC.gotoRange(newCursor, False)
	right = oVC.getPosition().X

	oVC.gotoRange(oldCursor, False)
	width = right - left

	getWidth = width
End Function

Sub getPosition()
	Dim text As String
	Dim left As Long
	Dim right As Long
	Dim width As Long
	
	oText = ThisComponent.Text
	oVC = thisComponent.CurrentController.getViewCursor
	
	'This is the original position
	oldCursor = oText.CreateTextCursorByRange(oVC)
	newCursor = oText.CreateTextCursorByRange(oVC)
	
	text = getString()
	newCursor.collapseToStart()
	oVC.gotoRange(newCursor, False)
	left = oVC.getPosition().X
	
	newCursor.gotoRange(oldCursor, False)
	newCursor.collapseToEnd()
	oVC.gotoRange(newCursor, False)
	right = oVC.getPosition().X

	oVC.gotoRange(oldCursor, False)
	width = right - left
	
	MsgBox "Text: " &amp; Chr(34) &amp; text &amp; Chr(34) &amp; Chr(10) &amp;_
			"Right: " &amp; right &amp; Chr(10) &amp;_
			"Left: " &amp; left &amp; Chr(10) &amp;_
			"Width: " &amp; width
End Sub

Function getString() as String
  Dim text as String
  
  oText = ThisComponent.Text
  oVC = thisComponent.getCurrentController.getViewCursor

  'This is the original position
  oldCursor = oText.CreateTextCursorByRange(oVC)
  newCursor = oText.CreateTextCursorByRange(oVC)
	
  'For first paragraph 
  newCursor.collapseToStart()
  newCursor.gotoEndOfParagraph(True)
  'oVC.gotoRange(newCursor, False)
  if oText.compareRegionEnds(newCursor, oldCursor) &gt; 0 then
 	text = text &amp; escape(newCursor.getString() &amp; Chr(13))
  else
    'Was not to end of paragraph
    text = text &amp; escape(oldCursor.getString())
	'MsgBox Chr(34) &amp; text &amp; Chr(34)
	'oVC.gotoRange(oldCursor, False)
	getString = text
    exit function
  end if

  do while True
    'Also have to check beginning because just skipped over \r
  	newCursor.gotoNextParagraph(False)
	if oText.compareRegionEnds(newCursor, oldCursor) &lt;= 0 then
	  'Quit after skipping over cr
	  'MsgBox Chr(34) &amp; text &amp; Chr(34)
  	  'oVC.gotoRange(oldCursor, False)
  	  getString = text
	  exit function
	end if
    newCursor.gotoEndOfParagraph(True)

    if oText.compareRegionEnds(newCursor, oldCursor) &gt; 0 then
	    'oVC.gotoRange(newCursor, False)
	    text = text &amp; escape(newCursor.getString() &amp; Chr(13))
	else
      newCursor.gotoRange(oldCursor, False)
      newCursor.collapseToEnd()
	  newCursor.gotoStartOfParagraph(True)      
	  'oVC.gotoRange(newCursor, False)
	  text = text &amp; escape(newCursor.getString())
	  'MsgBox Chr(34) &amp; text &amp; Chr(34)
  	  'oVC.gotoRange(oldCursor, False)
  	  getString = text
	  exit function
  	end if
  loop
End Function 

Function Escape(inText As String) As String
	Dim outText As String
	Dim c As String
	
	For i = 1 To Len(inText)
		c = Mid(inText, i, 1)
		If c = Chr$(10) Then
			outText = outText &amp; "\n"
		Else
			If c = Chr$(13) Then
				outText = outText &amp; "\r"
			Else
				outText = outText &amp; c
			End If
		End If
	Next
	Escape = outT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MeasurementsDlg.xml><?xml version="1.0" encoding="utf-8"?>
<!DOCTYPE window  PUBLIC '-//OpenOffice.org//DTD OfficeDocument 1.0//EN'  'dialog.dtd'>
<dlg:window xmlns:dlg="http://openoffice.org/2000/dialog" xmlns:script="http://openoffice.org/2000/script" dlg:id="measurementsDlg" dlg:left="159" dlg:top="113" dlg:width="200" dlg:height="150" dlg:closeable="true" dlg:moveable="true" dlg:title="Measurements">
  <dlg:bulletinboard>
    <dlg:textfield dlg:id="measurementsEdt" dlg:tab-index="0" dlg:left="5" dlg:top="5" dlg:width="190" dlg:height="140" dlg:hscroll="true" dlg:v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MeasurementsDl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